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3ba5ee"/>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15026c" officeooo:paragraph-rsid="00388839"/>
    </style:style>
    <style:style style:name="P5" style:family="paragraph" style:parent-style-name="Text_20_body">
      <style:text-properties fo:language="en" fo:country="US" officeooo:paragraph-rsid="00388839"/>
    </style:style>
    <style:style style:name="P6" style:family="paragraph" style:parent-style-name="Text_20_body">
      <style:text-properties fo:language="en" fo:country="US" fo:font-style="italic" officeooo:rsid="00a01a77" officeooo:paragraph-rsid="003ba5ee" style:font-style-asian="italic" style:font-style-complex="italic"/>
    </style:style>
    <style:style style:name="P7" style:family="paragraph" style:parent-style-name="Text_20_body">
      <style:text-properties fo:language="en" fo:country="US" fo:font-style="italic" officeooo:rsid="00a4c882" officeooo:paragraph-rsid="003ba5ee" style:font-style-asian="italic" style:font-style-complex="italic"/>
    </style:style>
    <style:style style:name="P8" style:family="paragraph" style:parent-style-name="Text_20_body">
      <style:paragraph-properties fo:text-align="start" style:justify-single-word="false"/>
      <style:text-properties fo:language="en" fo:country="US" fo:font-style="italic" officeooo:rsid="009c9ab2" officeooo:paragraph-rsid="003ba5ee" style:font-style-asian="italic" style:font-style-complex="italic"/>
    </style:style>
    <style:style style:name="P9" style:family="paragraph" style:parent-style-name="Text_20_body">
      <style:text-properties fo:language="en" fo:country="US" fo:font-style="italic" officeooo:rsid="009c9ab2" officeooo:paragraph-rsid="003ba5ee" style:font-style-asian="italic" style:font-style-complex="italic"/>
    </style:style>
    <style:style style:name="P10" style:family="paragraph" style:parent-style-name="Text_20_body">
      <style:paragraph-properties fo:text-align="start" style:justify-single-word="false"/>
      <style:text-properties fo:language="en" fo:country="US" fo:font-style="italic" officeooo:rsid="00b2a974" officeooo:paragraph-rsid="003ba5ee" style:font-style-asian="italic" style:font-style-complex="italic"/>
    </style:style>
    <style:style style:name="P11" style:family="paragraph" style:parent-style-name="Text_20_body">
      <style:text-properties fo:language="cs" fo:country="CZ"/>
    </style:style>
    <style:style style:name="P12" style:family="paragraph" style:parent-style-name="Text_20_body">
      <style:text-properties fo:language="cs" fo:country="CZ" officeooo:rsid="0015026c" officeooo:paragraph-rsid="00388839"/>
    </style:style>
    <style:style style:name="P13" style:family="paragraph" style:parent-style-name="Text_20_body">
      <style:text-properties fo:language="cs" fo:country="CZ" officeooo:paragraph-rsid="00388839"/>
    </style:style>
    <style:style style:name="P14" style:family="paragraph" style:parent-style-name="Text_20_body">
      <style:text-properties fo:language="cs" fo:country="CZ" officeooo:paragraph-rsid="003968be"/>
    </style:style>
    <style:style style:name="P15" style:family="paragraph" style:parent-style-name="Text_20_body">
      <style:paragraph-properties fo:text-align="start" style:justify-single-word="false"/>
      <style:text-properties fo:language="cs" fo:country="CZ" officeooo:rsid="004a9516" officeooo:paragraph-rsid="003ba5ee"/>
    </style:style>
    <style:style style:name="P16" style:family="paragraph" style:parent-style-name="Text_20_body">
      <style:text-properties fo:language="cs" fo:country="CZ" fo:font-style="italic" officeooo:rsid="00a4c882" officeooo:paragraph-rsid="003ba5ee" style:font-style-asian="italic" style:font-style-complex="italic"/>
    </style:style>
    <style:style style:name="P17" style:family="paragraph" style:parent-style-name="Text_20_body">
      <style:text-properties fo:language="cs" fo:country="CZ" fo:font-style="italic" officeooo:rsid="00a79ad2" officeooo:paragraph-rsid="003ba5ee" style:font-style-asian="italic" style:font-style-complex="italic"/>
    </style:style>
    <style:style style:name="P18" style:family="paragraph" style:parent-style-name="Text_20_body">
      <style:text-properties fo:language="cs" fo:country="CZ" fo:font-style="italic" officeooo:rsid="00bcadc9" officeooo:paragraph-rsid="003ba5ee" style:font-style-asian="italic" style:font-style-complex="italic"/>
    </style:style>
    <style:style style:name="P19" style:family="paragraph" style:parent-style-name="Text_20_body">
      <style:text-properties fo:language="cs" fo:country="CZ" fo:font-style="italic" officeooo:rsid="00aac2f4" officeooo:paragraph-rsid="003ba5ee" style:font-style-asian="italic" style:font-style-complex="italic"/>
    </style:style>
    <style:style style:name="P20" style:family="paragraph" style:parent-style-name="Text_20_body">
      <style:text-properties fo:language="cs" fo:country="CZ" fo:font-style="italic" officeooo:rsid="00bb0d6a" officeooo:paragraph-rsid="003ba5ee" style:font-style-asian="italic" style:font-style-complex="italic"/>
    </style:style>
    <style:style style:name="P21" style:family="paragraph" style:parent-style-name="Text_20_body">
      <style:paragraph-properties fo:text-align="start" style:justify-single-word="false"/>
      <style:text-properties fo:language="cs" fo:country="CZ" fo:font-style="italic" officeooo:rsid="00b90a7b" officeooo:paragraph-rsid="003ba5ee" style:font-style-asian="italic" style:font-style-complex="italic"/>
    </style:style>
    <style:style style:name="P22" style:family="paragraph" style:parent-style-name="Text_20_body">
      <style:paragraph-properties fo:text-align="start" style:justify-single-word="false"/>
      <style:text-properties fo:language="cs" fo:country="CZ" fo:font-style="italic" officeooo:rsid="00baa537" officeooo:paragraph-rsid="003ba5ee" style:font-style-asian="italic" style:font-style-complex="italic"/>
    </style:style>
    <style:style style:name="P23" style:family="paragraph" style:parent-style-name="Text_20_body">
      <style:paragraph-properties fo:text-align="start" style:justify-single-word="false"/>
      <style:text-properties fo:language="cs" fo:country="CZ" fo:font-style="italic" officeooo:rsid="00bbb523" officeooo:paragraph-rsid="003ba5ee" style:font-style-asian="italic" style:font-style-complex="italic"/>
    </style:style>
    <style:style style:name="P24" style:family="paragraph" style:parent-style-name="Text_20_body">
      <style:paragraph-properties fo:text-align="start" style:justify-single-word="false"/>
      <style:text-properties fo:language="cs" fo:country="CZ" fo:font-style="italic" officeooo:rsid="00bca6ad" officeooo:paragraph-rsid="003ba5ee" style:font-style-asian="italic" style:font-style-complex="italic"/>
    </style:style>
    <style:style style:name="P25" style:family="paragraph" style:parent-style-name="Text_20_body">
      <style:paragraph-properties fo:text-align="start" style:justify-single-word="false"/>
      <style:text-properties fo:language="cs" fo:country="CZ" fo:font-style="italic" officeooo:rsid="00bd61c0" officeooo:paragraph-rsid="003ba5ee" style:font-style-asian="italic" style:font-style-complex="italic"/>
    </style:style>
    <style:style style:name="P26" style:family="paragraph" style:parent-style-name="Text_20_body">
      <style:paragraph-properties fo:text-align="start" style:justify-single-word="false"/>
      <style:text-properties fo:language="cs" fo:country="CZ" fo:font-style="italic" officeooo:rsid="00bed9a9" officeooo:paragraph-rsid="003ba5ee" style:font-style-asian="italic" style:font-style-complex="italic"/>
    </style:style>
    <style:style style:name="P27" style:family="paragraph" style:parent-style-name="Text_20_body">
      <style:paragraph-properties fo:text-align="start" style:justify-single-word="false"/>
      <style:text-properties fo:language="cs" fo:country="CZ" fo:font-style="italic" fo:font-weight="bold" officeooo:rsid="00bed9a9" officeooo:paragraph-rsid="003ba5ee" style:font-style-asian="italic" style:font-weight-asian="bold" style:font-style-complex="italic" style:font-weight-complex="bold"/>
    </style:style>
    <style:style style:name="P28" style:family="paragraph" style:parent-style-name="Text_20_body">
      <style:paragraph-properties fo:text-align="start" style:justify-single-word="false"/>
      <style:text-properties fo:language="cs" fo:country="CZ" fo:font-style="italic" fo:font-weight="normal" officeooo:rsid="0064b4d3" officeooo:paragraph-rsid="003ba5ee" style:font-style-asian="italic" style:font-weight-asian="normal" style:font-style-complex="italic" style:font-weight-complex="normal"/>
    </style:style>
    <style:style style:name="P29" style:family="paragraph" style:parent-style-name="Text_20_body">
      <style:paragraph-properties fo:text-align="start" style:justify-single-word="false"/>
      <style:text-properties fo:language="cs" fo:country="CZ" fo:font-style="normal" officeooo:rsid="00b90a7b" officeooo:paragraph-rsid="003ba5ee" style:font-style-asian="normal" style:font-style-complex="normal"/>
    </style:style>
    <style:style style:name="P30" style:family="paragraph" style:parent-style-name="Text_20_body">
      <style:paragraph-properties fo:text-align="start" style:justify-single-word="false"/>
      <style:text-properties fo:language="cs" fo:country="CZ" fo:font-style="normal" officeooo:rsid="00b96689" officeooo:paragraph-rsid="003ba5ee" style:font-style-asian="normal" style:font-style-complex="normal"/>
    </style:style>
    <style:style style:name="P31" style:family="paragraph" style:parent-style-name="Text_20_body">
      <style:paragraph-properties fo:text-align="start" style:justify-single-word="false"/>
      <style:text-properties fo:language="cs" fo:country="CZ" fo:font-style="normal" officeooo:rsid="00bed9a9" officeooo:paragraph-rsid="003ba5ee" style:font-style-asian="normal" style:font-style-complex="normal"/>
    </style:style>
    <style:style style:name="P32" style:family="paragraph" style:parent-style-name="Text_20_body">
      <style:text-properties officeooo:rsid="001d0757" officeooo:paragraph-rsid="001d0757"/>
    </style:style>
    <style:style style:name="P33" style:family="paragraph" style:parent-style-name="Text_20_body">
      <style:text-properties officeooo:rsid="00218578" officeooo:paragraph-rsid="00218578"/>
    </style:style>
    <style:style style:name="P34" style:family="paragraph" style:parent-style-name="Text_20_body">
      <style:text-properties officeooo:rsid="0023033b" officeooo:paragraph-rsid="0023033b"/>
    </style:style>
    <style:style style:name="P35" style:family="paragraph" style:parent-style-name="Text_20_body">
      <style:text-properties officeooo:rsid="00263d00" officeooo:paragraph-rsid="00263d00"/>
    </style:style>
    <style:style style:name="P36" style:family="paragraph" style:parent-style-name="Text_20_body">
      <style:text-properties officeooo:rsid="00278c76" officeooo:paragraph-rsid="00278c76"/>
    </style:style>
    <style:style style:name="P37" style:family="paragraph" style:parent-style-name="Text_20_body">
      <style:text-properties officeooo:rsid="0029f7e2" officeooo:paragraph-rsid="0029f7e2"/>
    </style:style>
    <style:style style:name="P38" style:family="paragraph" style:parent-style-name="Text_20_body">
      <style:text-properties officeooo:rsid="0030405e" officeooo:paragraph-rsid="0030405e"/>
    </style:style>
    <style:style style:name="P39" style:family="paragraph" style:parent-style-name="Text_20_body">
      <style:text-properties officeooo:rsid="00323af3" officeooo:paragraph-rsid="00323af3"/>
    </style:style>
    <style:style style:name="P40" style:family="paragraph" style:parent-style-name="Text_20_body">
      <style:text-properties officeooo:rsid="00329672" officeooo:paragraph-rsid="00329672"/>
    </style:style>
    <style:style style:name="P41" style:family="paragraph" style:parent-style-name="Text_20_body">
      <style:text-properties officeooo:rsid="0016896f" officeooo:paragraph-rsid="00388839"/>
    </style:style>
    <style:style style:name="P42" style:family="paragraph" style:parent-style-name="Text_20_body">
      <style:text-properties officeooo:rsid="0018584e" officeooo:paragraph-rsid="00388839"/>
    </style:style>
    <style:style style:name="P43" style:family="paragraph" style:parent-style-name="Text_20_body">
      <style:text-properties officeooo:paragraph-rsid="00388839"/>
    </style:style>
    <style:style style:name="P44" style:family="paragraph" style:parent-style-name="Text_20_body">
      <style:text-properties officeooo:rsid="00397447" officeooo:paragraph-rsid="003968be"/>
    </style:style>
    <style:style style:name="P45" style:family="paragraph" style:parent-style-name="Text_20_body">
      <style:text-properties officeooo:rsid="00722b7f" officeooo:paragraph-rsid="003968be"/>
    </style:style>
    <style:style style:name="P46" style:family="paragraph" style:parent-style-name="Text_20_body">
      <style:text-properties officeooo:rsid="0074520f" officeooo:paragraph-rsid="003968be"/>
    </style:style>
    <style:style style:name="P47" style:family="paragraph" style:parent-style-name="Text_20_body">
      <style:text-properties officeooo:rsid="00746686" officeooo:paragraph-rsid="003968be"/>
    </style:style>
    <style:style style:name="P48" style:family="paragraph" style:parent-style-name="Text_20_body">
      <style:text-properties officeooo:rsid="007f32dd" officeooo:paragraph-rsid="003968be"/>
    </style:style>
    <style:style style:name="P49" style:family="paragraph" style:parent-style-name="Text_20_body">
      <style:text-properties officeooo:rsid="0075e6c8" officeooo:paragraph-rsid="003968be"/>
    </style:style>
    <style:style style:name="P50" style:family="paragraph" style:parent-style-name="Text_20_body">
      <style:text-properties fo:font-weight="bold" officeooo:rsid="0075e6c8" officeooo:paragraph-rsid="003968be" style:font-weight-asian="bold" style:font-weight-complex="bold"/>
    </style:style>
    <style:style style:name="P51" style:family="paragraph" style:parent-style-name="Text_20_body">
      <style:text-properties fo:font-weight="bold" officeooo:rsid="0022ca0d" officeooo:paragraph-rsid="003ba5ee" style:font-weight-asian="bold" style:font-weight-complex="bold"/>
    </style:style>
    <style:style style:name="P52" style:family="paragraph" style:parent-style-name="Text_20_body">
      <style:text-properties officeooo:rsid="0066cc96" officeooo:paragraph-rsid="003968be"/>
    </style:style>
    <style:style style:name="P53" style:family="paragraph" style:parent-style-name="Text_20_body">
      <style:text-properties officeooo:rsid="00675d4c" officeooo:paragraph-rsid="003968be"/>
    </style:style>
    <style:style style:name="P54" style:family="paragraph" style:parent-style-name="Text_20_body">
      <style:text-properties officeooo:rsid="006a76e1" officeooo:paragraph-rsid="003968be"/>
    </style:style>
    <style:style style:name="P55" style:family="paragraph" style:parent-style-name="Text_20_body">
      <style:text-properties officeooo:rsid="00517e00" officeooo:paragraph-rsid="003968be"/>
    </style:style>
    <style:style style:name="P56" style:family="paragraph" style:parent-style-name="Text_20_body">
      <style:text-properties fo:font-style="italic" officeooo:rsid="00517e00" officeooo:paragraph-rsid="003968be" style:font-style-asian="italic" style:font-style-complex="italic"/>
    </style:style>
    <style:style style:name="P57" style:family="paragraph" style:parent-style-name="Text_20_body">
      <style:paragraph-properties fo:text-align="start" style:justify-single-word="false"/>
      <style:text-properties fo:font-style="italic" officeooo:paragraph-rsid="003ba5ee" style:font-style-asian="italic" style:font-style-complex="italic"/>
    </style:style>
    <style:style style:name="P58" style:family="paragraph" style:parent-style-name="Text_20_body">
      <style:paragraph-properties fo:text-align="start" style:justify-single-word="false"/>
      <style:text-properties fo:font-style="italic" officeooo:rsid="00427f54" officeooo:paragraph-rsid="003ba5ee" style:font-style-asian="italic" style:font-style-complex="italic"/>
    </style:style>
    <style:style style:name="P59" style:family="paragraph" style:parent-style-name="Text_20_body">
      <style:paragraph-properties fo:text-align="start" style:justify-single-word="false"/>
      <style:text-properties fo:font-style="italic" officeooo:rsid="00483e0d" officeooo:paragraph-rsid="003ba5ee" style:font-style-asian="italic" style:font-style-complex="italic"/>
    </style:style>
    <style:style style:name="P60" style:family="paragraph" style:parent-style-name="Text_20_body">
      <style:paragraph-properties fo:text-align="start" style:justify-single-word="false"/>
      <style:text-properties fo:font-style="italic" officeooo:rsid="0037c821" officeooo:paragraph-rsid="003ba5ee" style:font-style-asian="italic" style:font-style-complex="italic"/>
    </style:style>
    <style:style style:name="P61" style:family="paragraph" style:parent-style-name="Text_20_body">
      <style:paragraph-properties fo:text-align="start" style:justify-single-word="false"/>
      <style:text-properties fo:font-style="italic" officeooo:rsid="007e3ff1" officeooo:paragraph-rsid="003ba5ee" style:font-style-asian="italic" style:font-style-complex="italic"/>
    </style:style>
    <style:style style:name="P62" style:family="paragraph" style:parent-style-name="Text_20_body">
      <style:text-properties fo:font-style="italic" officeooo:rsid="00a2f6ea" officeooo:paragraph-rsid="003ba5ee" style:font-style-asian="italic" style:font-style-complex="italic"/>
    </style:style>
    <style:style style:name="P63" style:family="paragraph" style:parent-style-name="Text_20_body">
      <style:text-properties fo:font-style="italic" officeooo:rsid="009c77ce" officeooo:paragraph-rsid="003ba5ee" style:font-style-asian="italic" style:font-style-complex="italic"/>
    </style:style>
    <style:style style:name="P64" style:family="paragraph" style:parent-style-name="Text_20_body">
      <style:text-properties fo:font-style="italic" officeooo:rsid="009c9ab2" officeooo:paragraph-rsid="003ba5ee" style:font-style-asian="italic" style:font-style-complex="italic"/>
    </style:style>
    <style:style style:name="P65" style:family="paragraph" style:parent-style-name="Text_20_body">
      <style:text-properties fo:font-style="italic" officeooo:rsid="00a4c882" officeooo:paragraph-rsid="003ba5ee" style:font-style-asian="italic" style:font-style-complex="italic"/>
    </style:style>
    <style:style style:name="P66" style:family="paragraph" style:parent-style-name="Text_20_body">
      <style:text-properties fo:font-style="italic" officeooo:rsid="00b2a974" officeooo:paragraph-rsid="003ba5ee" style:font-style-asian="italic" style:font-style-complex="italic"/>
    </style:style>
    <style:style style:name="P67" style:family="paragraph" style:parent-style-name="Text_20_body">
      <style:paragraph-properties fo:text-align="start" style:justify-single-word="false"/>
      <style:text-properties fo:font-style="italic" officeooo:rsid="00bd61c0" officeooo:paragraph-rsid="003ba5ee" style:font-style-asian="italic" style:font-style-complex="italic"/>
    </style:style>
    <style:style style:name="P68" style:family="paragraph" style:parent-style-name="Text_20_body">
      <style:paragraph-properties fo:text-align="start" style:justify-single-word="false"/>
      <style:text-properties fo:font-style="italic" officeooo:rsid="00bed9a9" officeooo:paragraph-rsid="003ba5ee" style:font-style-asian="italic" style:font-style-complex="italic"/>
    </style:style>
    <style:style style:name="P69" style:family="paragraph" style:parent-style-name="Text_20_body">
      <style:paragraph-properties fo:text-align="start" style:justify-single-word="false"/>
      <style:text-properties fo:font-style="italic" officeooo:rsid="00c023ba" officeooo:paragraph-rsid="003ba5ee" style:font-style-asian="italic" style:font-style-complex="italic"/>
    </style:style>
    <style:style style:name="P70" style:family="paragraph" style:parent-style-name="Text_20_body">
      <style:paragraph-properties fo:text-align="start" style:justify-single-word="false"/>
      <style:text-properties fo:font-style="italic" officeooo:rsid="00c1a310" officeooo:paragraph-rsid="003ba5ee" style:font-style-asian="italic" style:font-style-complex="italic"/>
    </style:style>
    <style:style style:name="P71" style:family="paragraph" style:parent-style-name="Text_20_body">
      <style:paragraph-properties fo:text-align="start" style:justify-single-word="false"/>
      <style:text-properties fo:font-style="italic" officeooo:rsid="00c2d3a3" officeooo:paragraph-rsid="003ba5ee" style:font-style-asian="italic" style:font-style-complex="italic"/>
    </style:style>
    <style:style style:name="P72" style:family="paragraph" style:parent-style-name="Text_20_body">
      <style:paragraph-properties fo:text-align="start" style:justify-single-word="false"/>
      <style:text-properties fo:font-style="italic" officeooo:rsid="00ca5b5e" officeooo:paragraph-rsid="003ba5ee" style:font-style-asian="italic" style:font-style-complex="italic"/>
    </style:style>
    <style:style style:name="P73" style:family="paragraph" style:parent-style-name="Text_20_body">
      <style:paragraph-properties fo:text-align="start" style:justify-single-word="false"/>
      <style:text-properties fo:font-style="italic" officeooo:rsid="00cb2ec6" officeooo:paragraph-rsid="003ba5ee" style:font-style-asian="italic" style:font-style-complex="italic"/>
    </style:style>
    <style:style style:name="P74" style:family="paragraph" style:parent-style-name="Text_20_body">
      <style:paragraph-properties fo:text-align="start" style:justify-single-word="false"/>
      <style:text-properties fo:font-style="italic" officeooo:rsid="00397568" officeooo:paragraph-rsid="003ba5ee" style:font-style-asian="italic" style:font-style-complex="italic"/>
    </style:style>
    <style:style style:name="P75" style:family="paragraph" style:parent-style-name="Text_20_body">
      <style:text-properties fo:font-style="italic" officeooo:rsid="00a455ec" officeooo:paragraph-rsid="003ba5ee" style:font-style-asian="italic" style:font-style-complex="italic"/>
    </style:style>
    <style:style style:name="P76" style:family="paragraph" style:parent-style-name="Text_20_body">
      <style:text-properties fo:font-style="italic" officeooo:rsid="00a53ba7" officeooo:paragraph-rsid="003ba5ee" style:font-style-asian="italic" style:font-style-complex="italic"/>
    </style:style>
    <style:style style:name="P77" style:family="paragraph" style:parent-style-name="Text_20_body">
      <style:text-properties fo:font-style="italic" officeooo:paragraph-rsid="003ba5ee" style:font-style-asian="italic" style:font-style-complex="italic"/>
    </style:style>
    <style:style style:name="P78" style:family="paragraph" style:parent-style-name="Text_20_body">
      <style:paragraph-properties fo:text-align="start" style:justify-single-word="false"/>
      <style:text-properties fo:font-style="italic" fo:font-weight="bold" officeooo:rsid="00483e0d" officeooo:paragraph-rsid="003ba5ee" style:font-style-asian="italic" style:font-weight-asian="bold" style:font-style-complex="italic" style:font-weight-complex="bold"/>
    </style:style>
    <style:style style:name="P79" style:family="paragraph" style:parent-style-name="Text_20_body">
      <style:paragraph-properties fo:text-align="start" style:justify-single-word="false"/>
      <style:text-properties fo:font-style="italic" fo:font-weight="bold" officeooo:rsid="00c1a310" officeooo:paragraph-rsid="003ba5ee" style:font-style-asian="italic" style:font-weight-asian="bold" style:font-style-complex="italic" style:font-weight-complex="bold"/>
    </style:style>
    <style:style style:name="P80" style:family="paragraph" style:parent-style-name="Text_20_body">
      <style:paragraph-properties fo:text-align="start" style:justify-single-word="false"/>
      <style:text-properties fo:font-style="italic" fo:font-weight="bold" officeooo:rsid="00c2d3a3" officeooo:paragraph-rsid="003ba5ee" style:font-style-asian="italic" style:font-weight-asian="bold" style:font-style-complex="italic" style:font-weight-complex="bold"/>
    </style:style>
    <style:style style:name="P81" style:family="paragraph" style:parent-style-name="Text_20_body">
      <style:text-properties officeooo:rsid="0054200d" officeooo:paragraph-rsid="003968be"/>
    </style:style>
    <style:style style:name="P82" style:family="paragraph" style:parent-style-name="Text_20_body">
      <style:text-properties officeooo:rsid="00556d84" officeooo:paragraph-rsid="003968be"/>
    </style:style>
    <style:style style:name="P83" style:family="paragraph" style:parent-style-name="Text_20_body">
      <style:text-properties officeooo:rsid="005fe0e4" officeooo:paragraph-rsid="003968be"/>
    </style:style>
    <style:style style:name="P84" style:family="paragraph" style:parent-style-name="Text_20_body">
      <style:text-properties officeooo:rsid="003e0354" officeooo:paragraph-rsid="003968be"/>
    </style:style>
    <style:style style:name="P85" style:family="paragraph" style:parent-style-name="Text_20_body">
      <style:text-properties officeooo:rsid="0088ca17" officeooo:paragraph-rsid="003968be"/>
    </style:style>
    <style:style style:name="P86" style:family="paragraph" style:parent-style-name="Text_20_body">
      <style:text-properties officeooo:rsid="0020303a" officeooo:paragraph-rsid="003968be"/>
    </style:style>
    <style:style style:name="P87" style:family="paragraph" style:parent-style-name="Text_20_body">
      <style:text-properties officeooo:rsid="00335642" officeooo:paragraph-rsid="003968be"/>
    </style:style>
    <style:style style:name="P88" style:family="paragraph" style:parent-style-name="Text_20_body">
      <style:text-properties officeooo:rsid="004283d3" officeooo:paragraph-rsid="003968be"/>
    </style:style>
    <style:style style:name="P89" style:family="paragraph" style:parent-style-name="Text_20_body">
      <style:text-properties officeooo:rsid="00459db8" officeooo:paragraph-rsid="003968be"/>
    </style:style>
    <style:style style:name="P90" style:family="paragraph" style:parent-style-name="Text_20_body">
      <style:text-properties officeooo:rsid="004907bf" officeooo:paragraph-rsid="003968be"/>
    </style:style>
    <style:style style:name="P91" style:family="paragraph" style:parent-style-name="Text_20_body">
      <style:text-properties officeooo:rsid="002a6be9" officeooo:paragraph-rsid="003968be"/>
    </style:style>
    <style:style style:name="P92" style:family="paragraph" style:parent-style-name="Text_20_body">
      <style:text-properties officeooo:rsid="002b1826" officeooo:paragraph-rsid="003968be"/>
    </style:style>
    <style:style style:name="P93" style:family="paragraph" style:parent-style-name="Text_20_body">
      <style:text-properties officeooo:rsid="002d035c" officeooo:paragraph-rsid="003968be"/>
    </style:style>
    <style:style style:name="P94" style:family="paragraph" style:parent-style-name="Text_20_body">
      <style:text-properties officeooo:rsid="004afcaf" officeooo:paragraph-rsid="003968be"/>
    </style:style>
    <style:style style:name="P95" style:family="paragraph" style:parent-style-name="Text_20_body">
      <style:text-properties officeooo:rsid="004cc06e" officeooo:paragraph-rsid="003968be"/>
    </style:style>
    <style:style style:name="P96" style:family="paragraph" style:parent-style-name="Text_20_body">
      <style:text-properties officeooo:rsid="004d114c" officeooo:paragraph-rsid="003968be"/>
    </style:style>
    <style:style style:name="P97" style:family="paragraph" style:parent-style-name="Text_20_body">
      <style:text-properties officeooo:rsid="002edda9" officeooo:paragraph-rsid="003968be"/>
    </style:style>
    <style:style style:name="P98" style:family="paragraph" style:parent-style-name="Text_20_body">
      <style:text-properties officeooo:rsid="00308cd6" officeooo:paragraph-rsid="003968be"/>
    </style:style>
    <style:style style:name="P99" style:family="paragraph" style:parent-style-name="Text_20_body">
      <style:text-properties officeooo:rsid="0036898f" officeooo:paragraph-rsid="003968be"/>
    </style:style>
    <style:style style:name="P100" style:family="paragraph" style:parent-style-name="Text_20_body">
      <style:text-properties officeooo:rsid="00383c97" officeooo:paragraph-rsid="003968be"/>
    </style:style>
    <style:style style:name="P101" style:family="paragraph" style:parent-style-name="Text_20_body">
      <style:text-properties officeooo:paragraph-rsid="003968be"/>
    </style:style>
    <style:style style:name="P102" style:family="paragraph" style:parent-style-name="Text_20_body">
      <style:text-properties officeooo:rsid="0091ded2" officeooo:paragraph-rsid="003ba5ee"/>
    </style:style>
    <style:style style:name="P103" style:family="paragraph" style:parent-style-name="Text_20_body">
      <style:text-properties officeooo:rsid="001e39ad" officeooo:paragraph-rsid="003ba5ee"/>
    </style:style>
    <style:style style:name="P104" style:family="paragraph" style:parent-style-name="Text_20_body">
      <style:text-properties officeooo:rsid="002007c1" officeooo:paragraph-rsid="003ba5ee"/>
    </style:style>
    <style:style style:name="P105" style:family="paragraph" style:parent-style-name="Text_20_body">
      <style:text-properties officeooo:rsid="00212900" officeooo:paragraph-rsid="003ba5ee"/>
    </style:style>
    <style:style style:name="P106" style:family="paragraph" style:parent-style-name="Text_20_body">
      <style:paragraph-properties fo:text-align="start" style:justify-single-word="false"/>
      <style:text-properties officeooo:rsid="0089856b" officeooo:paragraph-rsid="003ba5ee"/>
    </style:style>
    <style:style style:name="P107" style:family="paragraph" style:parent-style-name="Text_20_body">
      <style:paragraph-properties fo:text-align="start" style:justify-single-word="false"/>
      <style:text-properties officeooo:rsid="008dc7c9" officeooo:paragraph-rsid="003ba5ee"/>
    </style:style>
    <style:style style:name="P108" style:family="paragraph" style:parent-style-name="Text_20_body">
      <style:paragraph-properties fo:text-align="start" style:justify-single-word="false"/>
      <style:text-properties officeooo:rsid="008e491a" officeooo:paragraph-rsid="003ba5ee"/>
    </style:style>
    <style:style style:name="P109" style:family="paragraph" style:parent-style-name="Text_20_body">
      <style:text-properties officeooo:rsid="0022ca0d" officeooo:paragraph-rsid="003ba5ee"/>
    </style:style>
    <style:style style:name="P110" style:family="paragraph" style:parent-style-name="Text_20_body">
      <style:text-properties officeooo:rsid="0024b458" officeooo:paragraph-rsid="003ba5ee"/>
    </style:style>
    <style:style style:name="P111" style:family="paragraph" style:parent-style-name="Text_20_body">
      <style:paragraph-properties fo:text-align="start" style:justify-single-word="false"/>
      <style:text-properties officeooo:rsid="003016a8" officeooo:paragraph-rsid="003ba5ee"/>
    </style:style>
    <style:style style:name="P112" style:family="paragraph" style:parent-style-name="Text_20_body">
      <style:paragraph-properties fo:text-align="start" style:justify-single-word="false"/>
      <style:text-properties officeooo:rsid="00319738" officeooo:paragraph-rsid="003ba5ee"/>
    </style:style>
    <style:style style:name="P113" style:family="paragraph" style:parent-style-name="Text_20_body">
      <style:paragraph-properties fo:text-align="start" style:justify-single-word="false"/>
      <style:text-properties officeooo:rsid="0032e76f" officeooo:paragraph-rsid="003ba5ee"/>
    </style:style>
    <style:style style:name="P114" style:family="paragraph" style:parent-style-name="Text_20_body">
      <style:paragraph-properties fo:text-align="start" style:justify-single-word="false"/>
      <style:text-properties officeooo:rsid="00330e4e" officeooo:paragraph-rsid="003ba5ee"/>
    </style:style>
    <style:style style:name="P115" style:family="paragraph" style:parent-style-name="Text_20_body">
      <style:text-properties officeooo:rsid="0037c821" officeooo:paragraph-rsid="003ba5ee"/>
    </style:style>
    <style:style style:name="P116" style:family="paragraph" style:parent-style-name="Text_20_body">
      <style:text-properties officeooo:rsid="00d26b77" officeooo:paragraph-rsid="003ba5ee"/>
    </style:style>
    <style:style style:name="P117" style:family="paragraph" style:parent-style-name="Text_20_body">
      <style:text-properties officeooo:rsid="003cd457" officeooo:paragraph-rsid="003ba5ee"/>
    </style:style>
    <style:style style:name="P118" style:family="paragraph" style:parent-style-name="Text_20_body">
      <style:paragraph-properties fo:text-align="start" style:justify-single-word="false"/>
      <style:text-properties officeooo:rsid="00427f54" officeooo:paragraph-rsid="003ba5ee"/>
    </style:style>
    <style:style style:name="P119" style:family="paragraph" style:parent-style-name="Text_20_body">
      <style:text-properties officeooo:rsid="004710c7" officeooo:paragraph-rsid="003ba5ee"/>
    </style:style>
    <style:style style:name="P120" style:family="paragraph" style:parent-style-name="Text_20_body">
      <style:paragraph-properties fo:text-align="start" style:justify-single-word="false"/>
      <style:text-properties fo:font-style="normal" officeooo:rsid="00bed9a9" officeooo:paragraph-rsid="003ba5ee" style:font-style-asian="normal" style:font-style-complex="normal"/>
    </style:style>
    <style:style style:name="P121" style:family="paragraph" style:parent-style-name="Text_20_body">
      <style:paragraph-properties fo:text-align="start" style:justify-single-word="false"/>
      <style:text-properties fo:font-style="normal" officeooo:rsid="00cbd677" officeooo:paragraph-rsid="003ba5ee" style:font-style-asian="normal" style:font-style-complex="normal"/>
    </style:style>
    <style:style style:name="P122" style:family="paragraph" style:parent-style-name="Text_20_body">
      <style:paragraph-properties fo:text-align="start" style:justify-single-word="false"/>
      <style:text-properties fo:font-style="normal" officeooo:rsid="00c2d3a3" officeooo:paragraph-rsid="003ba5ee" style:font-style-asian="normal" style:font-style-complex="normal"/>
    </style:style>
    <style:style style:name="P123" style:family="paragraph" style:parent-style-name="Text_20_body">
      <style:paragraph-properties fo:text-align="start" style:justify-single-word="false"/>
      <style:text-properties fo:font-style="normal" officeooo:rsid="00812586" officeooo:paragraph-rsid="003ba5ee" style:font-style-asian="normal" style:font-style-complex="normal"/>
    </style:style>
    <style:style style:name="P124" style:family="paragraph" style:parent-style-name="Text_20_body">
      <style:paragraph-properties fo:text-align="start" style:justify-single-word="false"/>
      <style:text-properties fo:font-style="normal" fo:font-weight="bold" officeooo:rsid="00c2d3a3" officeooo:paragraph-rsid="003ba5ee" style:font-style-asian="normal" style:font-weight-asian="bold" style:font-style-complex="normal" style:font-weight-complex="bold"/>
    </style:style>
    <style:style style:name="P125" style:family="paragraph" style:parent-style-name="Text_20_body">
      <style:paragraph-properties fo:text-align="start" style:justify-single-word="false"/>
      <style:text-properties officeooo:rsid="003e7732" officeooo:paragraph-rsid="003ba5ee"/>
    </style:style>
    <style:style style:name="P126" style:family="paragraph" style:parent-style-name="Text_20_body">
      <style:text-properties officeooo:paragraph-rsid="003ba5ee"/>
    </style:style>
    <style:style style:name="P127" style:family="paragraph" style:parent-style-name="Heading_20_3">
      <style:text-properties officeooo:paragraph-rsid="003968be"/>
    </style:style>
    <style:style style:name="P128" style:family="paragraph" style:parent-style-name="Heading_20_3">
      <style:text-properties officeooo:paragraph-rsid="003ba5ee"/>
    </style:style>
    <style:style style:name="P129" style:family="paragraph" style:parent-style-name="Heading_20_2">
      <style:text-properties officeooo:paragraph-rsid="00388839"/>
    </style:style>
    <style:style style:name="P130" style:family="paragraph" style:parent-style-name="Heading_20_2">
      <style:text-properties officeooo:paragraph-rsid="003968be"/>
    </style:style>
    <style:style style:name="P131" style:family="paragraph" style:parent-style-name="Heading_20_2">
      <style:text-properties officeooo:paragraph-rsid="003ba5ee"/>
    </style:style>
    <style:style style:name="P132" style:family="paragraph" style:parent-style-name="Heading_20_1">
      <style:text-properties officeooo:paragraph-rsid="00388839"/>
    </style:style>
    <style:style style:name="P133" style:family="paragraph" style:parent-style-name="Heading_20_1">
      <style:text-properties officeooo:paragraph-rsid="003968be"/>
    </style:style>
    <style:style style:name="P134" style:family="paragraph" style:parent-style-name="Heading_20_1">
      <style:text-properties officeooo:paragraph-rsid="003ba5ee"/>
    </style:style>
    <style:style style:name="P135" style:family="paragraph" style:parent-style-name="Heading_20_1" style:master-page-name="Standard">
      <style:paragraph-properties fo:text-align="start" style:justify-single-word="false" style:page-number="auto"/>
      <style:text-properties officeooo:rsid="003717c2" officeooo:paragraph-rsid="003717c2"/>
    </style:style>
    <style:style style:name="P136" style:family="paragraph" style:parent-style-name="Text_20_body" style:list-style-name="L1">
      <style:text-properties officeooo:rsid="0023aa47" officeooo:paragraph-rsid="003968be"/>
    </style:style>
    <style:style style:name="P137" style:family="paragraph" style:parent-style-name="Text_20_body" style:list-style-name="L1">
      <style:text-properties officeooo:rsid="00240f85" officeooo:paragraph-rsid="003968be"/>
    </style:style>
    <style:style style:name="P138" style:family="paragraph" style:parent-style-name="Text_20_body" style:list-style-name="L1">
      <style:text-properties officeooo:rsid="00289905" officeooo:paragraph-rsid="003968be"/>
    </style:style>
    <style:style style:name="P139" style:family="paragraph" style:parent-style-name="Text_20_body" style:list-style-name="L1">
      <style:text-properties officeooo:rsid="00250df5" officeooo:paragraph-rsid="003968be"/>
    </style:style>
    <style:style style:name="P140" style:family="paragraph" style:parent-style-name="Text_20_body" style:list-style-name="L1">
      <style:text-properties officeooo:rsid="00268181" officeooo:paragraph-rsid="003968be"/>
    </style:style>
    <style:style style:name="P141" style:family="paragraph" style:parent-style-name="Text_20_body" style:list-style-name="L1">
      <style:text-properties officeooo:rsid="0025e5c3" officeooo:paragraph-rsid="003968be"/>
    </style:style>
    <style:style style:name="P142" style:family="paragraph" style:parent-style-name="Text_20_body" style:list-style-name="L1">
      <style:text-properties officeooo:rsid="0027f4ec" officeooo:paragraph-rsid="003968be"/>
    </style:style>
    <style:style style:name="P143" style:family="paragraph" style:parent-style-name="Text_20_body" style:list-style-name="L2">
      <style:text-properties officeooo:rsid="00459db8" officeooo:paragraph-rsid="003968be"/>
    </style:style>
    <style:style style:name="P144" style:family="paragraph" style:parent-style-name="Text_20_body" style:list-style-name="L3">
      <style:text-properties officeooo:rsid="004ad32a" officeooo:paragraph-rsid="003968be"/>
    </style:style>
    <style:style style:name="P145" style:family="paragraph" style:parent-style-name="Text_20_body" style:list-style-name="L3">
      <style:text-properties officeooo:rsid="004afcaf" officeooo:paragraph-rsid="003968be"/>
    </style:style>
    <style:style style:name="P146" style:family="paragraph" style:parent-style-name="Text_20_body" style:list-style-name="L4">
      <style:text-properties officeooo:rsid="00308cd6" officeooo:paragraph-rsid="003968be"/>
    </style:style>
    <style:style style:name="P147" style:family="paragraph" style:parent-style-name="Text_20_body">
      <style:text-properties officeooo:rsid="0091ded2" officeooo:paragraph-rsid="003ba5ee"/>
    </style:style>
    <style:style style:name="P148" style:family="paragraph" style:parent-style-name="Text_20_body">
      <style:text-properties officeooo:rsid="003c4ae9" officeooo:paragraph-rsid="003c4ae9"/>
    </style:style>
    <style:style style:name="T1" style:family="text">
      <style:text-properties fo:language="cs" fo:country="CZ"/>
    </style:style>
    <style:style style:name="T2" style:family="text">
      <style:text-properties fo:language="cs" fo:country="CZ" officeooo:rsid="0054ecf7"/>
    </style:style>
    <style:style style:name="T3" style:family="text">
      <style:text-properties fo:language="cs" fo:country="CZ" officeooo:rsid="005624a8"/>
    </style:style>
    <style:style style:name="T4" style:family="text">
      <style:text-properties fo:language="cs" fo:country="CZ" officeooo:rsid="00563224"/>
    </style:style>
    <style:style style:name="T5" style:family="text">
      <style:text-properties fo:language="cs" fo:country="CZ" officeooo:rsid="005738e4"/>
    </style:style>
    <style:style style:name="T6" style:family="text">
      <style:text-properties fo:language="cs" fo:country="CZ" officeooo:rsid="0058fc84"/>
    </style:style>
    <style:style style:name="T7" style:family="text">
      <style:text-properties fo:language="cs" fo:country="CZ" fo:font-style="italic" fo:font-weight="normal" officeooo:rsid="002c3f5c" style:font-style-asian="italic" style:font-weight-asian="normal" style:font-style-complex="italic" style:font-weight-complex="normal"/>
    </style:style>
    <style:style style:name="T8" style:family="text">
      <style:text-properties fo:language="cs" fo:country="CZ" officeooo:rsid="00a91d45"/>
    </style:style>
    <style:style style:name="T9" style:family="text">
      <style:text-properties fo:language="cs" fo:country="CZ" officeooo:rsid="009c77ce"/>
    </style:style>
    <style:style style:name="T10" style:family="text">
      <style:text-properties fo:language="cs" fo:country="CZ" officeooo:rsid="00a4c882"/>
    </style:style>
    <style:style style:name="T11" style:family="text">
      <style:text-properties fo:language="cs" fo:country="CZ" officeooo:rsid="00a5ebd2"/>
    </style:style>
    <style:style style:name="T12" style:family="text">
      <style:text-properties fo:language="cs" fo:country="CZ" officeooo:rsid="00aac2f4"/>
    </style:style>
    <style:style style:name="T13" style:family="text">
      <style:text-properties fo:language="cs" fo:country="CZ" officeooo:rsid="00ab2823"/>
    </style:style>
    <style:style style:name="T14" style:family="text">
      <style:text-properties fo:language="cs" fo:country="CZ" officeooo:rsid="00ab6a8f"/>
    </style:style>
    <style:style style:name="T15" style:family="text">
      <style:text-properties fo:language="cs" fo:country="CZ" officeooo:rsid="00ad260e"/>
    </style:style>
    <style:style style:name="T16" style:family="text">
      <style:text-properties fo:language="cs" fo:country="CZ" officeooo:rsid="00b166d8"/>
    </style:style>
    <style:style style:name="T17" style:family="text">
      <style:text-properties fo:language="cs" fo:country="CZ" officeooo:rsid="00b21f30"/>
    </style:style>
    <style:style style:name="T18" style:family="text">
      <style:text-properties fo:language="cs" fo:country="CZ" officeooo:rsid="00adb4aa"/>
    </style:style>
    <style:style style:name="T19" style:family="text">
      <style:text-properties fo:language="cs" fo:country="CZ" officeooo:rsid="00aefd96"/>
    </style:style>
    <style:style style:name="T20" style:family="text">
      <style:text-properties fo:language="cs" fo:country="CZ" officeooo:rsid="00af76b9"/>
    </style:style>
    <style:style style:name="T21" style:family="text">
      <style:text-properties fo:language="cs" fo:country="CZ" officeooo:rsid="00b2f1a5"/>
    </style:style>
    <style:style style:name="T22" style:family="text">
      <style:text-properties fo:language="cs" fo:country="CZ" officeooo:rsid="00b5d447"/>
    </style:style>
    <style:style style:name="T23" style:family="text">
      <style:text-properties fo:language="cs" fo:country="CZ" officeooo:rsid="00b7b658"/>
    </style:style>
    <style:style style:name="T24" style:family="text">
      <style:text-properties fo:language="cs" fo:country="CZ" officeooo:rsid="00b9874a"/>
    </style:style>
    <style:style style:name="T25" style:family="text">
      <style:text-properties fo:language="en" fo:country="US"/>
    </style:style>
    <style:style style:name="T26" style:family="text">
      <style:text-properties fo:language="en" fo:country="US" officeooo:rsid="00489241"/>
    </style:style>
    <style:style style:name="T27" style:family="text">
      <style:text-properties fo:language="en" fo:country="US" officeooo:rsid="009c77ce"/>
    </style:style>
    <style:style style:name="T28" style:family="text">
      <style:text-properties fo:language="en" fo:country="US" officeooo:rsid="009d73ea"/>
    </style:style>
    <style:style style:name="T29" style:family="text">
      <style:text-properties fo:language="en" fo:country="US" officeooo:rsid="009c9ab2"/>
    </style:style>
    <style:style style:name="T30" style:family="text">
      <style:text-properties fo:language="en" fo:country="US" officeooo:rsid="00aac2f4"/>
    </style:style>
    <style:style style:name="T31" style:family="text">
      <style:text-properties fo:language="en" fo:country="US" officeooo:rsid="00ab2823"/>
    </style:style>
    <style:style style:name="T32" style:family="text">
      <style:text-properties fo:language="en" fo:country="US" officeooo:rsid="00af76b9"/>
    </style:style>
    <style:style style:name="T33" style:family="text">
      <style:text-properties fo:language="en" fo:country="US" officeooo:rsid="00c1a310"/>
    </style:style>
    <style:style style:name="T34" style:family="text">
      <style:text-properties officeooo:rsid="001e4b24"/>
    </style:style>
    <style:style style:name="T35" style:family="text">
      <style:text-properties officeooo:rsid="001e6596"/>
    </style:style>
    <style:style style:name="T36" style:family="text">
      <style:text-properties officeooo:rsid="0022a99e"/>
    </style:style>
    <style:style style:name="T37" style:family="text">
      <style:text-properties officeooo:rsid="00235537"/>
    </style:style>
    <style:style style:name="T38" style:family="text">
      <style:text-properties officeooo:rsid="0024133e"/>
    </style:style>
    <style:style style:name="T39" style:family="text">
      <style:text-properties officeooo:rsid="00245244"/>
    </style:style>
    <style:style style:name="T40" style:family="text">
      <style:text-properties officeooo:rsid="002531b9"/>
    </style:style>
    <style:style style:name="T41" style:family="text">
      <style:text-properties officeooo:rsid="00287eac"/>
    </style:style>
    <style:style style:name="T42" style:family="text">
      <style:text-properties officeooo:rsid="00294a4a"/>
    </style:style>
    <style:style style:name="T43" style:family="text">
      <style:text-properties officeooo:rsid="002b9f1c"/>
    </style:style>
    <style:style style:name="T44" style:family="text">
      <style:text-properties officeooo:rsid="002bf46a"/>
    </style:style>
    <style:style style:name="T45" style:family="text">
      <style:text-properties officeooo:rsid="002c9add"/>
    </style:style>
    <style:style style:name="T46" style:family="text">
      <style:text-properties officeooo:rsid="002f2dd5"/>
    </style:style>
    <style:style style:name="T47" style:family="text">
      <style:text-properties officeooo:rsid="00323af3"/>
    </style:style>
    <style:style style:name="T48" style:family="text">
      <style:text-properties officeooo:rsid="0034272f"/>
    </style:style>
    <style:style style:name="T49" style:family="text">
      <style:text-properties officeooo:rsid="00361170"/>
    </style:style>
    <style:style style:name="T50" style:family="text">
      <style:text-properties officeooo:rsid="0037e08d"/>
    </style:style>
    <style:style style:name="T51" style:family="text">
      <style:text-properties style:text-line-through-style="solid" style:text-line-through-type="single"/>
    </style:style>
    <style:style style:name="T52" style:family="text">
      <style:text-properties officeooo:rsid="0016896f"/>
    </style:style>
    <style:style style:name="T53" style:family="text">
      <style:text-properties officeooo:rsid="0018cd2d"/>
    </style:style>
    <style:style style:name="T54" style:family="text">
      <style:text-properties officeooo:rsid="00630f76"/>
    </style:style>
    <style:style style:name="T55" style:family="text">
      <style:text-properties officeooo:rsid="00725324"/>
    </style:style>
    <style:style style:name="T56" style:family="text">
      <style:text-properties officeooo:rsid="0074520f"/>
    </style:style>
    <style:style style:name="T57" style:family="text">
      <style:text-properties officeooo:rsid="007fffb1"/>
    </style:style>
    <style:style style:name="T58" style:family="text">
      <style:text-properties officeooo:rsid="0075e6c8"/>
    </style:style>
    <style:style style:name="T59" style:family="text">
      <style:text-properties officeooo:rsid="0078bcb3"/>
    </style:style>
    <style:style style:name="T60" style:family="text">
      <style:text-properties officeooo:rsid="00777e57"/>
    </style:style>
    <style:style style:name="T61" style:family="text">
      <style:text-properties officeooo:rsid="00790d43"/>
    </style:style>
    <style:style style:name="T62" style:family="text">
      <style:text-properties fo:font-weight="bold" style:font-weight-asian="bold" style:font-weight-complex="bold"/>
    </style:style>
    <style:style style:name="T63" style:family="text">
      <style:text-properties fo:font-weight="bold" officeooo:rsid="00777e57" style:font-weight-asian="bold" style:font-weight-complex="bold"/>
    </style:style>
    <style:style style:name="T64" style:family="text">
      <style:text-properties fo:font-weight="bold" officeooo:rsid="003b714b" style:font-weight-asian="bold" style:font-weight-complex="bold"/>
    </style:style>
    <style:style style:name="T65" style:family="text">
      <style:text-properties fo:font-weight="bold" officeooo:rsid="003d4376" style:font-weight-asian="bold" style:font-weight-complex="bold"/>
    </style:style>
    <style:style style:name="T66" style:family="text">
      <style:text-properties fo:font-weight="bold" officeooo:rsid="003733eb" style:font-weight-asian="bold" style:font-weight-complex="bold"/>
    </style:style>
    <style:style style:name="T67" style:family="text">
      <style:text-properties fo:font-weight="bold" officeooo:rsid="0022b229" style:font-weight-asian="bold" style:font-weight-complex="bold"/>
    </style:style>
    <style:style style:name="T68" style:family="text">
      <style:text-properties fo:font-weight="bold" officeooo:rsid="00ce3022" style:font-weight-asian="bold" style:font-weight-complex="bold"/>
    </style:style>
    <style:style style:name="T69" style:family="text">
      <style:text-properties fo:font-weight="normal" style:font-weight-asian="normal" style:font-weight-complex="normal"/>
    </style:style>
    <style:style style:name="T70" style:family="text">
      <style:text-properties fo:font-weight="normal" officeooo:rsid="00777e57" style:font-weight-asian="normal" style:font-weight-complex="normal"/>
    </style:style>
    <style:style style:name="T71" style:family="text">
      <style:text-properties fo:font-weight="normal" officeooo:rsid="0024b458" style:font-weight-asian="normal" style:font-weight-complex="normal"/>
    </style:style>
    <style:style style:name="T72" style:family="text">
      <style:text-properties fo:font-weight="normal" officeooo:rsid="0026798a" style:font-weight-asian="normal" style:font-weight-complex="normal"/>
    </style:style>
    <style:style style:name="T73" style:family="text">
      <style:text-properties fo:font-weight="normal" officeooo:rsid="00285fc8" style:font-weight-asian="normal" style:font-weight-complex="normal"/>
    </style:style>
    <style:style style:name="T74" style:family="text">
      <style:text-properties officeooo:rsid="007c8290"/>
    </style:style>
    <style:style style:name="T75" style:family="text">
      <style:text-properties officeooo:rsid="0064e7a0"/>
    </style:style>
    <style:style style:name="T76" style:family="text">
      <style:text-properties officeooo:rsid="00816403"/>
    </style:style>
    <style:style style:name="T77" style:family="text">
      <style:text-properties officeooo:rsid="0082ef8c"/>
    </style:style>
    <style:style style:name="T78" style:family="text">
      <style:text-properties officeooo:rsid="00687927"/>
    </style:style>
    <style:style style:name="T79" style:family="text">
      <style:text-properties officeooo:rsid="00843dc8"/>
    </style:style>
    <style:style style:name="T80" style:family="text">
      <style:text-properties officeooo:rsid="00845e11"/>
    </style:style>
    <style:style style:name="T81" style:family="text">
      <style:text-properties officeooo:rsid="008612c2"/>
    </style:style>
    <style:style style:name="T82" style:family="text">
      <style:text-properties officeooo:rsid="006c6d5b"/>
    </style:style>
    <style:style style:name="T83" style:family="text">
      <style:text-properties officeooo:rsid="0052e7e1"/>
    </style:style>
    <style:style style:name="T84" style:family="text">
      <style:text-properties officeooo:rsid="005200a9"/>
    </style:style>
    <style:style style:name="T85" style:family="text">
      <style:text-properties officeooo:rsid="0059f61c"/>
    </style:style>
    <style:style style:name="T86" style:family="text">
      <style:text-properties officeooo:rsid="007032c5"/>
    </style:style>
    <style:style style:name="T87" style:family="text">
      <style:text-properties officeooo:rsid="005ae36e"/>
    </style:style>
    <style:style style:name="T88" style:family="text">
      <style:text-properties officeooo:rsid="005b9e21"/>
    </style:style>
    <style:style style:name="T89" style:family="text">
      <style:text-properties officeooo:rsid="005c58d6"/>
    </style:style>
    <style:style style:name="T90" style:family="text">
      <style:text-properties officeooo:rsid="005df021"/>
    </style:style>
    <style:style style:name="T91" style:family="text">
      <style:text-properties officeooo:rsid="005fe0e4"/>
    </style:style>
    <style:style style:name="T92" style:family="text">
      <style:text-properties officeooo:rsid="0060a8fc"/>
    </style:style>
    <style:style style:name="T93" style:family="text">
      <style:text-properties officeooo:rsid="003f0b69"/>
    </style:style>
    <style:style style:name="T94" style:family="text">
      <style:text-properties officeooo:rsid="001f7a82"/>
    </style:style>
    <style:style style:name="T95" style:family="text">
      <style:text-properties officeooo:rsid="004143ef"/>
    </style:style>
    <style:style style:name="T96" style:family="text">
      <style:text-properties officeooo:rsid="00400cf7"/>
    </style:style>
    <style:style style:name="T97" style:family="text">
      <style:text-properties officeooo:rsid="0033e31d"/>
    </style:style>
    <style:style style:name="T98" style:family="text">
      <style:text-properties officeooo:rsid="004283d3"/>
    </style:style>
    <style:style style:name="T99" style:family="text">
      <style:text-properties officeooo:rsid="0043be1a"/>
    </style:style>
    <style:style style:name="T100" style:family="text">
      <style:text-properties officeooo:rsid="008b3552"/>
    </style:style>
    <style:style style:name="T101" style:family="text">
      <style:text-properties officeooo:rsid="0046e4f7"/>
    </style:style>
    <style:style style:name="T102" style:family="text">
      <style:text-properties officeooo:rsid="004a1310"/>
    </style:style>
    <style:style style:name="T103" style:family="text">
      <style:text-properties officeooo:rsid="002b40af"/>
    </style:style>
    <style:style style:name="T104" style:family="text">
      <style:text-properties officeooo:rsid="00335642"/>
    </style:style>
    <style:style style:name="T105" style:family="text">
      <style:text-properties officeooo:rsid="0021f789"/>
    </style:style>
    <style:style style:name="T106" style:family="text">
      <style:text-properties officeooo:rsid="004c72fd"/>
    </style:style>
    <style:style style:name="T107" style:family="text">
      <style:text-properties officeooo:rsid="004f0dd9"/>
    </style:style>
    <style:style style:name="T108" style:family="text">
      <style:text-properties officeooo:rsid="00326686"/>
    </style:style>
    <style:style style:name="T109" style:family="text">
      <style:text-properties officeooo:rsid="0032877e"/>
    </style:style>
    <style:style style:name="T110" style:family="text">
      <style:text-properties officeooo:rsid="003733eb"/>
    </style:style>
    <style:style style:name="T111" style:family="text">
      <style:text-properties officeooo:rsid="00511cb3"/>
    </style:style>
    <style:style style:name="T112" style:family="text">
      <style:text-properties officeooo:rsid="0039673d"/>
    </style:style>
    <style:style style:name="T113" style:family="text">
      <style:text-properties officeooo:rsid="00390235"/>
    </style:style>
    <style:style style:name="T114" style:family="text">
      <style:text-properties officeooo:rsid="00cc424d"/>
    </style:style>
    <style:style style:name="T115" style:family="text">
      <style:text-properties officeooo:rsid="00212900"/>
    </style:style>
    <style:style style:name="T116" style:family="text">
      <style:text-properties officeooo:rsid="00cd8d2f"/>
    </style:style>
    <style:style style:name="T117" style:family="text">
      <style:text-properties officeooo:rsid="0089856b"/>
    </style:style>
    <style:style style:name="T118" style:family="text">
      <style:text-properties officeooo:rsid="008f0218"/>
    </style:style>
    <style:style style:name="T119" style:family="text">
      <style:text-properties officeooo:rsid="008bcb6f"/>
    </style:style>
    <style:style style:name="T120" style:family="text">
      <style:text-properties officeooo:rsid="0029b280"/>
    </style:style>
    <style:style style:name="T121" style:family="text">
      <style:text-properties officeooo:rsid="002ae3e0"/>
    </style:style>
    <style:style style:name="T122" style:family="text">
      <style:text-properties officeooo:rsid="0022284a"/>
    </style:style>
    <style:style style:name="T123" style:family="text">
      <style:text-properties officeooo:rsid="0022b229"/>
    </style:style>
    <style:style style:name="T124" style:family="text">
      <style:text-properties fo:font-style="normal" fo:font-weight="normal" officeooo:rsid="0022b229" style:font-style-asian="normal" style:font-weight-asian="normal" style:font-style-complex="normal" style:font-weight-complex="normal"/>
    </style:style>
    <style:style style:name="T125" style:family="text">
      <style:text-properties fo:font-style="normal" officeooo:rsid="01271b3b" style:font-style-asian="normal" style:font-style-complex="normal"/>
    </style:style>
    <style:style style:name="T126" style:family="text">
      <style:text-properties fo:font-style="normal" officeooo:rsid="00812586" style:font-style-asian="normal" style:font-style-complex="normal"/>
    </style:style>
    <style:style style:name="T127" style:family="text">
      <style:text-properties officeooo:rsid="00d02e8d"/>
    </style:style>
    <style:style style:name="T128" style:family="text">
      <style:text-properties officeooo:rsid="00d0eb02"/>
    </style:style>
    <style:style style:name="T129" style:family="text">
      <style:text-properties officeooo:rsid="0030930b"/>
    </style:style>
    <style:style style:name="T130" style:family="text">
      <style:text-properties officeooo:rsid="0036c658"/>
    </style:style>
    <style:style style:name="T131" style:family="text">
      <style:text-properties fo:font-style="italic" officeooo:rsid="0036c658" style:font-style-asian="italic" style:font-style-complex="italic"/>
    </style:style>
    <style:style style:name="T132" style:family="text">
      <style:text-properties officeooo:rsid="003016a8"/>
    </style:style>
    <style:style style:name="T133" style:family="text">
      <style:text-properties officeooo:rsid="0032e76f"/>
    </style:style>
    <style:style style:name="T134" style:family="text">
      <style:text-properties officeooo:rsid="0035cc8d"/>
    </style:style>
    <style:style style:name="T135" style:family="text">
      <style:text-properties officeooo:rsid="003bba4a"/>
    </style:style>
    <style:style style:name="T136" style:family="text">
      <style:text-properties officeooo:rsid="0090ab14"/>
    </style:style>
    <style:style style:name="T137" style:family="text">
      <style:text-properties officeooo:rsid="00d26b77"/>
    </style:style>
    <style:style style:name="T138" style:family="text">
      <style:text-properties officeooo:rsid="00489241"/>
    </style:style>
    <style:style style:name="T139" style:family="text">
      <style:text-properties officeooo:rsid="009c77ce"/>
    </style:style>
    <style:style style:name="T140" style:family="text">
      <style:text-properties officeooo:rsid="00a19d5c"/>
    </style:style>
    <style:style style:name="T141" style:family="text">
      <style:text-properties officeooo:rsid="00a4c882"/>
    </style:style>
    <style:style style:name="T142" style:family="text">
      <style:text-properties officeooo:rsid="009c9ab2"/>
    </style:style>
    <style:style style:name="T143" style:family="text">
      <style:text-properties officeooo:rsid="00b90a7b"/>
    </style:style>
    <style:style style:name="T144" style:family="text">
      <style:text-properties officeooo:rsid="00bed9a9"/>
    </style:style>
    <style:style style:name="T145" style:family="text">
      <style:text-properties officeooo:rsid="00e1b252"/>
    </style:style>
    <style:style style:name="T146" style:family="text">
      <style:text-properties officeooo:rsid="00e62109"/>
    </style:style>
    <style:style style:name="T147" style:family="text">
      <style:text-properties officeooo:rsid="00c023ba"/>
    </style:style>
    <style:style style:name="T148" style:family="text">
      <style:text-properties officeooo:rsid="00c1a310"/>
    </style:style>
    <style:style style:name="T149" style:family="text">
      <style:text-properties officeooo:rsid="00d47334"/>
    </style:style>
    <style:style style:name="T150" style:family="text">
      <style:text-properties officeooo:rsid="00cb2ec6"/>
    </style:style>
    <style:style style:name="T151" style:family="text">
      <style:text-properties officeooo:rsid="00d60ad3"/>
    </style:style>
    <style:style style:name="T152" style:family="text">
      <style:text-properties officeooo:rsid="00d7cc00"/>
    </style:style>
    <style:style style:name="T153" style:family="text">
      <style:text-properties officeooo:rsid="00d835a4"/>
    </style:style>
    <style:style style:name="T154" style:family="text">
      <style:text-properties officeooo:rsid="00c8a23d"/>
    </style:style>
    <style:style style:name="T155" style:family="text">
      <style:text-properties officeooo:rsid="0040428e"/>
    </style:style>
    <style:style style:name="T156" style:family="text">
      <style:text-properties officeooo:rsid="00410b8f"/>
    </style:style>
    <style:style style:name="T157" style:family="text">
      <style:text-properties officeooo:rsid="003a9e41"/>
    </style:style>
    <style:style style:name="T158" style:family="text">
      <style:text-properties officeooo:rsid="00438aa9"/>
    </style:style>
    <style:style style:name="T159" style:family="text">
      <style:text-properties officeooo:rsid="0045841d"/>
    </style:style>
    <style:style style:name="T160" style:family="text">
      <style:text-properties officeooo:rsid="0081f931"/>
    </style:style>
    <style:style style:name="T161" style:family="text">
      <style:text-properties officeooo:rsid="00a455ec"/>
    </style:style>
    <style:style style:name="T162" style:family="text">
      <style:text-properties officeooo:rsid="00a5f377"/>
    </style:style>
    <style:style style:name="T163" style:family="text">
      <style:text-properties officeooo:rsid="00dabb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Obecné úvahy o skillsystému</text:h>
      <text:p text:style-name="P1"/>
      <text:h text:style-name="Heading_20_2" text:outline-level="2">Basic principle</text:h>
      <text:p text:style-name="Text_20_body">Základní myšlenka je, že každá hráčská postava se může naučit úplně všechny skilly, co jsou ve hře, v jednu chvíli si ale může vybrat jen některé z nich. Představte si to jako stávající multiclassing – char se potenciálně může naučit úplně všechny skilly všech class ve hře a skrze aktuální classu si vybírá, které z nich má aktuálně přístupné a které ne.</text:p>
      <text:p text:style-name="Text_20_body"/>
      <text:h text:style-name="Heading_20_2" text:outline-level="2">Deck</text:h>
      <text:p text:style-name="Text_20_body">Deck je termín používaný v The Secret World. Trochu to taky souvisí s magicem – do balíčku si vybírám karty, se kterými budu hrát danou hru.</text:p>
      <text:p text:style-name="Text_20_body"/>
      <text:h text:style-name="Heading_20_3" text:outline-level="3">Deck templates</text:h>
      <text:p text:style-name="Text_20_body">Template decku v magicu je počet karet, které mohu mít v balíčku. Deck je tedy každé kombinace karet, které se vejdou do tohoto počtu (možná tam ani omezení není, nepamatuju si to přesně. Pak by to prostě byla libovolná podmnožina celého dostupného poolu s libovolným počtem opakování). Multiclassing na Brutusu má decky definované naprosto striktně – jsou to přesně skilly dané classy, není žádná možnost volby (respektive částečně je, když se hráč dostane k lg skillům).</text:p>
      <text:p text:style-name="Text_20_body"/>
      <text:p text:style-name="Text_20_body">Deck template je tedy obecně nějaká šablona. V Secret Worldu má například vžycky 7 slotů na aktivní skilly a 7 slotů na pasivní skilly. Číslo 7 není zvolené náhodně, je to počet rozumně mačkatelných keybindů na klávesnici. Nefungovalo by to ale moc dobře se skilly typu teleport nebo tracking, ty by totiž při tomhle přístupu žraly sloty pro skilly použitelné v boji.</text:p>
      <text:p text:style-name="Text_20_body"/>
      <text:h text:style-name="Heading_20_3" text:outline-level="3">Skill types</text:h>
      <text:p text:style-name="Text_20_body">Dává tedy smysl rozdělit skilly do určitých kategorií. Deck template pak může mít třeba 5 slotů pro bojové skilly, 10 slotů pro skilly na interakci se světem, 10 slotů pro pasivní skilly. Některé skilly mohou dokonce stát zcela mimo – cooking například je dostupný úplně všem nehledě na classu, takže by dávalo smysl, aby se do templatu vůbec nedával.</text:p>
      <text:p text:style-name="Text_20_body"/>
      <text:h text:style-name="Heading_20_4" text:outline-level="4">In-combat template modifications</text:h>
      <text:p text:style-name="Text_20_body">Prohazovat aktuální sadu skillů by mělo být možné jen mimo boj. Ideálně dokonce mimo dungeon (asi jako teď se může multiclassit jen v templech). Je ale možné část decku povolit prohazovat v boji – ať už za nějakou cenu (třeba manu, combat delay), nebo instantně.</text:p>
      <text:p text:style-name="Text_20_body"/>
      <text:h text:style-name="Heading_20_4" text:outline-level="4">Deck template flavours</text:h>
      <text:p text:style-name="Text_20_body">Multiclassing na Brutusu je příkladem těchto „ochucených“ templatů. Když si vyberu deck template „rogue“, tak si do něj můžu dát pouze roguovské skilly. Momentálně tam volba není, automaticky se mi aktivují všechny dostupné roguovské, ale mohl by to být jen výběr určitých z nich.</text:p>
      <text:p text:style-name="Text_20_body"/>
      <text:p text:style-name="Text_20_body">Jestli to nechat tak volné jako v TSW, kde si skutečně hráč může vybrat 7 úplně libovolných skillů, nebo udělat „classové“ templaty a v nich další možnost volby, je už otázka konkrétní implementace.</text:p>
      <text:p text:style-name="Text_20_body"><text:soft-page-break/></text:p>
      <text:h text:style-name="Heading_20_4" text:outline-level="4">Deck template based mechanics</text:h>
      <text:p text:style-name="Text_20_body">Template „psionic“ má manu a nemůže ji získávat jinak, než regeněním. Template „rogue“ nemá manu, ale má fatigue. Atd. Dává smysl to spojit, takže do templatu „rogue“ nejdou dávat skilly, co stojí manu a naopak. Dívat se na to takhle obecně má smysl – každý template se vytváří tak, že se vybere nějaká základní mechanika + určitá skupina skillů, z nichž si je možné vybírat.</text:p>
      <text:p text:style-name="Text_20_body"/>
      <text:p text:style-name="Text_20_body">Pozn: Mechanika může také být reprezentována skillem, ale to už je technický detail.</text:p>
      <text:p text:style-name="Text_20_body"/>
      <text:h text:style-name="Heading_20_4" text:outline-level="4">Deck template levels</text:h>
      <text:p text:style-name="Text_20_body">Template je v principu možné levlovat, nebo třeba získávat nový. Začátečnický template může mít třeba jen 3 sloty na aktivní skilly. Později bude možnost sehnat pokročilý template se 4 skilly, atd.</text:p>
      <text:p text:style-name="Text_20_body"/>
      <text:h text:style-name="Heading_20_4" text:outline-level="4">How is deck template represented in game</text:h>
      <text:p text:style-name="Text_20_body">V Path of Exile je deck template navázaný na equip. Každý kus equipu má sockety, do kterých se nedávají bonusy, ale skilly. Sockety mají různé barvy, což určuje, jaký druh skillu se do daného socketu dá vložit. Vysokolevlové itemy mají víc socketů, což představuje deck template levels.</text:p>
      <text:p text:style-name="Text_20_body"/>
      <text:p text:style-name="Text_20_body">Přehození templatu se tudíž v PoE realizuje převlečením equipu.</text:p>
      <text:p text:style-name="Text_20_body"/>
      <text:p text:style-name="Text_20_body">Je možné to zkombinovat. Část templatu například volit podobně, jako se teď přepínají multiclassy. Druhou část třeba podle zbraně (tak to bude dělat například Elder Scrolls Online). V podstatě to tak už na Brutusu je - některé skilly jdou používat jen s určitým druhem zbraně, takže přehozením zbraně si vlastně změním aktuální deck template.</text:p>
      <text:p text:style-name="Text_20_body"/>
      <text:h text:style-name="Heading_20_2" text:outline-level="2">Skill levels and dependencies</text:h>
      <text:p text:style-name="Text_20_body">Hráč se s jedinou postavou může naučit všechny skilly ve hře. Dává smysl, aby je nakupoval přímo za expy (nebo nepřímo za skillpointy, které se ale nakoupí za expy). Nemůže si ale od začátku hry pořizovat libovolné skilly ve hře.</text:p>
      <text:p text:style-name="Text_20_body"/>
      <text:p text:style-name="Text_20_body">Skilly prvního levlu jsou k dispozici okamžitě od začátku hry. Skilly druhého levlu mohou být k dispozici od určitého celkového počtu získaných zkušeností, nebo třeba když si hráč pořídí určitou kombinaci skillů prvního levlu (třeba aspoň 5 thiefovských skillů prvního levlu, aby se mohl učit thiefovské skilly druhého levlu).</text:p>
      <text:p text:style-name="Text_20_body"/>
      <text:p text:style-name="Text_20_body">Poznámka: Hra by určitě neměla mít tak brutálně strmou křivku nárůstu síly postavy jako Brutus. O tom ale později.</text:p>
      <text:p text:style-name="Text_20_body"/>
      <text:h text:style-name="Heading_20_2" text:outline-level="2">O skillech</text:h>
      <text:p text:style-name="Text_20_body"/>
      <text:h text:style-name="Heading_20_3" text:outline-level="3"><text:soft-page-break/>Skill scaling</text:h>
      <text:p text:style-name="Text_20_body">Všechny skilly se nastavují pro postavy na levlu 1 v top level 1 equipu. Všechny se následně násobí stejným koeficientem odvozeným z levelu.</text:p>
      <text:p text:style-name="Text_20_body"/>
      <text:p text:style-name="Text_20_body">To například znamená, že nesmí existovat equip, který boostuje jen healing a nic jiného. Protože pak by se u hybrid charu rozjížděl heal output s damage outputem. Může ale existovat heal equip, který bude boostovat healing víc než damage. Tenhle equip ovšem bude poměrově nastavený stejně na levlu 1 jako na levlu X.</text:p>
      <text:p text:style-name="Text_20_body"/>
      <text:h text:style-name="Heading_20_3" text:outline-level="3">Aktivní bojové skilly</text:h>
      <text:p text:style-name="Text_20_body">Brutus je v tomhle ohledu zvláštní v tom, že některé classy (třeba sorc) v podstatě používají jen jeden slot pro aktivní skill. Sorc si prostě vybere spell a tím moba bije od začátku boje až do konce. Tak by to určitě být nemělo. Skilly by se měly kombinovat, aby dávalo smysl používat různé. Dobře taky funguje používání různých skillů v různé fázi boje (nakriplení na začátku boje, silnější skilly, když je mob načatý, atd.).</text:p>
      <text:p text:style-name="Text_20_body"/>
      <text:p text:style-name="Text_20_body">Je ale dobré to nepřehánět, příliš mnoho příliš složitých kombinací se přejí – dokud se hraje intenzivně, tak to jde, ale po pauzách je pak problém se k takové postavě vrátit. Shadowknight je v tomto směru záměrně výrazně jednodušší, než třeba rogue nebo paladin. A ve výsledku je o dost hratelnější, protože tam kombinace stále má, ale v rozumné míře.</text:p>
      <text:p text:style-name="Text_20_body"/>
      <text:p text:style-name="Text_20_body">Z tohoto důvodu dává smysl počet slotů na aktivní skilly v templatu omezit. Může to být tak, že existuje paralelně několik variant: Například mág může mít mechaniku, že si několika slabšími spelly odemkne možnost odpálit atomovku. Na tu atomovku pak může mít v templatu několik slotů – do různých rezistů, v různé fázi boje. Ale všechny ty varianty jsou navázané na to, že je nejdřív potřeba použít pár slabších spellů. A stále také mají limit, takže i kdyby spellů použitelných jako atomovka bylo ve hře třeba 100, vybrat si z nich může současně třeba jen 6 a tudíž ho to při hře nezahltí.</text:p>
      <text:p text:style-name="Text_20_body"/>
      <text:h text:style-name="Heading_20_3" text:outline-level="3">Pasivní bojové skilly</text:h>
      <text:p text:style-name="Text_20_body">Passivky jsou nudné. Což znamená, že ve hře nemají co dělat.</text:p>
      <text:p text:style-name="Text_20_body"/>
      <text:p text:style-name="Text_20_body">Ok, na Brutusu to není úplně pravda, protože interagují například s curse. Jenže to samé se dá napsat i průhledněji, bez pasivek.</text:p>
      <text:p text:style-name="Text_20_body"/>
      <text:p text:style-name="Text_20_body">Pasivky mají smysl, pokud interagují s aktivními skilly a mění tak jejich účinek a použití. Jedna passivka například může způsobovat, že určité zbraňové skilly způsobují krvácení. A druhá, že do krvácejícího protivníka víc mlátíš. Takové passivky pak vytváří synergie a přináší do hry zábavu při vymýšlení konkrétních decků. Passivka, která prostě jen redukuje incomming damage o 10<text:span text:style-name="T25">%, </text:span><text:span text:style-name="T1">je ale zbytečná.</text:span></text:p>
      <text:p text:style-name="Text_20_body"/>
      <text:p text:style-name="Text_20_body">- <text:span text:style-name="T50">Passivky mají ještě jeden význam, a to je pojmenování hráčského milestonu. „Dneska jsem se naučil Fireball rank 3“ je lepší, než „dneska jsem zvedl fire magic o 13“. Tohle možná využijeme.</text:span></text:p>
      <text:p text:style-name="Text_20_body"/>
      <text:h text:style-name="Heading_20_3" text:outline-level="3">Bojové support skilly</text:h>
      <text:p text:style-name="Text_20_body">Například zjišťování statů potvor.</text:p>
      <text:p text:style-name="Text_20_body"/>
      <text:p text:style-name="Text_20_body"><text:soft-page-break/></text:p>
      <text:h text:style-name="Heading_20_3" text:outline-level="3">Skilly na inteakci s prostředím</text:h>
      <text:p text:style-name="Text_20_body">Páčení zámků, vyrážení dveří (to by zrovna měla být možnost dostupná pro kohokoliv), detekce a disablování pastí. Magické nahlížení na vzdálená místa (tím je možné například řešit puzzly).</text:p>
      <text:p text:style-name="Text_20_body"/>
      <text:p text:style-name="Text_20_body">Tyhle skilly by měly být do hry zapojené výrazně víc, než to teď na Mudu je. Měly by existovat překážky, k jejichž překonání jsou skutečně tyhle skilly zapotřebí.</text:p>
      <text:p text:style-name="Text_20_body"/>
      <text:h text:style-name="Heading_20_3" text:outline-level="3">Ostatní skilly</text:h>
      <text:p text:style-name="Text_20_body">Například cooking. Stojí mimo deck, jsou dostupné vždy, pokud je postava umí. Vyrážení dveří by sem asi mělo patřit taky – tedy cokoliv, kde dává smysl, že se o to může pokusit každý. Na rozdíl od Bruta ale na vyražení dveří může být potřeba určité hodnocení skillu, nestačí skill umět aspoň nějak.</text:p>
      <text:p text:style-name="Text_20_body"/>
      <text:p text:style-name="Text_20_body"/>
      <text:h text:style-name="Heading_20_2" text:outline-level="2">Resources</text:h>
      <text:p text:style-name="Text_20_body">Tedy věci jako mana, fatigue, vitality, atd.</text:p>
      <text:p text:style-name="Text_20_body"/>
      <text:p text:style-name="Text_20_body">Dospávání je nuda. Na Brutusu to neplatí jen ve dvou případech: U priesta, když dospává při boji a u kouzelníků, když dělají to samé a používají na to tepleportační skilly. To druhé ale pouze v případě, že je out of combat regen dostatečně rychlý. Jakmile char prospí víc než zlomek času, kdy bojuje, tak je to opruz.</text:p>
      <text:p text:style-name="Text_20_body"/>
      <text:h text:style-name="Heading_20_3" text:outline-level="3">Nekonečné resourcy?</text:h>
      <text:p text:style-name="Text_20_body">Mít takový regen, že můžu kouzlit, co chci, a mana se mi ani nehne, je špatně. Mana by se pak prostě dala zrušit a kouzlit zadarmo, herně by to vyšlo úplně stejně. Nemusí to ale platit třeba v případě, že mobové drainují manu, ale těch na mudu moc není.<text:line-break/><text:tab/>Skilly, které umožňují kdykoliv manu doplnit jsou naproti tomu ok. A to dokonce i v případě, že u toho dávají damage – stačí, když jí dávají znatelně méně než skilly, co manu stojí.<text:line-break/><text:tab/>Resource management by ideálně neměl být monotónní. Kdybych například vždycky střídal skill, co manu stojí se skillem, co ji nestojí (protože ten první sežere tolik many, že na další už nemám, tak by to sice bylo o chlup lepší než nemít manu vůbec, ale pořád nic moc. Zábavný resource management by mě měl nutit přemýšlet o tom, kdy si můžu dovolit doplňovat manu, nebo naopak jestli ještě můžu dát damage spell (čímž dosáhnu nárazováho damage burstu oproti módu, kdy doplňování a damage střídám).</text:p>
      <text:p text:style-name="Text_20_body"/>
      <text:p text:style-name="Text_20_body">Aktivních prostředků k doplňování resourců může být víc, ideálně různě silných a použitelných za různých situací. Například jeden silný na cooldownu a druhý slabý, ale použitelný kdykoliv.</text:p>
      <text:p text:style-name="Text_20_body"/>
      <text:h text:style-name="Heading_20_4" text:outline-level="4">Přelévání resourců</text:h>
      <text:p text:style-name="Text_20_body">Další dobrá možnost, jak udělat resourcy zábavné, je zajistit, že se budou vzájemně převádět. Shadowknigt například za shadowpover drainuje vitalitu a za vitalitou platí skilly, které mu zpětně generují shadowpower. Opět platí, že by tam měla být nějaká vůle – aby to nebylo vždycky pravidelně na střídačku, ale šlo chvíli focusnout na jedno z z toho.</text:p>
      <text:p text:style-name="Text_20_body"/>
      <text:h text:style-name="Heading_20_4" text:outline-level="4"><text:soft-page-break/>K čemu regen, když mám nekonečné resourcy?</text:h>
      <text:p text:style-name="Text_20_body">Nemusím strávit tolik času používání slabých skillů na generování resourců <text:span text:style-name="T25">=&gt; </text:span><text:span text:style-name="T1">mám větší efektivní output. To samé platí pro trasnfer resourců mezi postavami (manatransfer, revitalize). Pozor ale na to, aby transfer netrivializoval vlastní resource management classy (respektive decku). To se stane, například když přenos není omezený množstvím (viz full revit každé kolo). Bacha ale taky na to, že pro hráče, který bude resourcy dávat, nejspíš nebude moc zábavné nedělat nic jiného. Tj je například fajn splitovat nějakou manu jako side effect svého útoku (nemusí to být ten nejúčinnější útok, ale měl by něco znatelného dělat sám o sobě), případně k tomu mít na cooldownu (nebo jiném omezení četnosti použití) nějaký silnější refresh, který nic jiného sám o sobě dělat nebude.</text:span></text:p>
      <text:p text:style-name="P11"/>
      <text:p text:style-name="P11">Stejné omezení jako pro transfer resourců mezi hráči platí i pro případný regen – ten by se v součtu s transferem resourců od ostatních nikdy neměl vyšplhat tak vysoko, aby nebylo potřeba používat vlastní prostředky na aktivní regen.</text:p>
      <text:p text:style-name="Text_20_body"/>
      <text:h text:style-name="Heading_20_4" text:outline-level="4">Regen vs cena skillů</text:h>
      <text:p text:style-name="Text_20_body">V ideálním případě by tu měla platit stejná rovnováha a stejný scaling, jako u damagících skill. Regenící skilly, tranfer resourců, vlastní regen, atd. by tedy měly být dohromady nastavené pro postavy na 1. levlu s kompletním equipem a všechno by se mělo s rostoucím levlem násobit – cena skillů, účinnost regenu a transferovacích abilit, atd.</text:p>
      <text:p text:style-name="Text_20_body"><text:tab/>Když přidám abilitu na doplňování many, měl bych současně do rotace skillů přidat abilitu, která bude přesně tohle množství žrát.</text:p>
      <text:p text:style-name="Text_20_body"/>
      <text:p text:style-name="Text_20_body">Pozn: Pro tohle všechno platí, že se designuje maximální možný regen/skillcost a ideálně současně maximální efektivitu. Vzhledem k tomu, že hráči mají ve stavbě konkrétních decků volnost, je možné, že si postaví build, který třeba vůbec slabý regen skill používat nebude. Mělo by to ale být na úkor efektivity (tedy raw outputu).</text:p>
      <text:p text:style-name="Text_20_body"/>
      <text:h text:style-name="Heading_20_4" text:outline-level="4">Nezávislý vyčerpatelný resource a resource battles</text:h>
      <text:p text:style-name="Text_20_body">Příkladem benzín v nádrži. Naplním si nádrž a za jízdy už ji nedoplním (dá se to modifikovat tím, že můžu přilévat kanystry. Tím to trochu zdynamičním, musím pak dělat přestávky, abych při tom beznín nerozlil a nádrž mi neklesá pořád stejnou rychlostí, ale efektivně to je pořád konečný zdroj). Jak daleko dojedu závisí na tom, jak úsporně pojedu.</text:p>
      <text:p text:style-name="Text_20_body"/>
      <text:p text:style-name="Text_20_body">Tohle má smysl zejména v pvp, ani tam to ale není úplně nutné. Dají se na tom taky postavit boss encountery – je vyzkoušené, že maximální rozumná doba encounteru je zhruba 15 minut. Platí to jako v PvE při bossfighter, tak třeba při soubojích v aréně. Je samozřejmě možné bojovat i dále, ale obvykle to pak začíná být pořádná otrava. Mění to zážitek ze hry (obvykle směrem dolů). Když všem postavám přidám neobnovitelný resource, který se i při maximálním šetření za 15 minut vyčerpá a bez něj bude postava vyřízená, tak zařídím, že žádný boj nepotrvá déle. Současně s tím může být zábavné managovat spotřebu tohoto zdroje tak, aby vydržel co nejdéle.</text:p>
      <text:p text:style-name="Text_20_body"/>
      <text:p text:style-name="Text_20_body">Faktem ale je, že hromada her nic takového nemá a resourcy jsou nekonečné. Všechno pak stojí na tom, jestli postava dokáže přestát aktuální příliv damage. Osobně bych se na to vyprdnul taky, už proto, že Brutus vyznívá nejlíp, když je dynamický a rychlý (což například moc neplatí pro začínající hráče, protože nemají goldy na potiony, postavy mají na nízkých levlech malý regen a tudíž se pořád dospává).</text:p>
      <text:p text:style-name="Text_20_body"/>
      <text:h text:style-name="Heading_20_4" text:outline-level="4">Resource management a level charu</text:h>
      <text:p text:style-name="Text_20_body"><text:soft-page-break/>Resource management by měl být stejně dynamický a zajímavý, nehledě na levelu postavy (možná s výjimkou prvních pár hodin hry, kdy se to hráč učí – tam dává smysl jednotlivé skilly přidávat postupně). To znamená, že skilly na aktivní vracení resourců se musí char naučit co nejdříve. To samé ostatně platí pro nějakou rotaci skillů zajímavější než spamování jednoho čudlíku – jak jsem psal výše, je to spolu provázané.</text:p>
      <text:p text:style-name="Text_20_body"/>
      <text:h text:style-name="Heading_20_2" text:outline-level="2">Konkrétní model skillů a decků pro BrutusNext</text:h>
      <text:p text:style-name="Text_20_body">Nemá smysl z fleku navrhovat kompletní seznam skillů a decků – stačí vědět, jakými pravidly se bude řídit. Při startu hry stačí klidně i jeden deck template s pevně danými skilly (nezapomeňte, že na rozdíl od Brutusu se tady každá postava bude moci naučit všechno, takže to, že všichni začínají třeba jako fighteři, vůbec ničemu nevadí). Nějaká ta variabilita je ale samozřejmě lepší, takže to může být třeba klasická holy trinity (tank, healer, damager), nebo brutusí čtveřice (damageři jsou dva – mág a thief).<text:line-break/><text:tab/>Později je možné přidávat další skilly na výběr, další varianty deck templatů – na rozdíl od Bruta nikdy nenastane ten problém, že by tři classy byly dodělané a čtvrtá měla jen tři skilly. Respektive nastat může, ale ničemu to nevadí – není problém začít jako mág a na thiefa switchnout později.</text:p>
      <text:p text:style-name="Text_20_body"/>
      <text:h text:style-name="Heading_20_3" text:outline-level="3">Tank</text:h>
      <text:p text:style-name="Text_20_body">Tankování silně souvisí s konceptem healování. Pokud je například ve hře miracle, tak v podstatě nemají smysl skilly, které dočasně poskytnou velkou redukci damage. Spamovatelný miracle ale určitě ve hře nebude, heal output tudíž bude omezený a každá troška damage, kterou tank dokáže ušetřit, se bude hodit.</text:p>
      <text:p text:style-name="Text_20_body"/>
      <text:h text:style-name="Heading_20_4" text:outline-level="4">Aktivní mitigace</text:h>
      <text:p text:style-name="Text_20_body">V principu znamená, že hráč musí něco dělat, aby dostával menší damage. Existuje několik variant.</text:p>
      <text:p text:style-name="Text_20_body"/>
      <text:h text:style-name="Heading_20_4" text:outline-level="4">Self healing</text:h>
      <text:p text:style-name="Text_20_body">Self healing (nebo self absorb shieldy) je forma aktivní mitigace. Je skoro jedno, jestli vypreventuju damage za 500, nebo se healnu za 500. Rozdíl ale mezi tím je a začne být vidět, když dostávám málo damage – například když sóluju. Tank s redukcí damage najednou ustojí výrazně méně, protože redukuje poměrně menší přísun damage, zatímco selfhealy na příchozí damagi závislé nejsou.</text:p>
      <text:p text:style-name="Text_20_body"/>
      <text:p text:style-name="Text_20_body">V zásadě není úplně nutné tohle řešit. Dá se to případně udělat tak, že selfhealy ve skutečnosti taky jen redukují příchozí damage – a to tak, že healnou část z ní. Tohle je ve skutečnosti velice dobré řešení, protože instantní self healing je nejzábavnější forma aktivní mitigace damage (protože prostě zmáčknu skill a vidím, jak mi hpčka poskočí nahoru – ta vizuální zpětná vazba dělá hodně).</text:p>
      <text:p text:style-name="Text_20_body"/>
      <text:p text:style-name="Text_20_body">Je ale potřeba dát pozor na self healy silnější než healy od healerů. Například lay on hands nevadí na Brutusu, kde priesti hážou miracle každé kolo. Když by ale pristi přicmrndávali po troškách a tank si pak do toho hodil full heal, tak to je pro healera zatraceně nepříjemné.</text:p>
      <text:p text:style-name="Text_20_body"/>
      <text:h text:style-name="Heading_20_4" text:outline-level="4">Tankovací cooldowny</text:h>
      <text:p text:style-name="Text_20_body">Ty jsou fajn, zvlášť když mob nemá konstantní damage output a jeho damage spiky jsou předvidatelné (třeba když mob čas od času něco zakřičí, hodí si enrage a pak třeba 4 kola fest mlátí).</text:p>
      <text:p text:style-name="Text_20_body"/>
      <text:h text:style-name="Heading_20_4" text:outline-level="4">Evasion</text:h>
      <text:p text:style-name="Text_20_body"><text:soft-page-break/>Evasion je na Brutusu třeba parry, dodge, shield block, nebo miss oproti AC. Systémově by evasion nikdy neměla přesáhnout určitou hodnotu (maximálně zhruba 40<text:span text:style-name="T25">% </text:span><text:span text:style-name="T1">z příchozí damage</text:span>). Neměl by to být tvrdý cap, mělo by se to ale asymptoticky k této hodnotě blížit.<text:line-break/><text:tab/>Hlavní důvod je, že vysoké procento evasionu dělá příchozí damage velice nevyzpytatelnou. Pokud char průměrně dostane 1 ránu za kolo, tak aby to bylo aspoň trochu nebezpečné, tak ho ta rána musí skoro zabít. To znamená, že když má smůlu a dostane rány dvě, tak umře.</text:p>
      <text:p text:style-name="Text_20_body"/>
      <text:h text:style-name="Heading_20_5" text:outline-level="5">Evasion diminishing returns</text:h>
      <text:p text:style-name="Text_20_body">Klasický problém: Zvýšení šance na dodge z 0<text:span text:style-name="T25">% na 1% sn</text:span><text:span text:style-name="T1">íží příchozí damage o </text:span><text:span text:style-name="T25">1%. </text:span><text:span text:style-name="T1">Zvýšení šance na dodge z 98</text:span><text:span text:style-name="T25">% </text:span><text:span text:style-name="T1">na 99</text:span><text:span text:style-name="T25">% </text:span><text:span text:style-name="T1">sníží příchozí damage o 50</text:span><text:span text:style-name="T25">%.<text:line-break/><text:tab/></text:span><text:span text:style-name="T1">To samozřejmě není dobře a nepomůže ani capnout evasion na 40</text:span><text:span text:style-name="T25">% </text:span><text:span text:style-name="T1">(trochu to ten problém zmírní, ale není to čisté řešení). Správné řešení jsou diminishing returns – zvýšení evasion ratingu o konstantu se vždy má projevit snížením příchozí damage o konstatní procento, nikoliv zvýšením šance na evade o konstatní procento. Diminishing returns se navíc musí vztahovat na celkovou šanci na evasion, pokud tedy char má například dodge, parry a shield block, tak se nejdřív sečtou ratingy,pak se aplikuje diminishing returns a finální šance se zpětne rozdělí v poměru ratingů (úplně přesně do toho ještě vstupuje protivníkova zásažnost).</text:span></text:p>
      <text:p text:style-name="Text_20_body"/>
      <text:h text:style-name="Heading_20_5" text:outline-level="5">Evasion scaling</text:h>
      <text:p text:style-name="Text_20_body">Level 1 char v top equipu pro level 1 bojující s level 1 mobem by měl mít stejnou šanci na evade, jako level X char bojující v top equipu pro level X s level X mobem.<text:line-break/><text:tab/>Evasion tudíž nesmí být čistě vlastnost hráčského charu, musí být závislá na tom, kdo ho mlátí (ideálně ne na levelu, ale na nějaké celkové přesnosti útoku (která je ale funkcí levelu).</text:p>
      <text:p text:style-name="Text_20_body"/>
      <text:h text:style-name="Heading_20_5" text:outline-level="5">No evasion at all?</text:h>
      <text:p text:style-name="Text_20_body">To je ve skutečnosti možná nejlepší řešení. Netrefovat se není moc zábavné. Alternativně se to dá řešit tak, že missovat může jen autoattack, spelly a skilly vždycky zasáhnou (leda by proti tomu protivník použil aktivní mitigaci).</text:p>
      <text:p text:style-name="Text_20_body"/>
      <text:h text:style-name="Heading_20_4" text:outline-level="4">Sustainable short buffs</text:h>
      <text:p text:style-name="Text_20_body">Tohle jsou třeba finesy, nebo základní koncept paladina. Stručně řečeno: Není to dobrý nápad. Finesy jsou jakž takž ok, pokud je občas (často) potřeba hodit refreshovací finesu, která není tak účinná. Nebo pokud by bylo možné kombinací různých fines dosáhnout silnějšího efektu. Obecně ale spamování jednoho tlačítka každé kolo, jehož výsledkem je to, že char funguje, jako kdyby totéž měl v pasi<text:span text:style-name="T49">v</text:span>kách, je herně úplně špatně a není to vůbec zábavná hra.<text:line-break/><text:tab/>U paladina jsem to nakonec převedl na jeden ze dvou mechanismů: Odpalování nabíjených boostů a aktivní self healing. Nabíjené boosty by možná ani nemusely být nabíjené, četnost použití je totiž omezená resource managementem (což je ale zas na druhou stranu lepší nápad, než muset sledovat cooldowny). V principu to jsou buď cooldownové healy (odpálení seal of light například paladina trochu healne) nebo slabé tankovací cooldowny s relativně četným použitím. Důležité je, aby takový cooldown měl grafickou reprezentaci – příchozí damage by měla klesnout minimálně o jeden stupeň, aby bylo na pohled vidět, že na chvíli dostávám menší damage.</text:p>
      <text:p text:style-name="Text_20_body"/>
      <text:h text:style-name="Heading_20_4" text:outline-level="4">Aggro management</text:h>
      <text:p text:style-name="Text_20_body"/>
      <text:h text:style-name="Heading_20_3" text:outline-level="3">Healer</text:h>
      <text:p text:style-name="Text_20_body">Don<text:span text:style-name="T25">'t creat</text:span><text:span text:style-name="T1">e</text:span><text:span text:style-name="T25"> just a healer.</text:span></text:p>
      <text:p text:style-name="P11"><text:soft-page-break/>Neznamená to, že by nemohl existovat deck zaměřený čistě na healing. Znamená to ale, že by tam kromě direct healů měly být i skilly co dají nějakou damage a healnou, nebo třeba dají damage a na chvíli trochu boostnou healing, nebo třeba sníží damage output protivníka (protože vypreventovaná damage je stejně prospěšná jako vyhealovaná damage, možná ještě lepší).</text:p>
      <text:p text:style-name="P11"/>
      <text:p text:style-name="P11">Důležité je opět držet poměry. Pokud bude healer při maximálním healování dělat na levlu 1 třeba polovinu damage outputu damage dealera, tak to samé musí platit i na levlu 10, 20, atd.</text:p>
      <text:p text:style-name="Text_20_body"/>
      <text:h text:style-name="Heading_20_3" text:outline-level="3">Damager</text:h>
      <text:p text:style-name="P3">Don't creat just a damage dealer. Don't create just a debuffer.</text:p>
      <text:p text:style-name="P11"/>
      <text:p text:style-name="P11"/>
      <text:p text:style-name="P11"/>
      <text:p text:style-name="P11"/>
      <text:p text:style-name="P11"/>
      <text:h text:style-name="Heading_20_1" text:outline-level="1">Celé jinak</text:h>
      <text:p text:style-name="P32">Dělení na class a nonclass skilly</text:p>
      <text:p text:style-name="P32">– nedává smysl, aby nešel použít teleport, když switchnu classu.</text:p>
      <text:p text:style-name="P32">– <text:span text:style-name="T39">naopak bude fajn, když budou existovat skilly použitelné vždycky – různé explorační a tak. To pak bude obrovská motivace pro všechny.</text:span></text:p>
      <text:p text:style-name="P32"/>
      <text:p text:style-name="P32"/>
      <text:p text:style-name="P32">Možná by mohli mít všichni všechny skilly pořá<text:span text:style-name="T34">d</text:span> a deck (asi kombinace zbraň + zbroj?) by <text:span text:style-name="T34">některé z nich posílil (například tak, že začnou generovat combo pointy).</text:span></text:p>
      <text:p text:style-name="P32">– <text:span text:style-name="T35">a nebo druhá možnost: Některé skilly budou žrát resourcy určitého typu. A na generování resourců daného druhu bude potřeba určitý deck. Tohle vyřeší i problém s debuffy a tak.</text:span></text:p>
      <text:p text:style-name="P32">– <text:span text:style-name="T39">otázka je, co s různým hledáním pastí a tak (postihy za nevhodný armor? a jelikož armor určí druh generovaných resourců, tak prostě někdo oblečený v heavy plate bude sice pořád mít skilly na odstraňování pastí, ale málo efektivní oproti thiefovi v leatheru).</text:span></text:p>
      <text:p text:style-name="P32">// <text:span text:style-name="T40">tohle by pak znamenalo, že některé skilly budou přiřazené typu armoru, nikoliv konkrétní classe (generovanému resourcu).</text:span></text:p>
      <text:p text:style-name="P32">/* <text:span text:style-name="T42">Resourcové debuffování zní dobře, díky tomu se bude debuffovat v boji a ne před ním.</text:span> */</text:p>
      <text:p text:style-name="P32"/>
      <text:p text:style-name="P32"/>
      <text:p text:style-name="P32">Všichni by asi měli mít manu (aby mohli kouzlit nehledě na aktuálně aktivní deck)</text:p>
      <text:p text:style-name="P32"/>
      <text:p text:style-name="P32">/*</text:p>
      <text:p text:style-name="P34">Možná rovnou rozjet všech 12 class <text:span text:style-name="T37">a na základní se vykašlat?</text:span></text:p>
      <text:p text:style-name="P32">*/</text:p>
      <text:p text:style-name="P32"/>
      <text:p text:style-name="P33">Konkrétně:</text:p>
      <text:p text:style-name="P33">– warrior generuje rage points</text:p>
      <text:p text:style-name="P33"><text:soft-page-break/>– thief generuje combo points</text:p>
      <text:p text:style-name="P33">– cleric generuje holy power</text:p>
      <text:p text:style-name="P33">– <text:span text:style-name="T36">magic user generuje arcane power</text:span></text:p>
      <text:p text:style-name="P33"/>
      <text:p text:style-name="P34">Poznámky:</text:p>
      <text:p text:style-name="P34">– resoucy by asi neměly být pevně svázány s jedním konkrétním elementem. Každá class by měla umět dávat damage do více rezistů (protože když umí jen do jednoho, tak pro ni rezisty jako mechanika vůbec nefungují, negenerují žádnou diverzitu gameplaye).</text:p>
      <text:p text:style-name="P34">– <text:span text:style-name="T38">psionik v zásadě může dávat damage do víc rezistů – combat telekinesis do různých crushů a slashů, například.</text:span></text:p>
      <text:p text:style-name="P34"/>
      <text:p text:style-name="P34"/>
      <text:p text:style-name="P35">Další zajímavá varianta je stance dancing</text:p>
      <text:p text:style-name="P35">– každý stance (bojový styl, whatever) by měl určitý počet slotů a k nim defaultně přiřazené keybindy (1-10).</text:p>
      <text:p text:style-name="P35"/>
      <text:p text:style-name="P35"/>
      <text:p text:style-name="P36">IMPORTANT NOTE:</text:p>
      <text:p text:style-name="P36"><text:span text:style-name="T41">P</text:span>okud se budou skilly unlockovat dvěma mechanismy, tj. jednak naexpením příslušného „knowledge skillu“ (arcane magic) a druhak třeba splněním questu, tak by to mělo jít udělat v libovolném pořadí. Tj. je možné splnit quest na arcane blast, i když ještě nemám potřebnou arcane magic – skill se mi unlockne, až požadavek splním.</text:p>
      <text:p text:style-name="P36"/>
      <text:p text:style-name="P36"/>
      <text:p text:style-name="P36"/>
      <text:p text:style-name="P36"/>
      <text:h text:style-name="Heading_20_1" text:outline-level="1">Role-based approarch</text:h>
      <text:p text:style-name="P37">Jdu na to asi špatně. Měl bych začít tím, jak se budou konkrétní role hrát. Pak to můžu rozšířit.</text:p>
      <text:p text:style-name="P37"/>
      <text:p text:style-name="P37">Takže:</text:p>
      <text:p text:style-name="P37">Tank</text:p>
      <text:p text:style-name="P37">– <text:span text:style-name="T44">mitigace a současně damage</text:span></text:p>
      <text:p text:style-name="P37">– <text:span text:style-name="T44">nabírání aggra (ideálně ne automaticky)</text:span></text:p>
      <text:p text:style-name="P37"/>
      <text:p text:style-name="P37">Healer</text:p>
      <text:p text:style-name="P37">– <text:span text:style-name="T43">healy a současně trocha damage (takže určitě synergie mezi damagi a healy, aby nebylo výhodnější dělat jen jedno)</text:span></text:p>
      <text:p text:style-name="P37"/>
      <text:p text:style-name="P37">Magic user</text:p>
      <text:p text:style-name="P37">– <text:span text:style-name="T45">damage</text:span></text:p>
      <text:p text:style-name="P37">– <text:span text:style-name="T46">detekce magie (a neviditelných věcí) – ale to zní spíš jako něco globálního</text:span></text:p>
      <text:p text:style-name="P37"/>
      <text:p text:style-name="P37"><text:soft-page-break/>Thief</text:p>
      <text:p text:style-name="P37">– <text:span text:style-name="T46">damage</text:span></text:p>
      <text:p text:style-name="P37">– <text:span text:style-name="T43">pasti</text:span></text:p>
      <text:p text:style-name="P37"/>
      <text:p text:style-name="P38">Weapon-based appro<text:span text:style-name="T47">a</text:span>ch</text:p>
      <text:p text:style-name="P38">– se štítem jsi tank</text:p>
      <text:p text:style-name="P38">– s obouručkou nebo dualwieldem jsi damager</text:p>
      <text:p text:style-name="P38">– <text:span text:style-name="T47">s caster staffkou jsi caster</text:span></text:p>
      <text:p text:style-name="P39">atd.</text:p>
      <text:p text:style-name="P39"/>
      <text:p text:style-name="P39"/>
      <text:p text:style-name="P40">Možná bude nejlepší zatím neřešit sloty a keybindy.</text:p>
      <text:p text:style-name="P40">– situační skilly typu „funguje jen na gobliny“ asi nejsou moc zajímavé (ale třeba damage boost do goblinů proč ne – už proto, že to boostne všechny chary stejně), <text:span text:style-name="T48">ale různé hrátky s rezistama apod. jsou nejspíš ok.</text:span></text:p>
      <text:p text:style-name="P38"/>
      <text:p text:style-name="P38"/>
      <text:h text:style-name="Heading_20_1" text:outline-level="1">Combat ideas</text:h>
      <text:p text:style-name="P38"/>
      <text:h text:style-name="P132" text:outline-level="1">Combat colors</text:h>
      <text:p text:style-name="P43">Základní idea je využít barvy k rozlišení toho, co protivník dělá. Damage se bude vypisovat čísly.</text:p>
      <text:p text:style-name="P43"/>
      <text:p text:style-name="P43">Heavy attack (začátek. Vlastní rána už není podstatná, na tu není třeba reagovat) – obecně prostě velká rána, kterou má smysl blokovat</text:p>
      <text:p text:style-name="P43">-- kouzlo</text:p>
      <text:p text:style-name="P43">-- debuff</text:p>
      <text:p text:style-name="P43">když to mob používá na někoho jiného, tak by se mi to mělo vypsat tmavší barvou (nebo vůbec).</text:p>
      <text:p text:style-name="P43"/>
      <text:p text:style-name="P43">-- ideálně by to chtělo progress bary. Ale těžko říct, jak na to, bez fixních pozic kam vypisovat. Asi do promptu (ale pak těžko říct, co s více protivníky. Ono vůbec reagovat na víc bude problém (leda plošné countery/interrupty? Asi proč ne. Pak by mohly progress bary heavy attacků ukazovat víc informací přes sebe různými barvami. Tj začne jeden protivník natahovat – rozjede se třeba bílej progressbar, začne druhé, rozjede se přes něj žlutej progress bar. Ideálně podle barev protivníků)</text:p>
      <text:p text:style-name="P43">BTW, jak to vlastně dělá Midnight Commander? Mít možnost přes telnetový protokol psát na konkrétní pozice, tak s progress barem není problém.</text:p>
      <text:p text:style-name="P13"/>
      <text:p text:style-name="P13">Implementační poznámka: Attack bude mít flagu HEAVY a combat systém podle toho automaticky přiřadí barvu. Žádné barvení hlášek přímo z kódu skillu ;<text:span text:style-name="T25">-)</text:span></text:p>
      <text:p text:style-name="P5"/>
      <text:p text:style-name="P5">/*</text:p>
      <text:p text:style-name="P12">Ještě by to šlo dělat graficky<text:span text:style-name="T25">:</text:span></text:p>
      <text:p text:style-name="P12"><text:span text:style-name="T25">[</text:span>------<text:span text:style-name="T25">] Heavy attack</text:span></text:p>
      <text:p text:style-name="P4"><text:soft-page-break/>[|-----] Heavy attack</text:p>
      <text:p text:style-name="P4">[||||||--] Heavy attack</text:p>
      <text:p text:style-name="P4">[|||||||||] Heavy attack</text:p>
      <text:p text:style-name="P5">*/</text:p>
      <text:p text:style-name="P5"/>
      <text:p text:style-name="P13">Související poznámka:</text:p>
      <text:p text:style-name="P13">-- <text:span text:style-name="T51">blok bude fungovat na 1 útok (nebo možná na 1 útok a vteřinu po něm). Otázka je, jestli by mělo jít „vyžírat“ protivníkův blok light attackama (ať už vyžrat tu charge, nebo vyžírat staminu). Technicky nejde blok „držet“, takže asi opravdu bude muset bejt na 1 attack a asi bude blokovat jen heavy attacky.</text:span> Může to ale v zásadě bejt „dokud nepoužiju jinou abilitu“ - to je vlastně ekvivalent „držení bloku“. Pak by light attacky staminu vyžírat mohly.</text:p>
      <text:p text:style-name="P13"/>
      <text:p text:style-name="P13">Další související poznámka:</text:p>
      <text:p text:style-name="P13">-- heavy attacky sice budou jasně vidět, ale budou existovat i ccčka (crowd control – odstavení protivníka), byť třeba jen částečná (zablokuje jen kouzla). Takže půjde udělat sekvence: Nahození debuffu znemožňujícího blokování; <text:span text:style-name="T25">heavy attack </text:span>(ccčka půjde lámat – za hodně <text:span text:style-name="T25">many/</text:span>staminy). Takže tím v podstatě nutím protivníka buď spálit hodně stamky, nebo nechat projít heavy attack.</text:p>
      <text:p text:style-name="P13"/>
      <text:p text:style-name="P13">Ještě další související poznámka:</text:p>
      <text:p text:style-name="P13">-- ve hře nemohou být full revity (ostatně ani full healy). V podstatě by tam asi neměl být žádný skill, který bude čistě jen doplňovat staminu a nedělat nic jiného (i když to asi v principu nevadí, bude stát manu, což je taky omezený resource, takže to nepůjde spamovat donekonečna a reviter u toho bude muset něco dělat). Healy kombinované se slabým stamina revitem asi ale každopádně existovat mohou (stejně jako stamina revit kombinovaný se slabým healem).</text:p>
      <text:p text:style-name="P13"/>
      <text:h text:style-name="P129" text:outline-level="2">Alternativ<text:span text:style-name="T52">e combat</text:span> idea<text:span text:style-name="T52">s</text:span></text:h>
      <text:p text:style-name="P41"><text:s/>Každý char má 2 paralelní execution lajny.</text:p>
      <text:p text:style-name="P41">– asi ne, respektive možná na heavy attack poté, co se mi nabijou resourcy</text:p>
      <text:p text:style-name="P41"/>
      <text:p text:style-name="P42">„Combo pointy“</text:p>
      <text:p text:style-name="P42">– každý char <text:span text:style-name="T53">si</text:span> nabíjí <text:span text:style-name="T53">extra resource, za který odpaluje zajímavější skilly</text:span></text:p>
      <text:p text:style-name="P41"/>
      <text:p text:style-name="P43"/>
      <text:h text:style-name="P133" text:outline-level="1">Variabilita gameplaye</text:h>
      <text:p text:style-name="P101">Variabilita je naprosto klíčový pojem. Jakákoliv aktivita se v online hře dříve nebo později přejí, pokud se hráč nevěnuje ničemu jinému. Jakmile se hra smrskne jen na raidy, jen na pvp, <text:span text:style-name="T54">nebo třeba</text:span> jen na campování bossů a čekání na rare drop, obvykle to hráče velice rychle přestane bavit. Prakticky každé MMO za posledních 10+ let začíná questovacím maratónem. Hráče to baví pár dní (a některé ani to ne), když vidí rychlý růst síly charu, pak už to ale začnou dělat z donucení a po pár týdnech se jim chce z neustálého questování zvracet.<text:line-break/><text:tab/>Resumé: Nedělat čistě raidovací hru. Nedělat čistě pvp hru. Ale nedělat ani hru, kde by jeden druh zábavy byl nejvýhodnější (ty ostatní tam pak sice jsou, ale úplně zbytečně). Bacha na motivace – různé druhy činností by měly mít na sobě nezávislou motivaci. Proto například není dobré za všechno dávat expy, protože to je stejný druh motivace. I s tím se ale dá trochu pracovat, viz dále.</text:p>
      <text:p text:style-name="P101"><text:soft-page-break/></text:p>
      <text:h text:style-name="P130" text:outline-level="2">Jak variability dosáhnout</text:h>
      <text:p text:style-name="P101">Za prvé ten content musí ve hře být (sólo, group, pvp, ideálně od všeho různé druhy). A za druhé tam musí být mechanismus, který bude motivovat k jeho střídání (ideálně tak, aby hráč stále měl nějakou volnost).</text:p>
      <text:p text:style-name="P101"/>
      <text:p text:style-name="P101">Typický příklad využití expů: Na grindu nastavím nějaký exprate (za jednotku času) a přidám daily pvp quest, který bude průměrně mít dvojnásobný exprate.<text:line-break/><text:tab/>Kdyby to nebyl daily quest (to je samo o sobě blbej nápad, ale o tom kdyžtak později), tak by se kvůli vyššímu expratu nevyplatilo dělat nic jiného.</text:p>
      <text:p text:style-name="P101"/>
      <text:p text:style-name="P101">Proč tomu prostě nedat stejný exprate a nechat na hráčích, ať si vyberou?<text:line-break/>-- Protože si pak vyberou jen jedno z toho. A i když ne, tak nebudou mít pocit, že je to střídání přínosné.</text:p>
      <text:p text:style-name="P101"/>
      <text:p text:style-name="P101">/*</text:p>
      <text:p text:style-name="P45">Systém komutativních asymptotických capů tohle dělá trochu jinak: Představte si to tak, že 2 levely se dají udělat jen v newbie zóně, další 3 levely na šachovnici, atd. Takže když by ve hře byly jen tyhle dvě zóny a chtěl bych mít maximální level, tak bych musel expit v obou těchle zónách zhruba stejně – v nich získané levely se sečtou (proto komutativní).</text:p>
      <text:p text:style-name="P45">To, že jde o asymptotické capy, pak znamená, že se k těm dvěma levlům z newbie zóny lze pouze blížit, není jich nikdy možné dosáhnout. To znamená, že když budu třeba 2 dny expit v newbie zóně, tak z toho budu mít 0,8 levelu. Když tam budu expit další 2 dny, tak získám jen dalších 0,4 levelu, celkem 1,2. Vždycky tedy bude mít smysl vrátit se do newbie zóny a expit tam (třeba v partě s novým hráčem), protože tam získám kus levelu, který nejde získat nikde jinde než právě v newbie zóně. Časově sice může být efektivnější jít expit do jiné zóny, kde jsem ještě tolik neexpil (protože čím blíž jsem capu v nějaké zóně, tím méně efektivní to expení je), ale i tak za to expení v newbie zóně vždycky něco budu mít, nikdy to nebude ztracený čas.</text:p>
      <text:p text:style-name="P45">- <text:span text:style-name="T55">Optimální z hlediska hráče a maximálního levelu získaného za nějaký čas je rozdělit ten čas mezi všechny zóny v poměru velikosti capů (podle toho příkladu tedy 2/5 času strávit v newbie zóně a 3/5 na šachovnici). Což povede k tomu, že se hráči budou vracet do starších zón, nikdy nebude nejvýhodnější expit jen v poslední otevřené zóně.</text:span></text:p>
      <text:p text:style-name="P101">*/</text:p>
      <text:p text:style-name="P101"/>
      <text:h text:style-name="P130" text:outline-level="2">Daily (weekly, atp.) questy</text:h>
      <text:p text:style-name="P101">Ač to zní jako dobrý nástroj pro uvádění variability do hry, až tak dobrý není, protože má nepříjemnou vlastnost nutit do hry. Když jsem totiž v progresu omezen daily questy (nebo mi zrychlují exprate), tak neudělat daný den svoji sadu daily ve mně vzbudí pocit ztráty. Jinými slovy budu se nutit do toho, abych ty dailiny daný den udělal, a to je špatně.<text:line-break/><text:tab/>Druhá věc je, že daily questů může být jen omezené (rozumě malé) množství najednou. Když jich bude hodně, tak pak kromě víkendů nebudu dělat nic jiného než daily questy a přínos se dost ztrácí (variabilitu to ale zajišťuje obvykle i tak, protože dailyny jsou různých druhů).</text:p>
      <text:p text:style-name="P101"/>
      <text:h text:style-name="P127" text:outline-level="3">Daily questy s bufferem</text:h>
      <text:p text:style-name="P101">Idea je taková, že když v daný den daily quest neudělám, tak další den budu moc udělat dva. Tím padá problém pocitu nucení do hry, současně ale roste problém s tím, že pak <text:span text:style-name="T56">ten další den</text:span> budu dělat jen daily questy na na cokoliv jiného nebudu mít čas (dělat dailiny je výhodnější, remember?).</text:p>
      <text:p text:style-name="P101"/>
      <text:h text:style-name="P127" text:outline-level="3"><text:soft-page-break/>Unlockování contentu</text:h>
      <text:p text:style-name="P46">Závěr: Daily (weekly...) questy nepoužívat! Místo toho používat unlockování contentu.</text:p>
      <text:p text:style-name="P46">Co to znamená?</text:p>
      <text:p text:style-name="P47">Příklad: Musím vybít guardy před bossem, abych mohl zabít bosse (protože jinak mu přiběhnout na pomoc). Vybíjení guardů trvá relativně dlouho, je za to málo expů. Za bosse je pak hodně expů (v poměru k času stráveném zabíjením toho bosse).</text:p>
      <text:p text:style-name="P47">- vygeneroval jsem tím variabilitu. Zabíjení trashe a zabíjení bosse jsou různé činnosti. Jsou taky různě výhodné, ale, stejně jako u daily questů, nemůžu pořád jen zabíjet bosse. Na rozdíl od daily questů se mi ale v tomhle přístupu nikdy nebude hromadit daily questění - když je ve hře 500 daily questů, které jsou expově výhodnější než cokoliv jiného, tak bude hráč obíhat pouze ty daily questy – 500 jich za den ani neudělá. Unlockování contentu naproti tomu vždycky vede k rozdělení času mezi ty dvě různě optimální činnosti, nehledě na to, kolik takových bossů na mudu je.</text:p>
      <text:p text:style-name="P47">Další příklady: Grindění materiálu, za který pak jednorázově otevřu nějaký dungeon. PvP v battlegroundech, kde budu sbírat nějakou currency za zabíjení hráčů a za určité množství si jednorázově odemknu obléhání pevnosti.</text:p>
      <text:p text:style-name="P101"/>
      <text:h text:style-name="P127" text:outline-level="3">Unlockování contentu je možné (a vhodné) stackovat</text:h>
      <text:p text:style-name="P48">Příklad: Grindím moby, spawnu tím bosse. Po zabití pěti takových bossů (na každého z nich grindím moby) můžu spawnout většího bosse. Atd. Za každého většího bosse mám výrazně velký reward (v expech za čas).</text:p>
      <text:p text:style-name="P48">- to <text:span text:style-name="T57">by měl být základní koncept zón. Když v zóně získám maximální tier power, tak vlastně celá zóna pro mě má stejnou obtížnost. Ideálně bych ale měl stále mít důvod chodit i na ty slabší moby, protože z nich padá něco, čím si spawnu něco s velkým rewardem za jednotku času – nevyplatí se mi tedy grindit jen posledního moba v zóně pořád dokola, vyplatí se mi opakovaně postupně procházet celou zónu.</text:span></text:p>
      <text:p text:style-name="P101"/>
      <text:h text:style-name="P130" text:outline-level="2">Dlouhodobě hratelné PvP</text:h>
      <text:p text:style-name="P47">Jen malá doplňující poznámka: Pokud má být PvP variabilní, je třeba střídat různé druhy činností. <text:span text:style-name="T58">Hry typu Elder Scrolls Online nebo Warhammer Online dělají chybu v tom, že považují dobývání hradů za „grinding content“, tedy to, co dělám pořád dokola jako základní, nejběžnější činnost v PvP.</text:span></text:p>
      <text:p text:style-name="P49">Siege by naopak měl být ekvivalentem PvE raidu, většinu času bych měl trávit v nějakých menších skirmishích, čímž si občas unlocknu možnost <text:span text:style-name="T59">epického</text:span> siege.</text:p>
      <text:p text:style-name="P49"/>
      <text:p text:style-name="P49">Druhá věc je, že si vývojáři často neuvědomují, že pro Siege jsou potřeba dvě strany – útočníci a obránci. A ti, kdo prohrají, budou nutně zklamáni (zvlášť když budou prohrávat často).</text:p>
      <text:p text:style-name="P49">To je samozřejmě špatně: „Raid“ by měl být odměnou za dlouhý grind a hráči by ho měli „vyhrát“ (když ne hned, tak se k tomu aspoň zásadním způsobem přiblížit). A to funguje jen když protivníci nejsou hráči.</text:p>
      <text:p text:style-name="P49"/>
      <text:p text:style-name="P50">Takže:</text:p>
      <text:p text:style-name="P49">Odměnou za PvP grind by mělo být unlocknutí možnosti útočit na hra<text:span text:style-name="T60">d obsazený moby</text:span> nebo jeji bráni<text:span text:style-name="T60">t proti mobům</text:span>, <text:span text:style-name="T61">tedy</text:span> PvE! <text:span text:style-name="T60">(tedy obránci budou mobové).</text:span> <text:span text:style-name="T60">V rámci PvP grindu mohou být PvP boje o nějaké pevnůstky (klidně i předsunuté pevnosti toho cílového hradu – nebo třeba továrny, kde se vyrábí siege weapons), kde se můžou často střídat vlastníci, ale ty nejdůležitější boje povedou k získání hradu </text:span><text:span text:style-name="T63">permanentně</text:span><text:span text:style-name="T70">,</text:span><text:span text:style-name="T60"> a to už z principu vylučuje PvP siege.</text:span></text:p>
      <text:p text:style-name="P101"/>
      <text:p text:style-name="P101"/>
      <text:h text:style-name="P130" text:outline-level="2"><text:soft-page-break/>Žebříček „obtížnosti“ aktivit (sólo, group, raid)</text:h>
      <text:p text:style-name="P101">Myšlenka je: Když mám možnost něco sehnat na sólo a v grupě, seženu si to na sólo. Když mám možnost sehnat si to v malé grupě nebo v raidu, seženu si to v malé grupě.</text:p>
      <text:p text:style-name="P101">-- tohle je celkem zjevné, připomínám to jen proto, že je dobré na to myslet. Pozor taky na to, že když nejlepší věci budou padat z raidů, tak se v určitý moment dostanu do stavu, kdy na sólo a v malé grupě už nebudu mít co shánět a hra se mi smrskne na raidy. To je špatně, v tuhle chvíli hráči přestávají hrát.</text:p>
      <text:p text:style-name="P101">-- plyne z toho: Musí existovat sloty (například equipu), kde nejsilnější varianta není z raidu (ale třeba za spoustu sólo grindu).</text:p>
      <text:p text:style-name="P101">A navíc věci z raidu může v principu jít sehnat i jinak (a asi by to jít i mělo, ne každého raidy baví – <text:span text:style-name="T74">ovšem pozor, že neděláme sólo hru</text:span>), jen to musí vyžadovat výrazně víc času a úsilí.</text:p>
      <text:p text:style-name="P101"/>
      <text:h text:style-name="P133" text:outline-level="1">Asi nejlepší řešení: Postupné otevírání contentu</text:h>
      <text:p text:style-name="P101">Co to znamená?</text:p>
      <text:p text:style-name="P101"/>
      <text:p text:style-name="P101">Příkladem jsou celé Shadowlands v Anarchy online. Na přístup do každé další zóny bylo potřeba něco splnit. Bariérou může být i (iluzorní, <text:span text:style-name="T75">tedy daná jen tím, že nemám odpovídající equip</text:span>) obtížnost contentu. Tzn. nemůžu jít do high level zóny, dokud nepolevlím.</text:p>
      <text:p text:style-name="P101"/>
      <text:p text:style-name="P101">Tohle se tudíž ve skutečnosti používá celkem běžně, ale málokdy u toho vývojáři myslí na to, aby tím současně generovali variabilitu ve hře. Jak na to?</text:p>
      <text:p text:style-name="P101">Grupovým contentem si otevřu sólo content. Sólo grindem se připravím na další grupový content. Další content otevřu pvpčkem (nebo pve contentem v pvp zóně), atd.</text:p>
      <text:p text:style-name="P101"/>
      <text:p text:style-name="P101">Dobýt pevnost v pvp a získat tím na několik dní přístup do speciální zóny, to je přesně ten příklad (těch několik dní je tam důležitých – bez toho bych musel dobývat neustále a zase by se to přejedlo. Ultimátně by to navíc mělo směřovat k otevření permanentního přístupu, aby to opět nesklouzlo k nutnosti každý týden bojovat o tu samou pevnost).</text:p>
      <text:p text:style-name="P101"/>
      <text:h text:style-name="P130" text:outline-level="2">Otevírání získáním potřebného equipu</text:h>
      <text:p text:style-name="P101">-- Viz fire resist na Molten Core. Tam je ale háček v tom, že jakmile ho jednou posbírám, budu ho už mít na všechny boje s fire damagí (leda by bylo potřeba víc rezistu, ale příliš růst s čísly není dobrý nápad).</text:p>
      <text:p text:style-name="P101">Tierové zóny jsou lepší řešení, protože tier power se vztahuje vždycky na konkrétní content a navíc neovlivňuje věci okolo (zatímco fire rezistem totálně zcounteruju ohnivé mágy v pvp). Oddělení statů zamýšlených k otevírání contentu od statů pro běžnou hru (ať už pvp či pve) je hodně důležité.</text:p>
      <text:p text:style-name="P101"/>
      <text:p text:style-name="P101">Ve warhammeru <text:span text:style-name="T76">online</text:span> to nebylo přes equip, ale přes wardy. A wardy měly stupně, nebyly nezávislé. Fungovalo to taky, ale stupňování je horší řešení, protože to pak pro nováčky znamená nutnost dohnat všechny předchozí stupně. Zatímco když je na každou novou zónu (nebo skupinu zón) potřeba nový otevírací stat, tak nemít ty předchozí nevadí.</text:p>
      <text:p text:style-name="P101">-- Ve skutečnosti <text:span text:style-name="T62">by asi měla většina času a hráčského úsilí padnout na otevírání společným progressem</text:span>. Nováčci by měli potřebovat něco dodělat, aby náskok dohnali, ale nemělo by toho být tolik, jako když se progressovalo od začátku.</text:p>
      <text:p text:style-name="P101"><text:soft-page-break/>Příkladem tohohle řešení je craftení tierového equipu. Získávání receptů, stavění craftovacích workshopů, atd. je společný progress. Nováčci pak mohou využít toho, co už bylo vybudováno, jen si oběhnou pár bossů na svůj rare materiál.</text:p>
      <text:p text:style-name="P101"/>
      <text:p text:style-name="P101">-- V jedné věci jsou ale wardy z Warhammeru lepší – nevyžadují následný mikromanagement. Ideální je asi nějaká kombinace. Nový tier by mohl například na charu otevřít nové sloty, kam se budou dávat enchantementy pro daný tier (tj to budou v podstatě wardy, jen se budou unlockovat vyrobením nějakého itemu).</text:p>
      <text:p text:style-name="P101"/>
      <text:p text:style-name="P101">Poznámka:</text:p>
      <text:h text:style-name="P127" text:outline-level="3">Reusování contentu a power creep</text:h>
      <text:p text:style-name="P101">Reusování conentu je další důležitá věc, kterou na Brutusu moc neděláme. Problém je v tom, že v level 20 zóně toho pro r5 char už není moc zajímavého.</text:p>
      <text:p text:style-name="P101"/>
      <text:p text:style-name="P101">Tierové zóny <text:span text:style-name="T77">ale</text:span> tímhle neduhem netrpí. Char s kompletním tier powerem je sice v příslušné zóně mnohonásobně silnější než char s nulovým příslušným powerem, ale mimo tu zónu mezi nimi bude malý rozdíl.</text:p>
      <text:p text:style-name="P101">Don<text:span text:style-name="T25">'t </text:span><text:span text:style-name="T1">take me wrong – rozumný power creep je žádoucí. Hráč by no návratu do 10 let staré zóny měl mít pocit, že je tam králem. Ale ne nutně tak, že hodí jeden zóňák a pomře půlka zóny.</text:span></text:p>
      <text:p text:style-name="P14"/>
      <text:p text:style-name="P14">Pokud například udělám dungeon, kde bude trvat nějaký čas probít se skrz (třeba Gates of Creation), tak příkladem reusnutí contentu je, když na konec toho dungeonu přidám něco potřebného v nové zóně (novém questu, atd.). Když to bude v Shiru, tak se tam R5 char nezdrží víc než pár vteřin. GoC jsou pořád i pro většinu R5tek zábava na pár minut (až desítek minut) – tak by to mělo být.</text:p>
      <text:p text:style-name="P101"/>
      <text:p text:style-name="P101">Poznámka: Andyho řešení, že tier power pouze snižuje handicap (tzn nemít power stejný nebo vyšší jako mob znamená výrazné oslabení, mít ho vyšší neznamená posílení (nebo alespoň ne zásadní), je správné – právě proto, že zabraňuje power creepu. Při zdolávání contentu funguje jak má a po jeho zdolání jej netrevializuje – i potvory na začátku zóny pořád budou adekvátní výzvou.</text:p>
      <text:p text:style-name="P101"/>
      <text:h text:style-name="P130" text:outline-level="2">Otevírání splněním access questu</text:h>
      <text:p text:style-name="P101">-- Nevýhoda: Desynchronizace mezi spoluhráči a z toho plynoucí nutnost dělat ten samý quest s nováčky znovu a znovu. To ve skutečnosti není úplně špatné (je to recyklace contentu a pohámat kámošům je fajn), ale nesmí se to přehnat. Když to budou dva velké questy za čtvrt roku, tak je to ještě ok. Když budu každý druhý den někomu pomáhat s questem, který jsem už dávno udělal, je to špatně).</text:p>
      <text:p text:style-name="P101">/*</text:p>
      <text:p text:style-name="P52">Možné řešní: Dlouhý quest chain, z nějž je většina sólovatelná, takže pomoc potřebuju jen na chvíli. Ideálně tu větev, kde je potřebná grupa, udělat nezávislou na té sólo části – díky tomu se nezaseknu v konkrétním kroku dokud nebude grupa, ale můžu tu grupovou část splnit kdykoliv v průběhu dělání sólo části.</text:p>
      <text:p text:style-name="P101">*/</text:p>
      <text:p text:style-name="P101"/>
      <text:h text:style-name="P130" text:outline-level="2"><text:soft-page-break/>Otevírání společným progressem (třeba gildovně)</text:h>
      <text:p text:style-name="P53">O co jde? Přístup do nové zóny se otevírá questem, ale ten quest stačí udělat jednou a pak je to otevřené pro všechny (tj je to v podstatě jednorázový event). <text:span text:style-name="T78">Questu se ale účastní hromada hráčů a společným úsilím pracují na otevření.</text:span></text:p>
      <text:p text:style-name="P53"/>
      <text:p text:style-name="P101">-- jde to i celoserverově a mělo by to smysl třeba na Brutusu, kde je malá kooperující populace. Na větším serveru je lepší progressovat po menších celcích – generuje to soutěživost</text:p>
      <text:p text:style-name="P101"/>
      <text:p text:style-name="P101">-- tohle je výborná varianta. Není třeba s nováčky znovu procházet ty samé questy (ale jde to, pokud reward za jejich splnění bude příspěvek do gildovního progresu, bude pomoc nováčkovi motivující pro celou gildu).</text:p>
      <text:p text:style-name="P101"/>
      <text:p text:style-name="P101">-- <text:span text:style-name="T78">ideální je asi dělat to klanově, tj. přístup se otevře celému klanu.</text:span></text:p>
      <text:p text:style-name="P101"/>
      <text:p text:style-name="P101">IMPORTANT:</text:p>
      <text:h text:style-name="P133" text:outline-level="1">Co bude hráče motivovat ke střídání a otevírání contentu?</text:h>
      <text:p text:style-name="P101">Zatím jsme moc neřešili, proč by to hráči vlastně měli dělat. Otevírání nového contentu sice je samo o sobě motivující, ale nedostatečně. Hlavní motivační faktor by měl být posouvat svůj char (zvyšováním statů, získáváním nových skillů, získáváním nebo vylepšování equipu, atd.).</text:p>
      <text:p text:style-name="P101"/>
      <text:p text:style-name="P101">Tierový equip na tohle sám o sobě nestačí, „protože proč shánět equip, který funguje jen někde“. Odpověď by měla být: Protože za to získám něco, co mi bude fungovat všude.</text:p>
      <text:p text:style-name="P101">/*</text:p>
      <text:p text:style-name="P54">Rozšiřující odpověď: Protože se všechny zvyšovatelné staty charu (tedy ty obecné, netierové) budou zvyšovat po krocích – v prvním tieru contentu bude nějaký asymptotický soft cap a prostě z toho tieru se nad něj dostat nepůjde. V dalším tieru contentu budou „nové expy“ (nemusí tu nutně být expy, může to být equip, zvyšování skillu sbíráním skill crystalů či cokoliv v tom smyslu) s novým capem.</text:p>
      <text:p text:style-name="P54">/* Víc o tom v popisu tierů. */</text:p>
      <text:p text:style-name="P101">*/</text:p>
      <text:h text:style-name="P130" text:outline-level="2">Skilly</text:h>
      <text:p text:style-name="P101">-- ideální na to <text:span text:style-name="T79">(na motivaci prolézat různé zóny)</text:span> asi budou nové schopnosti, protože ty sice nemusí být nutně výrazně silnější (z hlediska damage/heal outputu charu), ale přidají nové možnosti, takže bude fakt dobrý důvod je chtít.</text:p>
      <text:p text:style-name="P101">Poznámka k Brutusu: Brutus je pěkný příklad toho, jak jsou skilly mocným motivačním faktorem a současně jak se jím dá ukázkově plýtvat. Možnost za tři měsíce repetitivního grindění expů <text:span text:style-name="T80">získat</text:span> prakticky kompletní lg skill tree (nebo aspoň to podstatné) nás připravila např.: O možnost posílat hráče do nových zón, kde by byly skilly odměnou za splnění zone questu, zabitím main bosse, nebo třeba získání fakce s místními NPCčky), o motivaci k sólovému hraní (třeba skrze to grindění fakce) a spoustu dalších možností. Stejně tak jsou skilly skvělou odměnou za pvp (tedy grindění nějakých pvp expů).</text:p>
      <text:p text:style-name="P101">Mít jedny expy na všechno fakt není dobrý nápad (vede to pak k tomu, že si hráči najdou nejefektivnější metodu jak je grindit a všechno ostatní, co ty expy dává, v podstatě ztrácí smysl).</text:p>
      <text:p text:style-name="P101"/>
      <text:h text:style-name="P130" text:outline-level="2"><text:soft-page-break/>Equip</text:h>
      <text:p text:style-name="P101">Well, equip. Equip jsou v podstatě druhé expy (co se motivace týče).</text:p>
      <text:p text:style-name="P101">Equip může enablovat skilly (kouzlení ze staffky – ne nutně jako na Brutusu, může to být tak, že bez určité staffky v ruce se něco vůbec nedá seslat).</text:p>
      <text:p text:style-name="P101"/>
      <text:p text:style-name="P101">Problém je v tom, že je omezený počet slotů... <text:span text:style-name="T81">Equip obecně není moc dobrý nápad, lepší je zvyšovat přímo staty/skilly charu.</text:span></text:p>
      <text:p text:style-name="P101"/>
      <text:h text:style-name="P127" text:outline-level="3">Situační přehazování equipu</text:h>
      <text:p text:style-name="P101">Je to dobře nebo ne?</text:p>
      <text:p text:style-name="P101">V principu ano. „Rozšiřuje“ to počet slotů, tj. je pak větší motivace něco shánět.</text:p>
      <text:p text:style-name="P101">Problém je, že mikromanagement s prohazováním equipu je opruz. Equip sety to sice trochu řeší (obdobně na to existují addony ve wow, apod.), ale pořád je to opruz. Z toho plyne, že správné řešení je asi udělat to jinak.</text:p>
      <text:p text:style-name="P101">-- tierové <text:span text:style-name="T82">staty</text:span>, tím, že jsou savnuté přímo na charu, a že každá tierová zóna checkuje jiné, tohle asi řeší. Není nutný žádný mikromanagement, <text:span text:style-name="T82">tier power</text:span> do jiných zón nijak neovlivňuje zónu, ve které zrovna jsem – takže se to vlastně „přehazuje“ automaticky.</text:p>
      <text:p text:style-name="P101"/>
      <text:p text:style-name="P55">IMPORTANT:</text:p>
      <text:p text:style-name="P55">– situační přehazování equipu je špatně. V prvé řadě proto, že to je nezábavný mikromanagement. Kvalitní UI to může sice zmírnit (eqsety a tak), ale to nic nemění na tom, že to je v principu špatný koncept. Character progression by měla být permanentní – když něco získám, tak to můžu využívat. Princip, že když mám na sobě fire resist gear, tak současně nemám frost resist, sice zní herně zajímavě, ale v praxi nemá moc velký přínos.</text:p>
      <text:p text:style-name="P55">Takže jak na to?</text:p>
      <text:h text:style-name="P127" text:outline-level="3">Everything can be equipped at once</text:h>
      <text:p text:style-name="P55">To je základní představa: Představte si, že je možné na sebe najednou navléct veškerý equip a jeho staty se počítají současně, vždycky nejvyšší hodnota od každého statu na každém slotu.</text:p>
      <text:p text:style-name="P55">To znamená, že když mám nasbíraný fire resist set a frost resist set, tak mám současně fire i frost resist. Ano, jde to proti stávajícímu konceptu, je to prostě nový koncept. Situačnost z něj ve skutečnosti nemizí, málokterý encounter totiž obsahuje damage do všech rezistů najednou – když jdu na moba s frost damagí a nemám frost rezist, tak mi může být jedno, že mám <text:span text:style-name="T83">na sobě</text:span> všechny ostatní, ty se v dané situaci neuplatní.</text:p>
      <text:p text:style-name="P55"/>
      <text:p text:style-name="P55">Rezistů může být hodně, teoreticky je možné průběžně přidávat další. Díky tomu bude spousta věcí ke shánění.</text:p>
      <text:p text:style-name="P55"/>
      <text:p text:style-name="P56">IDEA: <text:span text:style-name="T84">Díky tomu, že jsou rezisty permanentní vlastnost charu, by asi bylo rozumné, aby se nedaly nabouchnout jedním kusem equipu na max. Jsou dvě možnosti – buď budou na spoustě různých slotů, jako je to teď na Brutusu, pak silný kus equipu na jednom slotu neznamená automaticky capnutý celý rezist, nebo se musí zvyšovat postupně – tj. jeden kus equipu (nebo jiný zdroj boostu daného rezistu) s hodnotou 50 nedá 50 rezistu, ale zvýší rezist třeba o 1, až do maximální hodnoty 50.</text:span></text:p>
      <text:p text:style-name="P56">– <text:span text:style-name="T84">Proč to píšu? Protože rezisty, tier power a tak, nemusí nutně být jen z equipu. Může to třeba být z kouzel, enchantů, atd. Omezení, na jakou maximální hodnotu se může celkový rezist dostat aplikováním této jedné inkrementální hodnoty, tudíž může být docela užitečné – díky tomu se například nezvedne „maximum“ přidáním dalšího slotu equipu, pouze se usnadní jeho dosažení (což nevadí).</text:span></text:p>
      <text:p text:style-name="P56"><text:soft-page-break/></text:p>
      <text:p text:style-name="P56">IDEA: Armor se mechanicky chová stejně jako rezisty (tj. v řeči Bruta není žádné AC, jsou pouze fyzické rezisty). Důvod: Aby fyzická damage scalovala stejně jako magická.</text:p>
      <text:p text:style-name="P55"/>
      <text:p text:style-name="P81">Pozn.: Encounter specific mitigace určitých druhů damage (<text:span text:style-name="T1">např. chvilková</text:span> redukce frost damage o 50<text:span text:style-name="T25">% </text:span><text:span text:style-name="T1">na přežití velké rány) by neměly dávat rezisty (a následně se přepočítávat na vlastní mitigaci), ale přímo procentuelní redukci daného typu damage. </text:span><text:span text:style-name="T2">A to hlavně proto, že to je pak snáze (bez nutnosti přepočtu) představitelné jak pro playery, tak pro buildery.</text:span></text:p>
      <text:p text:style-name="P81"/>
      <text:p text:style-name="P82"><text:span text:style-name="T2">J</text:span><text:span text:style-name="T1">ak zajistit, aby se encounter-specific boosty nepřenášely jinam:</text:span></text:p>
      <text:p text:style-name="P82"><text:span text:style-name="T1">– jedna možnost (asi nejlepší</text:span><text:span text:style-name="T3">)</text:span><text:span text:style-name="T1"> je, udělat encounter jako samostatný tier. Boostovací item pak dá tier power proti tomuhle tieru, a tudíž nebude fungovat nikde jinde. Tohle by asi měl umět engine jako takový – </text:span><text:span text:style-name="T4">encounter id by se automaticky mělo umět chovat jako id tieru.</text:span></text:p>
      <text:p text:style-name="P82"><text:span text:style-name="T4">/* </text:span><text:span text:style-name="T5">Jak na to? Idčka se mohou skládat z více složek (třeba jen z pohledu builderů, i</text:span><text:span text:style-name="T6">n</text:span><text:span text:style-name="T5">terně se to klidně může skládat do jednoho intu), z nichž jedna může znamenat třeba to, co je to za typ statu (encounter tier stat, zone tier stat, atp., druhá pak idčko v rámci tohoto druhu).</text:span><text:span text:style-name="T4"> */</text:span></text:p>
      <text:p text:style-name="P101"/>
      <text:h text:style-name="P127" text:outline-level="3">„Buffovací equip“</text:h>
      <text:p text:style-name="P101">Tohle bylo v AOčku. Spousta equipu se nesháněla na nošení, nasazovala se jen při nasazování jiného equipu (equip měl požadavky na konkrétní staty, které člověk musel mít v okamžiku nasazování. Každý item, který něco buffoval, pak byl velice cenný).</text:p>
      <text:p text:style-name="P101">-- Tohle je geniální mechanika, v podstatě nepřekonaná (a hlavně žádná jiná hra ji nevyužila). Má jediný problém – mikromanagement.</text:p>
      <text:p text:style-name="P101"/>
      <text:p text:style-name="P101">Co s tím?</text:p>
      <text:p text:style-name="P101">-- Určitě vzít si z toho tu hlavní myšlenku: Sbírám věci, které sice nutně nevyužiju hned, ale má smysl je mít, protože časem skoro určitě budu chtít nasadit něco, na co se mi ty bonusy budou hodit). Takže vlastně sbírám bonusy do skillů (nebo obecně do statů požadovaných při nasazování euqipu, sesílání kouzel, atd.) pro pozdější využití.</text:p>
      <text:p text:style-name="P101">-- asi by šlo ten stat prostě extraktnout, daný item tak rozbít a u charu pouze savnout, že má takový bonus do statu. Odpadlo by pak laborování s tím, v jakém pořadí buffovací itemy nasadit (což bylo stejně komplikované přes míru). Zůstala by motivace sbírat kde co.</text:p>
      <text:p text:style-name="P101">-- Tohle souvisí s tím, že statů bylo v AOčku asi 50 (weapon skilly, craft skilly, základní atributy, atd.). K tomu se přidalo asi 50 equipment slotů (při nasazování tedy šlo na 50 slotů obléknout itemy zvyšující požadované staty). Což je ohromný počet kombinací – 2500 možných buffovacích itemů a každý z nich může mít různou hodnotu buffovaného statu. Navíc k equipu na sebe tedy AOčko mělo obrovský pool možných užitečných dropů, které stálo za to farmit.</text:p>
      <text:p text:style-name="P101">Interface: Hra by měla rovnou přehledně ukazovat, o kolik je buff na sebraném (identifikovaném) itemu slabší nebo silnější než to, co mám savnuté.</text:p>
      <text:p text:style-name="P101">Buffované staty nemusí nutně sloužit jen k nasazování equipu. Mohou se přímo projevit při hře.</text:p>
      <text:p text:style-name="P101"/>
      <text:p text:style-name="P101">IDEA (kacířská) – odstranit equip ze hry úplně. Ze všeho by se staty prostě jen vysávaly a savovaly by se u charu. Respektive equip (armor, atd) být ve hře pořád může, ale nebude se nosit kvůli statům. Buffy ke statům se pak budou extrahovat z různého harampádí – magických charmů, dračích vajec, atp.</text:p>
      <text:p text:style-name="P101">-- bacha na to, že nesmí jít s tímhle vším obchodovat.</text:p>
      <text:p text:style-name="P101">-- určité staty by asi mohly jít vysávat i ze statických itemů (něco jako skyshardy v ESO). Byl by důvod k exploringu.</text:p>
      <text:p text:style-name="P101"><text:soft-page-break/>-- bacha na to, aby bylo jasně rozdělené, které staty mohou být na jakých itemech a kde se dané itemy dají sehnat. Pokud půjde ten samý stat sehnat jednoduše na sólo, nikdo pro něj nebude chodit do těžkého group contentu.</text:p>
      <text:p text:style-name="P101">/* <text:span text:style-name="T85">Kacířská idea je to, co rozvádím o odstavec dřív. Asi je to way to go.</text:span> */</text:p>
      <text:p text:style-name="P101"/>
      <text:h text:style-name="P127" text:outline-level="3">Upgrady</text:h>
      <text:p text:style-name="P101">-- určitě dobře. Problém ale je, že se nedá upgradovat moc daleko, protože power creep. Upgrady na tier power jsou asi nejrozumnější, ale tady zas vadí, že jsem vázán na jednu sadu equipu – takže je možná lepší tiwer power dávat přímo na char (wardy), nebo unlocknout možnost tierové upgrady vyrá<text:span text:style-name="T86">b</text:span>ět a umožnit enchantovat na danou tier power relativně za levno (takže si můžu oenchantit kolik chci setů).</text:p>
      <text:p text:style-name="P101"/>
      <text:h text:style-name="P127" text:outline-level="3">Equip (respektive staty) s jiným efektem než direct combat effectiveness</text:h>
      <text:p text:style-name="P101">– <text:span text:style-name="T87">crafting</text:span></text:p>
      <text:p text:style-name="P101">– <text:span text:style-name="T88">fortress/city construction (architect)</text:span></text:p>
      <text:p text:style-name="P101">– <text:span text:style-name="T89">unlocking of portals (na projití portálem je potřeba určitá hodnota příslušného statu)</text:span></text:p>
      <text:p text:style-name="P101">– <text:span text:style-name="T90">learning of new skills (Anarchy Online style – „knowledge“ staty. Na learn arcane blastu je potřeba Arcane Magic 50).</text:span></text:p>
      <text:p text:style-name="P101">/* <text:span text:style-name="T91">Jak se učit Arcane Magic? Například obcházením různých učitelů po světě, každý zvedne skill o určitou hodnotu až do nějakého maxima – tj. stejný princip, jako boostování rezistů nebo dalších statů z equipu.</text:span></text:p>
      <text:p text:style-name="P83">Současně je možné do Arcane Magic vrážet expy – to je pomalejší, ale zato se to dá dělat kontinuálně. Ideálně asi expit to používáním arcane kouzel (respektive získáváním expů pomocí arcane kouzel, čistě jen sesílat arcane kouzla nestačí, to by se makrovalo).</text:p>
      <text:p text:style-name="P101">– <text:span text:style-name="T92">Tohle asi není až tak dobrý nápad, viz „Jak zajistit, aby hráč dělal různé věci“. I když, vlastně trochu ano, v tomhle případě to zajistí, že bude hráč používat arcane skilly, když bude chtít expit arcane magic. Takže je to vlastně asi ok.</text:span> */</text:p>
      <text:h text:style-name="P133" text:outline-level="1">Consumables!</text:h>
      <text:p text:style-name="P101">Potiony, atd. Everyone loves them, right?</text:p>
      <text:p text:style-name="P101">Wrong!</text:p>
      <text:p text:style-name="P101">-- je to hromada mikromanagementu (různé druhy potionů, různé levly a účinnost). Je třeba to někde skladovat, nějak to keybindovat, atd.)</text:p>
      <text:p text:style-name="P101">-- jakž takž snesitelné je to v AOčku a na Brutusu, kde relativně za levno (a navíc za univerzální platidlo, nikoliv za extra sbírané suroviny) nakoupím desítky potionů a dál je používám, <text:s/>jako by to byl skill. I tak je ale otázka, proč to nemít rovnou jako skill.</text:p>
      <text:p text:style-name="P101">-- grindění na spotřební materiál je OPRUZ (poprvé to ještě možná jde, ale když už po xté grindím, jen abych měl potky, které nutně potřebuju na raid... zlo).</text:p>
      <text:p text:style-name="P101">Grindit je ok, ale výsledkem musí být permanentní upgrade charu (nebo alespoň dlouhodobý – equip vyměním, ale chvíli vydrží. I tak jsou lepší permanentní upgrady).</text:p>
      <text:p text:style-name="P101">-- Ale consumables hýbou s ekonomikou! To je sice pravda, ale není to dostatečně dobrý důvod, proč je ve hře mít. Ekonomika je vůbec poměrně málo podstatný faktor ve hrách s dlouhodobou hratelností. Podporuje jí totiž jen velmi málo (ale může přidávat variabilitu možných činností ve hře, což je dobře).</text:p>
      <text:p text:style-name="P101">(disclaimer: Consumables v tabletop RPGčku jsou trochu něco jiného. Lektvar mlhoviny v truhle v dungeonu funguje jako strategický zdroj).</text:p>
      <text:p text:style-name="P101"/>
      <text:p text:style-name="P101"><text:soft-page-break/>TODO:</text:p>
      <text:p text:style-name="P101">-- Rozepsat konkrétní staty, které by mohlo extraktování upgradovat. Vymyslet, co ty staty budou ve hře dělat (proč by je hráči měli chtít).</text:p>
      <text:p text:style-name="P101">-- Rozdělit je na kategorie a ke každé kategorii vymyslet, kde se bude získávat (dungeony, craft, <text:span text:style-name="T1">sólo</text:span> grind, fakční grind...)</text:p>
      <text:p text:style-name="P101"/>
      <text:p text:style-name="P84">NOTE: Per-encounter consumables jsou ok. Ať už jsou to potiony či svitky mitigující abilitu určitého bosse (ale ne obecně rezist acid, ale skutečně konkrétně reisist-acid-of-AcidicDevourerTheUglyMob), nebo přímo <text:span text:style-name="T93">itemy přítomné na daném místě (hodíš něco do kotle a něco se stane). Takových consumables bude omezený a uhlídatelný počet pro daný konkrétní encounter a nikde jinde je hráči nemusí řešit. Ideálně by je mělo po nepoužití jít rozložit na zdrojový matroš.</text:span></text:p>
      <text:p text:style-name="P84">– <text:span text:style-name="T93">jinak porazit bosse tím, že si na něj někde seženu mitigační lektvary (a na lektvary recept, materiál, možná quest pro NPCčko, které mi je vyrobí, atp.), je idální způsob. Boss samotný pak nemusí být nijak zvlášť obtížný a přesto budou mít hráči pocit, že investovali netriviální effort do jeho poražení.</text:span></text:p>
      <text:p text:style-name="P84"/>
      <text:p text:style-name="P85">Poznámka: World of Warcraft to částečně řeší velkým buttonkem uprostřed obrazovky, který se objeví v určitém místě (nebo i v určité fázi encounteru) a dělá něco situačního. Stejně by šly vyřešit i situační consumables – něco seberu, dá mi to možnost „use special“ - takže nemusím zkoumat, co to je, jak se to aktivuje, atd.</text:p>
      <text:p text:style-name="P85">- asi to není moc dobrá idea, ale k věci celkem je.</text:p>
      <text:h text:style-name="P133" text:outline-level="1"><text:span text:style-name="T94">Koláč</text:span> činností</text:h>
      <text:p text:style-name="P86">Jádrem designu by měl být rozpis toho, co všechno hráč může ve hře dělat, s rozdělením, jakou poměrnou část hracího času má zabrat <text:span text:style-name="T95">(dejme tomu všechno zhruba stejný díl)</text:span>.</text:p>
      <text:p text:style-name="P86"/>
      <text:list xml:id="list5322603518345161492" text:style-name="L1">
        <text:list-item>
          <text:p text:style-name="P136">PvE expení</text:p>
          <text:list>
            <text:list-item>
              <text:p text:style-name="P136">ideálně různé druhy – respektive expy do různých věcí</text:p>
            </text:list-item>
          </text:list>
        </text:list-item>
        <text:list-item>
          <text:p text:style-name="P136">PvP expení</text:p>
          <text:list>
            <text:list-item>
              <text:p text:style-name="P137">Různé druhy expy na různých místech – motivace střídat prostředí a situace</text:p>
            </text:list-item>
          </text:list>
        </text:list-item>
        <text:list-item>
          <text:p text:style-name="P136">Craft</text:p>
          <text:list>
            <text:list-item>
              <text:p text:style-name="P136">Zjišťování receptů a postupů</text:p>
            </text:list-item>
            <text:list-item>
              <text:p text:style-name="P138">Experimentování – to nemusí nutně stát matroš. Stačí „nasucho“ nechat věci vyrůst a pak porovnávat kvalitu výsledků při různých kombinacích.</text:p>
            </text:list-item>
          </text:list>
        </text:list-item>
        <text:list-item>
          <text:p text:style-name="P136">Získávání materiálu na craft</text:p>
          <text:list>
            <text:list-item>
              <text:p text:style-name="P139">Dropy v PvE</text:p>
            </text:list-item>
            <text:list-item>
              <text:p text:style-name="P139">Dropy v PvP</text:p>
            </text:list-item>
            <text:list-item>
              <text:p text:style-name="P140">PvE boje o těžební zařízení</text:p>
            </text:list-item>
            <text:list-item>
              <text:p text:style-name="P141">PvP boje o těžební zařízení</text:p>
            </text:list-item>
          </text:list>
        </text:list-item>
        <text:list-item>
          <text:p text:style-name="P142">Budování klanových zařízení a staveb (to by měl být vždycky side effect k expení/vybavování vlastní postavy).</text:p>
        </text:list-item>
      </text:list>
      <text:p text:style-name="P86"/>
      <text:p text:style-name="P87">IMPORTANT:</text:p>
      <text:p text:style-name="P87">Každý nově přidaný „content patch“ (zóna) by měl splňovat rozdělení <text:span text:style-name="T96">tohohle základního</text:span> koláče. <text:span text:style-name="T97">Ne nutně hned najednou, je klidně možné přidat třeba jen malý pve encounter, ale další přidaná věc by měl být třeba </text:span><text:soft-page-break/><text:span text:style-name="T97">nějaký craft, pak nějaký pvp content (nebo využití pro něco co se získává v nějaké už existující formě pvp), atd.</text:span></text:p>
      <text:p text:style-name="P87"/>
      <text:h text:style-name="P130" text:outline-level="2">„<text:span text:style-name="T98">Vyexpení“ určitého contentu</text:span></text:h>
      <text:p text:style-name="P88">Tj. třeba dodělání nějaké reputace a podobně – to je ok. <text:span text:style-name="T99">Je to nějaký milestone, hráč má pocit, že něčeho zásadního dosáhnul, a že se může posunout někam dál. Mělo by ale být splněno:</text:span></text:p>
      <text:list xml:id="list7198190651858892086" text:style-name="L2">
        <text:list-item>
          <text:p text:style-name="P143">že má hráč důvod tam chodit, i když už má „reputaci hotovou“. A to hlavně kvůli ostatním hráčům, kteří to ještě splněné nemají</text:p>
        </text:list-item>
      </text:list>
      <text:p text:style-name="P89">Každý „content patch“ by tedy kromě jednotlivých dokončitelných „reputací“ měl obsahovat i open-ended druh expů (navíc k free expům, ty takhle samozřejmě fungují taky, ale čistě grindit free expy je slabá motivace) – opět zone specific, ale může to být přes několik oblastí s různými reputacemi.</text:p>
      <text:p text:style-name="P89">Může to být i vícedruhové. Tj. dejme tomu nejdřív dělám reputaci s vládce<text:span text:style-name="T100">m</text:span> Volcana a jinou reputaci s vládcem Labyrinth of Fear a až libovolnou z nich dodělám, tak dělám společnou reputaci, která bude naskakovat jak ve Volcanu tak v Labu a až tuhle dodělám, tak tam stále ještě budu moci grindit nějakou open-ended expu.</text:p>
      <text:p text:style-name="P89">Pozn.: Reputace jsou v podstatě expy, ale získávají se jen za dělání určitých věcí (zabíjení mobů v určité zóně, plnění určitých questů, atd.) a pořizují se za ně specifické věci – konkrétní unikátní skilly, <text:span text:style-name="T101">equip, atd. Rewardy (třeba ten skill) hráč získá po „vyexpení“ určitého stupně reputace (stupňů může být víc). Kromě reputace je tomu možné samozřejmě říkat třeba attunement, nebo jakkoliv jinak.</text:span></text:p>
      <text:p text:style-name="P90">Vždycky by mělo platit, že reputace se negrindí jen kvůli té reputaci, ale jako side effect něčeho jiného, co tam hráč dělá – třeba <text:span text:style-name="T102">probíjení podzemí kvůli aktivaci portálů v megadungeonu.</text:span></text:p>
      <text:p text:style-name="P86"/>
      <text:h text:style-name="P130" text:outline-level="2">Jak zajistit, aby se hráč koláčového rozdělení držel</text:h>
      <text:p text:style-name="P91">Každá činnost musí generovat něco podstatného, co v principu nejde získat jinak. Ať už je to nějakej materiál, určitej druh expů, konkrétní item, atd.</text:p>
      <text:p text:style-name="P91">Nemělo by být všechno přes jedny expy, to pak vede k tomu, že si hráči volí nejvýhodnější metodu získávání. Optimalizace je v pořádku, ale musí probíhat nezávisle v mnoha oblastech, takže se hra nestane fádní.</text:p>
      <text:p text:style-name="P92">Každá nová „zóna“ (respektive spíš celý content patch) by měl přinést nové schopnosti, nový druh expy (klidně něco jako reputace), <text:span text:style-name="T103">nové možnosti výbavy. Dávat nové schopnosti za generické expy, takže to hráče nemotivuje jít překonávat nový content, je obrovský waste.</text:span></text:p>
      <text:p text:style-name="P93">Na překonávání překážek v novém contentu je potřeba nový craft <text:span text:style-name="T104">(na zabití moba je potřeba nějaký craftěný ward, materiál na provedení rituálu, který mu sundá imunitu či zruší nějaké mocné schopnosti, atd.).</text:span></text:p>
      <text:p text:style-name="P91"/>
      <text:h text:style-name="P130" text:outline-level="2">Žolíkování</text:h>
      <text:p text:style-name="P86">Měl by existovat způsob, jak snížit některé (ale ne všechny) z těchto činností na minimum, nebo je zcela elimitovat. Každému hráči totiž nutně něco z toho poleze na nervy – každému zaručeně něco jiného a navíc se to časem může měnit. Ideální asi bude něco ve stylu free expy ve WoT – <text:span text:style-name="T105">asi s limitem, kolik se jí dá odbouchnout za den, aby hráč po několika letech šetření najednou nepřeskočil celý nový content. (Může to být třeba tak, že můžu mít jen určitý počet free expů a pokud ho překračuju, tak se mi automaticky rozpouští do všech reputací, co mám).</text:span></text:p>
      <text:p text:style-name="P101"/>
      <text:list xml:id="list8486610139783833318" text:style-name="L3">
        <text:list-item>
          <text:p text:style-name="P144">Doplatit si reputaci za free expy je jedna z možností, jak free expy použít (tj. když mě nebaví reputation grind, můžu se ho tímhle zbavit).</text:p>
        </text:list-item>
        <text:list-item>
          <text:p text:style-name="P145"><text:soft-page-break/>Měly by taky jít „koupit“ opakovatelné questy (nikoliv unikátní <text:span text:style-name="T106">jednorázové</text:span>)</text:p>
        </text:list-item>
      </text:list>
      <text:p text:style-name="P94"/>
      <text:p text:style-name="P95">Obecně by mělo jít „odbouchnout free expou“ cokoliv opakovatelně grinditelného a nemělo by jít koupit si nic, co se musí udělat právě jednou.</text:p>
      <text:p text:style-name="P96">Free expa se získává při grindu, navíc k tomu, co grind sám o sobě dává, <text:span text:style-name="T107">ale samozřejmě jen malá část.</text:span></text:p>
      <text:p text:style-name="P101"/>
      <text:h text:style-name="P133" text:outline-level="1">Reusování starého contentu</text:h>
      <text:p text:style-name="P97">Starý content by nikdy neměl být „dohraný“. Díky tierovému systému postavy starý content nepřerostou – tedy ne nějak výrazně nad strop tier poweru.</text:p>
      <text:list xml:id="list553760658309413814" text:style-name="L4">
        <text:list-item>
          <text:p text:style-name="P146">Je možné trochu zvednout strop tier poweru – čas od času přidat nové potvory a tak.</text:p>
        </text:list-item>
        <text:list-item>
          <text:p text:style-name="P146">Nebo je přidat bez zvedání tierového stropu – nějak<text:span text:style-name="T108">ý</text:span> power boost postavy budou mít v průběhu času tak jako tak (i obecně, tj pvp wise) <text:span text:style-name="T109">a občas prostě stačí přidat novou věc, byť není z hlediska iluzorní obtížnosti nedosažitelná. Úplně stačí, když je nějaká motivace s tím novým contentem ve staré zóně zabývat – nějaký druh materiálu potřebný někde jinde, atp. Je ovšem docela podstatné, aby to skutečně byla nová motivace, jinak je dost pravděpodobné, že to hráči budou mít nagrinděné už z dřívějška. Tj. klidně to může „dropovat ze starých mobů“, ale musí to být nová věc, která před tím nedropovala.</text:span></text:p>
        </text:list-item>
      </text:list>
      <text:p text:style-name="P98"/>
      <text:h text:style-name="P133" text:outline-level="1">Diverzita časového rozvržení contentu</text:h>
      <text:p text:style-name="P99">Měly by existovat krátké i dlouhé dungeony, jednoduché a složité úkoly. N<text:span text:style-name="T62">ejdelší spojitá činnost (tře</text:span><text:span text:style-name="T64">b</text:span><text:span text:style-name="T62">a projití jednoho křídla dungeonu, kde se mobové respawnují za prdelí) by n</text:span><text:span text:style-name="T65">e</text:span><text:span text:style-name="T62">m</text:span><text:span text:style-name="T65">ě</text:span><text:span text:style-name="T62">la zabrat dýl než řekněme dvě hodiny</text:span>. <text:span text:style-name="T110">Samozřejmě nic hráčům nebrání projít víc křídel dungeonu najednou, ale prostě </text:span><text:span text:style-name="T66">po téhle atomické době by měli vždycky mít nějaký mezivýsledek s tím, že je možné pokračovat třeba další den bez ztráty zásadní části progresu</text:span><text:span text:style-name="T110">.</text:span></text:p>
      <text:p text:style-name="P100">Postupné probíjení se megadungeonem s tím, že si hráči otevírají teleporty do hlubších a hlubších křídel <text:span text:style-name="T111">(nemusí to být nutně magie, mohou třeba najít klíč k postranním dveřím)</text:span>, je ideální. A je to taky ideální příklad jak zajistit diverzitu – různá křídla <text:span text:style-name="T112">jednoho</text:span> megadungeonu by měla být časově různě dlouh<text:span text:style-name="T113">á.</text:span></text:p>
      <text:p text:style-name="P44">(Interdungové puzzly – potřeba aktivovat v určitém časovém rozmezí různé switche po dungeonu – vyžaduje to nejdřív si otevřít portály, aby to bylo časově zvládnutelné).</text:p>
      <text:p text:style-name="P44"/>
      <text:h text:style-name="P134" text:outline-level="1">Tiery</text:h>
      <text:p text:style-name="P103">Tiery řeší následující problémy:</text:p>
      <text:p text:style-name="P103">– Problém trivializace contentu díky exponenciálnímu růstu síly charů.</text:p>
      <text:p text:style-name="P103">– Potřeba exponenciálního růstu síly charů v raidech, ale současně lineárního (a velmi pozvolného) růstu s<text:span text:style-name="T114">í</text:span>ly charů v pvp</text:p>
      <text:p text:style-name="P104">Ukážeme si to na příkladu raidů ve Wowku: <text:span text:style-name="T115">Každý velký content patch tam přinese novou raidovou instanci, ve které je něco mezi 5-15 bossy. Součást výzvy je jednak naučit se taktiky (nestát v ohni a tak), naučit se encounter (optimalizovat, kdy použít cooldowny, kdy do čeho mlátit, atd.) a optimalizovat tak hráčský výkon, a nakonec sehnat odpovídající equip, protože ten zvyšuje sílu charů a díky tomu je pak vůbec možné uhealovat příchozí damage, stihnout enrage timer (čas, do kterého se musí boss zabít, jinak „enragne“ a jednou ranou zruší celý raid), atd.</text:span></text:p>
      <text:p text:style-name="P105">K tomu, aby ta poslední součást výzvy (která je ze všeho nejdůležitější, btw, protože player skill jde natahovat jen do určité míry, aniž by se to změnilo v moc velký opruz a trauma z neustálého wipování) <text:span text:style-name="T116">byla funkční, je potřeba, aby equip v rámci jednoho raidového tieru minimálně zdvojnásobil sílu charů (damage </text:span><text:soft-page-break/><text:span text:style-name="T116">output, heal output, mitigaci u tanků)</text:span>. <text:span text:style-name="T116">Když pak posadíme dva raidové tiery za sebe, tak se celkově jedná o zečtyřnásobení, atd.</text:span></text:p>
      <text:p text:style-name="P2"/>
      <text:p text:style-name="P2"/>
      <text:p text:style-name="P106">Jména tierů</text:p>
      <text:p text:style-name="P2"><text:span text:style-name="T117">–</text:span> <text:span text:style-name="T118">Asi by to mohly být přímo názvy zón nebo oblastí několika zón.</text:span></text:p>
      <text:p text:style-name="P2">– <text:span text:style-name="T119">Tiery vázané na konkrétní encountery by se měly jmenovat podle daného encounteru (Zagros)</text:span></text:p>
      <text:p text:style-name="P107">Co náhodně generované dungeony?</text:p>
      <text:p text:style-name="P107">– ty by asi vždycky měly spadat do nějaké oblasti. Tj. není to dungeon kdekoliv, ale třeba Dungeons of Moria (při generování mise by se mělo vypsat, do kterého tieru dungeon spadá).</text:p>
      <text:p text:style-name="P107"/>
      <text:p text:style-name="P108">Ve výpisu statů hráče by měla být kolonka pro aktuální tier – tedy pro zónu, ve které hráč zrovna stojí. Pokud je tam aktivní i nějaký lokální tier, tak by se měly vypsat oba.</text:p>
      <text:p text:style-name="P2"/>
      <text:h text:style-name="P128" text:outline-level="3">Výzva</text:h>
      <text:p text:style-name="P105">V <text:span text:style-name="T120">přechozím</text:span> povídání jsem to několikrát <text:span text:style-name="T120">zmínil</text:span>, ale ještě to zopakuju, protože to je strašně důležité – je to vlastně tajemství celé pv<text:span text:style-name="T121">e</text:span> části hry. V čem spočívá výzva?</text:p>
      <text:p text:style-name="P105">– Blizzardi výzvu v raidu nastavují tak, že mají pevný počet míst v raidu (respektive teď přepočítávají sílu protivníků podle počtu hráčů v raidu) a obtížnost mají přesně nastavenou na konkrétní equip, tedy na konkrétní mechanickou sílu charů. Vytváří to šílené problémy s organizací (proto ostatně zavedli flex módy, kde se přepočítává damage a hpčka bossů podle počtu hráčů) a hlavně – je to úplně zby<text:span text:style-name="T122">t</text:span>ečné.</text:p>
      <text:p text:style-name="P105">– <text:span text:style-name="T123">Vtip je totiž v tom, že postupné equipování hráčů snižuje obtížnost raidu (tedy nároky na player skill a současně na počet členů raidu), ale stojí to čas a hráčské úsilí. No a přirozenou touhou hráčů je, pokořit raid encounter co nejdříve (ok na Brutusu to úplně neplatí, ale to ničemu nevadí, ono to bude fungovat i pro brutusí hráče).<text:line-break/> To znamená, že </text:span><text:span text:style-name="T67">hráči si nastavují obtížnost sami – když jdou na bosse se slabým equipem, tak ho sice mohou zabít (a získat z něj reward) dříve, ale mají to těžší. Když nejdřív nafarmí equip (zvýší si tier power), tak to budou mít lehčí, bude jich moci být míň a nebudou se ten encounter muset naučit tak dokonale), ale za cenu, že to překonají později.</text:span><text:span text:style-name="T124"> </text:span><text:span text:style-name="T7">(To samé mimochodem platí i pro expení, pokud je z těších mobů víc expů – hráči si sami najdou moby s pro ně odpovídající obtížností, nemusí to nastavovat designér).</text:span><text:span text:style-name="T123"><text:line-break/>Podstatné ale je, že musí být možné euqipovat se (zvyšovat tier power) na daný raid i mimo zabíjení bossů v tom raidu – pak tohle funguje a hráči si mohou natavit obtížnost sami. Blizzardi to mají z velké části tak, že použitelný equip padá pouze z těch bossů, takže jim tohle nefunguje.</text:span></text:p>
      <text:p text:style-name="P109">Tohle pravidlo, tedy že <text:span text:style-name="T62">equip na daný „tier“ raidů musí jít získat jinak než zabíjením bossů </text:span><text:span text:style-name="T68">v daném raidu</text:span> (byť pracněji, dlouhodoběji), je strašně důležité ještě z jednoho důvodu: zajistí, že hlavní část zábavy (tedy času, který hráč stráví ve hře a baví se u toho) netráví hráč na raidu, ale přípravou na raidy (skrze sólo content, grupový content, atd.).</text:p>
      <text:p text:style-name="P109">– zní to skoro jako hereze, protože spousta hráčů si myslí, že raidy jsou to jediné zábavné a všechno ostatní je jen otravuje – ale není to tak, je to jeden ze základních paradoxů game designu: Dlouhodobou zábavu negeneruje dosažení cíle, ale cesta k jeho dosažení. To, že někde v dálce existuje velký a hodnotný cíl, udělá zábavu i z věcí jako je průmyslové farmení expů, grindění, a tak. <text:span text:style-name="T127">A raidy (zabití bossů, o kterých se celou dobu mluví a nikdo je ještě nedal) jsou jedním z nejlákavějších dlouhodobých cílů.</text:span></text:p>
      <text:p text:style-name="P109">/* Ve WoWku je to tak, že ta fáze přípravy (levelování, procházení grupových dungeonů, atd.) zabere týden až dva po vydání nového datadisku. Celá zbývající hra se pak smrskne pouze na raidy, protože nikde jinde už hráč nemůže získat nic, co by mu pomohlo překonat hlavní výzvu hry (což jsou raidy) – pouze v raidech padá použitelný equip. Raiduje se ale typicky třeba jen dva až tři večery týdně – a celý zbytek času hráč „nemá co dělat“ (hra mu k tomu nedává motivaci) <text:span text:style-name="T128">právě proto, že upgrady mu padají už jen v raidu</text:span>.</text:p>
      <text:p text:style-name="P109"><text:soft-page-break/>Proto je to potřeba dělat obráceně: <text:span text:style-name="T62">Hlavní zábavou je příprava na raidy</text:span><text:span text:style-name="T69">, vlastní raid (zabití bosse) je zlatým hřebem, který tomu celému dá smysl a zajistí, že je ta příprava zábavná (právě proto, že je jasné, jaký má smysl).</text:span> */</text:p>
      <text:p text:style-name="P51">Překonáním stávajícího tieru se z něj stává příprava na další tier.</text:p>
      <text:p text:style-name="P109"><text:span text:style-name="T69">– Tohle platí </text:span><text:span text:style-name="T71">i ve Wowku a je to správně (je to vlastně to jediné, co drží hráče u raidování i poté, co ty bosse poprvé zabijou). Wowko ale dělá chybu v tom, </text:span><text:span text:style-name="T72">že mezi dvěma tiery raidů není nic mimo raidy – příprava na další tier raidu se odehrává pouze v raidu. Správně je to tak, že jak se začně stávající raid „farmit“, tak se otevírá celý nový tier, který opět obsahuje sólo a grupový content (a craftění, atd.), což je důležtá část přípravy na další tier raidu.</text:span></text:p>
      <text:p text:style-name="P109"/>
      <text:p text:style-name="P110">Tohle všechno vyúsťuje v následující veledůležité pravidlo:</text:p>
      <text:p text:style-name="P51">Boss nesmí být nastavený na situaci, kdy hráči mají stejný nebo větší tier power jako boss, ale naopak na hodnotu, kdy mají míň a teprve se k němu blíží.<text:span text:style-name="T69"> Někde v tom pásmu ho musí být schopni zabít v „očekávané sestavě“. A to proto, aby si mohli nagrindit ještě víc a dát ho třeba v menším počtu. </text:span><text:span text:style-name="T73">(A také proto, aby se následné „farmení“ bosse stalo jednodušším než first kill – protože opakovaně čelit výzvě na pokraji možností přestává být zábavou a začne být prudou).</text:span></text:p>
      <text:p text:style-name="P2"/>
      <text:h text:style-name="P131" text:outline-level="2">Tiery – pokračování</text:h>
      <text:p text:style-name="P111">Odstavec o výzvě byl podstatný, protože z něj vyplývá potřeba exponenciálního růstu síly charu. Mezi každými dvěma tiery raidu se totiž musí síla charu znásobit (<text:span text:style-name="T129">X</text:span>krát větší damage done, <text:span text:style-name="T129">Xkrát menší damage received,</text:span> atd.), <text:span text:style-name="T129">aby to celé fungovalo.</text:span></text:p>
      <text:p text:style-name="P112">Pokud je X třeba 4, tak po dvou tierech dávají hráči šestnáctinásobnou damage a dostávají šestnáctinu damage. V PvP by to znamenalo, že kdo je o dva tiery níž, tak si ani nešrktne (ono i o půlku tieru). A navíc to znamená, že bosse pro 16 lidí pak dá jeden hráč sólo, což není moc dobré, protože <text:s/>tím ze hry mizí grupový content.</text:p>
      <text:p text:style-name="P2"/>
      <text:p text:style-name="P113">Řešení je, že každý tier PvE contentu má vlastní „tier power“, což je stat, který ovlivňuje sílu hráčů proti mobům v daných zónách, ale neovlivňuje ji proti mobům ze „starých“ tierů, ani nerozhazuje pvpčko.</text:p>
      <text:p text:style-name="P113">Trivializaci contentu pak řeší jiný trik: Každý mob má nastavenou určitou tier power, se kterou se srovnává tier power hráčů. Když je hráčská nižší, mají velké postihy – dávají do moba menší damage, dostávají větší, <text:span text:style-name="T130">healují za míň</text:span>. <text:span text:style-name="T130">Když hráčova tier power přeleze mobovu, tak se tohle všechno sice obrátí, ale poroste to </text:span><text:span text:style-name="T131">mnohem</text:span><text:span text:style-name="T130"> pomaleji – overequipování satších tierů je sice bude zjednodušovat, ale ne nějak výrazně (možná by to pak nemuselo růst vůbec, ono síla charu roste i nezávisle na tierech, byť pomalu – rychlostí adekvátní pro pvp).</text:span></text:p>
      <text:p text:style-name="P2"/>
      <text:h text:style-name="P128" text:outline-level="3">Tiery a healování</text:h>
      <text:p text:style-name="P126">– <text:span text:style-name="T132">to je problém. Šlo by sice heal output nepřepočítávat a fungovalo by to, ale pro healery by to negenerovalo dojem, že je tier power fakt zásadní boost.</text:span></text:p>
      <text:p text:style-name="P2"/>
      <text:p text:style-name="P114">Takže takhle:</text:p>
      <text:p text:style-name="P2">– <text:span text:style-name="T133">healing a damage received jsou dvě složky té stejné věci</text:span></text:p>
      <text:p text:style-name="P2">– <text:span text:style-name="T133">damage of tier moba nejen že odečte hpčka, ale pověsí na hráče „tag“. Technicky se nebudou u hráče držet aktuální hpčka, ale ztracená hpčka vždy od každého druhu tieru. Takže hráč bude mít třeba „astral damage“ 423 a jeho current hp budou maxhp mínus součet všech zranění z jednotlivých tierů. Díky tomu půjde při healování aplikovat správný scalovací faktor, aniž by se muselo kontrolovat, ve které zóně healer stojí.</text:span></text:p>
      <text:p text:style-name="P57"><text:soft-page-break/>/* <text:span text:style-name="T134">IDEA: Možná by toho šlo využít a tagovat zranění i podle druhu, tj. třeba ohnivé a tak. Pak by mohly existovat silnější healy na určitý druh zranění – jen je otázka, jestli by to nebyl spíš moc velký opruz.</text:span> */</text:p>
      <text:p text:style-name="P114">To celé s tím, že healing done se nesmí redukovat tak zásadně, protože kdyby healeři v aktuálním contentu na začátku healovali za čtvrtinu, tak se rovnou všichni smažou.</text:p>
      <text:p text:style-name="P2"/>
      <text:h text:style-name="P128" text:outline-level="3">Stackování tierů</text:h>
      <text:p text:style-name="P115">Jsou v zásadě dvě možnosti. Buď bude tier power 11-20 plynule navazovat na 0-10, takže vlastně 0-10 je „první tier“ a 11-20 „druhý“, nebo je možné tiery stackovat – že mob ve druhém tieru bude mít 10 od dvou různých tierů. Pak prostě hráči, kteří dokončili první tier, a mají tedy tier power 10 z prvního tieru, efektivně mohou tu první tier power ignorovat a brát v úvahu jen tu druhou. Znamenalo by to ale, že hráč musí projít oba tiery před tím, než si bude moci dovolit jít na toho bosse, <text:span text:style-name="T135">což možná není dobře, protože nový hráč se pak nebude moci přidat na progressování nového tieru, aniž by nejdřív prošel celý starý (projít ten starý stejně bude chtít, protože tam bude hromada boostů do všech možných statů, o tom později).</text:span></text:p>
      <text:p text:style-name="P115">/*</text:p>
      <text:p text:style-name="P116">Pak je ještě možnost tiery nestackovat. Asi nejlepší, protože nováček bude pak dohánět vždycky maximálně jeden tier.</text:p>
      <text:p text:style-name="P115">*/</text:p>
      <text:p text:style-name="P115"/>
      <text:p text:style-name="P117">Závěr: Navazující tiery (tedy tam, kde je žádoucí postupný progres) dělat metodou 1-10 první tier, 11-20 druhý, nezávislé tiery dělat jako různá tier power.</text:p>
      <text:p text:style-name="P118"/>
      <text:p text:style-name="P15">Pozn: Je žádoucí, aby hráči do raidu nevlezli zcela nepřipraveni (tj. prequesty a tak). A samozřejmě bossové prvního tieru nemusí mít nutně všichni tier power 10, naopak by bylo vhodné, aby první začínali někde kolem 1-2 a postupně se to stupňovalo k 10.</text:p>
      <text:p text:style-name="P118"/>
      <text:h text:style-name="P128" text:outline-level="3">Logaritmický progres po stupních</text:h>
      <text:p text:style-name="P119">– <text:span text:style-name="T136">bude lineární, to stačí</text:span></text:p>
      <text:p text:style-name="P58">/*</text:p>
      <text:p text:style-name="P58">- <text:span text:style-name="T137">celý následující text kurzívou je možné přeskočit. Jsou to jen úvahy, jak jak jsem došel k tomu, že lineární růst stačí.</text:span></text:p>
      <text:p text:style-name="P58"/>
      <text:p text:style-name="P59">Koeficient 4 (tedy 4x menší damage, atd.) platí pouze pro char s tier power 0 proti mobovi s tier power 10 (nebo 10 proti 20), nikoliv s 0 proti 1. To by totiž ten mob s tier powerem 1 nejdřív nešel vůbec dát a pak by se strašně rychle ztrivializoval.</text:p>
      <text:p text:style-name="P78">Musí to tedy být tak, že mezi každými dvěma hranicemi tierů roste koeficient lineárně, exponenciální budou jen ty „klíčové body“ určující hranice tierů.</text:p>
      <text:p text:style-name="P58">– <text:span text:style-name="T138">to je vlastně dobrá zpráva, nebude se muset volat funkce na výpočet logaritmu ;-</text:span><text:span text:style-name="T26">)</text:span></text:p>
      <text:p text:style-name="P60">/*</text:p>
      <text:p text:style-name="P61">NOTE: Jde o dvojkov<text:span text:style-name="T1">ý logaritmus, takže binární shift to řeší.</text:span></text:p>
      <text:p text:style-name="P60">*/</text:p>
      <text:p text:style-name="P62">/*</text:p>
      <text:p text:style-name="P62"><text:span text:style-name="T25">tier_factor<text:tab/></text:span><text:span text:style-name="T27">// </text:span><text:span text:style-name="T8">koeficient</text:span><text:span text:style-name="T27"> </text:span><text:span text:style-name="T25">v rozsahu 0..1 – </text:span><text:span text:style-name="T1">tiery snižují damage done.</text:span></text:p>
      <text:p text:style-name="P63"/>
      <text:p text:style-name="P64"><text:span text:style-name="T25">#define TIER_STEP 10<text:tab/><text:tab/><text:tab/><text:tab/>// </text:span><text:span text:style-name="T28">how many tier_power points does one tier consist of</text:span></text:p>
      <text:p text:style-name="P64"><text:soft-page-break/></text:p>
      <text:p text:style-name="P6">if <text:span text:style-name="T1">(</text:span><text:span text:style-name="T9">tier</text:span><text:span text:style-name="T139">_power_charu </text:span>&gt;<text:span text:style-name="T1">=</text:span> <text:span text:style-name="T139">tier_power_moba</text:span><text:span text:style-name="T1">)</text:span></text:p>
      <text:p text:style-name="P6"><text:span text:style-name="T1"><text:tab/>tier_</text:span>factor = <text:span text:style-name="T140">1</text:span>;</text:p>
      <text:p text:style-name="P16">else</text:p>
      <text:p text:style-name="P7">{</text:p>
      <text:p text:style-name="P65"><text:tab/>Každých <text:span text:style-name="T29">TIER_STEP</text:span> <text:span text:style-name="T25">bod</text:span><text:span text:style-name="T1">ů rozdílu znamená /</text:span><text:span text:style-name="T25">4</text:span></text:p>
      <text:p text:style-name="P6"><text:tab/><text:span text:style-name="T141">Posledn</text:span><text:span text:style-name="T10">ích </text:span><text:span text:style-name="T142">TIER_STEP</text:span><text:span text:style-name="T10"> bodů </text:span><text:span text:style-name="T11">rozdílu</text:span><text:span text:style-name="T10"> je lineárně rozložených mezi 1 .. 0.25</text:span></text:p>
      <text:p text:style-name="P7">}</text:p>
      <text:p text:style-name="P9">/*</text:p>
      <text:p text:style-name="P17">Tohle by znamenalo, že při přechodu mezi tiery nenastane skok – protože posledních bodů rozdílu má lineární růst nehledě na to, kde jsou přechodové body. Což je asi dobře, bude to znamenat plynulý přechod do dalšího tieru (a vzato kolem a kolem pak tiery ani nebudou muset být přesně po deseti bodech, což je taky fajn).</text:p>
      <text:p text:style-name="P9">*/</text:p>
      <text:p text:style-name="P8">*/</text:p>
      <text:p text:style-name="P8"/>
      <text:p text:style-name="P18">/*</text:p>
      <text:p text:style-name="P77"><text:span text:style-name="T12">–</text:span><text:span text:style-name="T30"> damage taken se pron</text:span><text:span text:style-name="T12">á</text:span><text:span text:style-name="T30">sob</text:span><text:span text:style-name="T12">í * 2/tier_</text:span><text:span text:style-name="T30">factor </text:span><text:span text:style-name="T12">(polovina tier factoru zvyšuje damage_</text:span><text:span text:style-name="T30">taken</text:span><text:span text:style-name="T12">)</text:span></text:p>
      <text:p text:style-name="P77"><text:span text:style-name="T12">/* </text:span><text:span text:style-name="T31">healy se ur</text:span><text:span text:style-name="T13">čitě nesmí redukovat tak drasticky</text:span></text:p>
      <text:p text:style-name="P77"><text:span text:style-name="T13">– </text:span><text:span text:style-name="T14">nesmí? </text:span><text:span text:style-name="T15">Pak budou damageři scalovat jinak než healeři a tanci, to možná není dobře</text:span></text:p>
      <text:p text:style-name="P77"><text:span text:style-name="T16">Asi by to přece jen mělo mít všude stejný význam, ať všichni scalují stejně. </text:span><text:span text:style-name="T17">Na druhou stranu pak schopnost něco ustát vzroste za 10 bodů tier poweru šestnáctkrát (tanci budou dostávat čtvrtinovou damage, healeři budou healovat čyřikrát víc.</text:span></text:p>
      <text:p text:style-name="P77"><text:span text:style-name="T17">– Možná by ten faktor měl být jen *2 za 10 bodů tierového rozdílu. Pro damagery to sice nebude moc, ale schopnost ustát se díky tomu zvýší jen čtyřikrát, což je asi ok.</text:span><text:span text:style-name="T12"> */</text:span></text:p>
      <text:p text:style-name="P19"/>
      <text:p text:style-name="P77"><text:span text:style-name="T12">/* </text:span><text:span text:style-name="T18">Zajímavé taky je, že v pvpčku budou healeři healovat za víc než v pve – obvykle to bývá obráceně </text:span><text:span text:style-name="T19">(a z dobrých důvodů)</text:span><text:span text:style-name="T18">.</text:span></text:p>
      <text:p text:style-name="P77"><text:span text:style-name="T18">– </text:span><text:span text:style-name="T20">to je dost podstatná poznámka. Znamená asi, že output přece jen bude muset růst i trochu nad bod, kdy se tier_</text:span><text:span text:style-name="T32">power_charu </text:span><text:span text:style-name="T20">rovná</text:span><text:span text:style-name="T32"> </text:span><text:span text:style-name="T20">tier_poweru_moba.</text:span></text:p>
      <text:p text:style-name="P77"><text:span text:style-name="T20">Řekněme up to 5 bodů nad? <text:s/>To by znamenalo up to 25% </text:span><text:span text:style-name="T32">increase – to u</text:span><text:span text:style-name="T20">ž je určitě poznat, ale nemělo by to úplně trivializovat. I když, tanci pak budou dostávat míň damage (o 20%, </text:span><text:span text:style-name="T32">nikoliv o 25 – proto</text:span><text:span text:style-name="T20">že mitigace samozřejmě musí být inverzní ke zvýšení), healeři budou o 25% </text:span><text:span text:style-name="T32">v</text:span><text:span text:style-name="T20">íc healovat.</text:span><text:span text:style-name="T12"> */</text:span></text:p>
      <text:p text:style-name="P19">*/</text:p>
      <text:p text:style-name="P126"/>
      <text:p text:style-name="P77">/*</text:p>
      <text:p text:style-name="P66">BTW, on možná bude stačit lineární růst tier_<text:span text:style-name="T25">factoru p</text:span><text:span text:style-name="T1">řes celou škálu. Když každých 10 bodů tier poweru bude představovat tier_</text:span><text:span text:style-name="T25">factor 2, tak ob jeden cel</text:span><text:span text:style-name="T1">ý tier bude 4x těžší něco ustát (/2 mitigace tanků, /2 heal output), ob dva tiery dokonce 16x – to už je celkem jistě mission impossible.</text:span></text:p>
      <text:p text:style-name="P66"><text:span text:style-name="T1">– </text:span><text:span text:style-name="T21">up to </text:span><text:span text:style-name="T22">2</text:span><text:span text:style-name="T21"> bodů navíc bude poředstavovat boost, což znamená damage </text:span><text:span text:style-name="T22">a heal output</text:span><text:span text:style-name="T21"> * 1,</text:span><text:span text:style-name="T22">1 a mitigace *0,91</text:span></text:p>
      <text:p text:style-name="P66"><text:span text:style-name="T22">– </text:span><text:span text:style-name="T23">finální bossové prvního tieru by tudíž asi měli mít tier power 8. A nebo 10 s tím, že asymptotický cap tier poweru je 12 – </text:span><text:span text:style-name="T24">to bude asi lepší.</text:span></text:p>
      <text:p text:style-name="P20">Každopádně pak bude platit, že obtížnost encounteru se nastavuje tak, jako by tiery vůbec nebyly, což je určitě správně.</text:p>
      <text:p text:style-name="P10"><text:soft-page-break/>*/</text:p>
      <text:p text:style-name="P10"/>
      <text:h text:style-name="P128" text:outline-level="3">Alternativní sčítání <text:span text:style-name="T143">asymptotických</text:span> capů</text:h>
      <text:p text:style-name="P29">- Prostě součet výsledných hodnot.</text:p>
      <text:p text:style-name="P29">Takže když mám například 50 ratingu1 s capem 100 a 100 ratingu2 s capem 100 tak výsledné hodnoty jsou 50 a 67 a jejich součet je prostě 117. Celkový cap je pak taky daný součtem, tedy 200.</text:p>
      <text:p text:style-name="P21">Co by to znamenalo?</text:p>
      <text:p text:style-name="P30">– Pokud by každá zóna měla vlastní cap, tak by byl důvod expit (nebo obecně získávat staty) opravdu v každé jednotlivé zóně (nebo skupině zón).</text:p>
      <text:p text:style-name="P30">– Zároveň by nebylo pevně dané „pořadí“ zón, teda až na levely mobů /* Na druhou stranu těch se asi nezbavím, takže stejně nějaké pořadí zůstane */. Když bych použil postupně rostoucí cap, tak by sice stále mělo smysl expit i v nižších zónách, ale čím dál tím menší – v zónách s vyšším capem to prostě poleze rychleji.</text:p>
      <text:p text:style-name="P30"/>
      <text:p text:style-name="P22">Potenciální nevýhoda je, že při variantě rostoucích statů je jasně daný cap na celkovou hodnotu statu – to je prostě nejvyšší ze všech statů. i když vlastně při variantě sčítání výsledných hodnot to je stejné, cap na celkovou hodnotu statu je dán součtem jednotlivých capů.</text:p>
      <text:p text:style-name="P22"/>
      <text:p text:style-name="P23">Tohle zaručí, že každý nový kus contentu bude mít odpovídající „poptávku“ ze strany hráčů.</text:p>
      <text:p text:style-name="P23"/>
      <text:p text:style-name="P24">Problém je, že pak by v nové zóně mělo jít získávat úplně všechno, co jde zvyšovat – tedy hpčka, power, všechny rezisty, knowledge staty potřebné na učení se skillů...</text:p>
      <text:p text:style-name="P24">Proč? Protože vyšší hp by měly být vždy provázeny zvýšením poweru, aby to správně scalovalo. To ovšem znamená zvyšování levelu, a tudíž by měly růst i rezisty a specific powery, protože ty stojí proti odpovídajícímu protistatu mobů – a ten se zvyšuje s levelem.</text:p>
      <text:p text:style-name="P24"/>
      <text:p text:style-name="P25">Co vlastně čekám od přidání nové zóny <text:span text:style-name="T144">(respektive nového content patche)</text:span>?</text:p>
      <text:p text:style-name="P25">– bude se tam expit (a musí být důvod expit právě tam a ne někde jinde, kde je to pro hráče jednodušší). Díky tomu porostou hpčka a power a tudíž i level charu.</text:p>
      <text:p text:style-name="P25">– budou se tam získávat boosty do rezistů a specific powerů</text:p>
      <text:p text:style-name="P25">– budou se tam získávat boosty do knowledge statů – díky tomu se pak char bude moci naučit skilly</text:p>
      <text:p text:style-name="P25">– <text:span text:style-name="T144">mohou tam být nějaké zone-specific staty (reputace) určené třeba k postupnému unlockování částí zóny.</text:span></text:p>
      <text:p text:style-name="P21"/>
      <text:p text:style-name="P25">Musí být tohle všechno hned naráz?</text:p>
      <text:p text:style-name="P25">– v podstatě asi nemusí.</text:p>
      <text:p text:style-name="P26">Mělo by být od začátku jasné, jaký tam bude level mobů a jaký bude level cap (tedy jak se zvýší cap pro hpčka, power, rezisty a specific powery).</text:p>
      <text:p text:style-name="P26">Rozhodně by měly být nejdřív naimplementované skilly a až pak přidaná možnost je ve hře získat. Psát skilly, které char dostane automaticky (tj. už na ně má level a další požadavky), je obrovská chyba! Skilly jsou největší motivační faktor ve hře!</text:p>
      <text:p text:style-name="P27">Dá se říct, že dokud nebudou připravené nové skilly (pro všechny classy!), tak se nesmí otevřít nový content patch a mělo by se buildit do stávajícího.</text:p>
      <text:p text:style-name="P67"/>
      <text:p text:style-name="P68">V rámci jednoho conent patche (batche) ale může být víc různých tierů – v každém půjdou získat třeba jiné rezisty a specific powery, jiné knowledge staty.</text:p>
      <text:p text:style-name="P68"><text:soft-page-break/>Otevření nového content batche znamená zvýšení capů a prostor k hromadě statů, které je možné grindit.</text:p>
      <text:p text:style-name="P68">– jeden content batch je ještě možné rozdělit na několik menších stupňů – cap se mi batchem zvýší třeba o 50, což rozdělím na 5 dávek po deseti – díky tomu budu mít pět oblastí a v každé z nich budou hráči chtít expit zvlášť. Tohle by ideálně měly být různé tiery (takže pět tierů), protože tier znamená progresi v rychlosti expování (čím vyšší tier power moba, tím víc expů).</text:p>
      <text:p text:style-name="P67"/>
      <text:p text:style-name="P67">/*</text:p>
      <text:p text:style-name="P68">ÚVAHA: Je rozdíl, když mám dva capy a sečtu výsledky, a když mám jeden dvojnásobný cap?</text:p>
      <text:p text:style-name="P28"><text:span text:style-name="T144">(Vzorec je: </text:span>Result = Cap<text:span text:style-name="T145"> * Rating</text:span> / (Cap/<text:span text:style-name="T145">2</text:span> + <text:span text:style-name="T146">Rating</text:span>)<text:span text:style-name="T144">)</text:span></text:p>
      <text:p text:style-name="P68">1. varianta:</text:p>
      <text:p text:style-name="P68">Rating 1 = <text:span text:style-name="T147">25, Cap1 = 50<text:line-break/></text:span>Rating <text:span text:style-name="T147">2</text:span> = <text:span text:style-name="T147">25, Cap2 = 50</text:span></text:p>
      <text:p text:style-name="P69">Value1 = Value2 = 25, Value1 + Value2 = 50</text:p>
      <text:p text:style-name="P69">2. varianta:</text:p>
      <text:p text:style-name="P69">Rating = 50, Cap = 100. <text:span text:style-name="T148">Value = 50</text:span></text:p>
      <text:p text:style-name="P70">Takže je to stejné.</text:p>
      <text:p text:style-name="P79">To znamená, že můžu mít na jeden stat cap 100 a druhý stat rozdělit na 5 capů po 20 a výsledná hodnota bude stejná.</text:p>
      <text:p text:style-name="P68">– <text:span text:style-name="T148">takže knowledge staty a rezisty/specific_</text:span><text:span text:style-name="T33">powery</text:span><text:span text:style-name="T148"> mohou mít cap daný celým content batchem (třeba těch 100) a hpčka a power mít 5 capů po 20</text:span></text:p>
      <text:p text:style-name="P68"/>
      <text:p text:style-name="P80">Ty staty, které budou mít celkový cap rovnou, by ale neměly jít neomezeně grindit.</text:p>
      <text:p text:style-name="P71">Takže je to ok u knowledge statů, které se sbírají exploření, plněním questů a tak, a vždycky je to jednorázová konečná hodnota ratingu. Není to ok u hpček a poweru, které lze expit donekonečna – tam musí být capy rozdělené.</text:p>
      <text:p text:style-name="P68"/>
      <text:p text:style-name="P68">/*</text:p>
      <text:p text:style-name="P72">Něco mi na tom nesedí a asi vím co.</text:p>
      <text:p text:style-name="P72">Příklad:</text:p>
      <text:p text:style-name="P72">– Přes celý content batch bude cap 100, rozdělený do pěti tierů po 20. Grinditelný stat tedy v první zóně bude mít a-cap 20 a přes 20 tudíž nepřeleze.</text:p>
      <text:p text:style-name="P72">– Negrinditelný stat bude mít cap 100 a když u něj nagrindím rating 25, tak tomu bude odpovídat value 33 (je to sice divné, že value může být vyšší než ra<text:span text:style-name="T149">t</text:span>ing, ale u ratingu menšího než polovina capu to tak skutečně je). Jenže 33 je výš než cap grinditelného statu, a přitom to není nijak přemršťěná hodnota – součet všech ratingů ze všech zón v content batchi by byl 125, což je víc než v pohodě.</text:p>
      <text:p text:style-name="P72"/>
      <text:p text:style-name="P72">Takže co s tím? Asi návrat k původní myšlence postupného zvyšování capu. Díky tomu bude mít i negrinditelný stat v první zóně a-cap 20 a celkově <text:span text:style-name="T150">přes celý content batch</text:span> bude mít cap 100. <text:span text:style-name="T150">A nebo subcapy aplikovat i na negrinditelné staty.</text:span></text:p>
      <text:p text:style-name="P68">*/</text:p>
      <text:p text:style-name="P68"/>
      <text:p text:style-name="P68">/*</text:p>
      <text:p text:style-name="P73">Druhý problém:</text:p>
      <text:p text:style-name="P73">Co když budu chtít přidat zónu, ale nebudu mít ready další content batch (tedy hlavně skilly coby jeho hlavní motivaci)? Alokovaný cap už mám celý přidělený (dělil jsem ho na 5 dílů).</text:p>
      <text:p text:style-name="P73"><text:soft-page-break/>– můžu tu zónu „přilepit“ k jednomu ze subcapů. Jsou to a-capy, takže v tom tenchnicky není problém, jen to holt už nebude pro hráče tak velký boost. Nová zóna ale klidně může mít svůj vlatní tier.</text:p>
      <text:p text:style-name="P73">Pokud by byly nějaké staty capnuté přes celý content batch najednou, tak jejich rating můžu v pohodě dál zvyšovat, tam žádný problém není.</text:p>
      <text:p text:style-name="P73"/>
      <text:p text:style-name="P73">Tady by asi opět lépe fungoval původní koncept stackování a-capů. Tj. první zóna by měla a-cap 20, druhá 40 (ale s překryvem s tou první), třetí 60, atd. Když budu mít ready nový content batch, tak zvednu a-cap. Když ne, tak přilepím novou zónu k nejvyššímu a-capu.</text:p>
      <text:p text:style-name="P73">– vadit to může s expama. Pokud totiž nová zóna bude mít nový tier, tak začít znova od nulové tier power bude znamenat mít zas za moby základní expy – takže by se víc vyplatilo expit na koncových mobech předchozí zóny.</text:p>
      <text:p text:style-name="P73">Řešení je tudíž leda přilepit novou zónu do stejného tieru – zvednout tier power. Tím se budou dál zvyšovat expy (naváže se tam, kde předchozí zóna skončila).</text:p>
      <text:p text:style-name="P68">*/</text:p>
      <text:p text:style-name="P120"/>
      <text:p text:style-name="P121">Sčítání values u grinditelných statů (hlavně power a hp) je asi opravdu lepší nápad, než postupné zvyšování capu, a to hlavně proto, že to <text:span text:style-name="T62">umožní paralelizaci contentu</text:span>.</text:p>
      <text:p text:style-name="P121">Když mi totiž dva buildeři současně otevřou novou zónu, tak při postupném zvyšování capu bych musel určit jejich pořadí. Sice by stále byl důvod chodit i do té zařazen<text:span text:style-name="T151">é</text:span> níže, protože tam budou zdroje negrinditelných statů, ale expit bude mít smysl jen v té vyšší, protože ta bude mít vyšší cap.</text:p>
      <text:p text:style-name="P121">Když se budou values sčítat, tak to bude komutativní, a tudíž zaměnitelné. Každá zóna bude mít zhruba přiřazen čas, který v ní hráči stráví expením – tím, jak velký bude mít cap na hlavní staty. Jsou to a-capy, takže pořád bude mít smysl expit do nekonečna – a to ve všech těchto zónách současně, protože expit pouze v jedné povede rychle k diminishingu.</text:p>
      <text:p text:style-name="P121">// pokud bude málo nového contentu, tak to povede k tomu, že se bude hodně expit v low level zónách (protože drtivá většina zón je pro top level chary vždycky pod jejich levelem). Vadí to ale něčemu? Trivializovaný ten content nebude, bude pouze hodně lehký. Taky tam půjde v dobře sólovat, což hráči zjevně mají rádi. Zní to celkově jako docela dobré řešení.</text:p>
      <text:p text:style-name="P121"/>
      <text:p text:style-name="P121">U grinditelných statů tedy učitě bude sčítání values (a tedy i a-capů). Co u negrinditelných? Bude mít každá zóna vlastní cap na negrinditelné staty?</text:p>
      <text:p text:style-name="P121">- <text:span text:style-name="T152">měla by mít</text:span></text:p>
      <text:p text:style-name="P120"/>
      <text:p text:style-name="P124">Level 1 char může jít rovnou do maxlevel zóny</text:p>
      <text:p text:style-name="P122">Bude tam získávat level stejně jako kdekoliv jinde, tier powery jsou vzájemně zcela nezávislé (takže je úplně jedno, kterým začne) a knowledge staty mu sice polezou od nuly, ale taky se za ně bude určit nejdřív low level skilly – a opět je jedno, kde ty knowledge staty začne sbírat).</text:p>
      <text:p text:style-name="P122">Procházení low level zón se sice v konečném důsledku nevyhne – je tam spousta věcí, které lze získat jen tam a počítají se do celkového levelu/součtu, ale není v principu odříznutý od en<text:span text:style-name="T153">d</text:span>game.</text:p>
      <text:p text:style-name="P122">– Samozřejmě bude citelně slabší, než X let hraný char (bude mít míň hp, menší power, málo skillů), takže tohle dává smysl jen když se přidá k partě hráčů s high level charama. Když začne skupina nových hráčů, tak bude dávat větší smysl začít low level zónama a postupně se probíjet k těm vysokolevlovějším tak, jak jsme na to zvyklí z Bruta.</text:p>
      <text:p text:style-name="P122">– <text:span text:style-name="T154">Díky asymptotickým capům b</text:span>ude rychlé „dohnat začátek“</text:p>
      <text:p text:style-name="P120">*/</text:p>
      <text:p text:style-name="P31"/>
      <text:h text:style-name="P128" text:outline-level="3"><text:soft-page-break/>Samostatné tiery pro jednotlivé encountery</text:h>
      <text:p text:style-name="P125">Je možné pojmout jediného bosse <text:span text:style-name="T155">(nebo třeba malou část zóny)</text:span> jako samostatný tier a tím zařídit, že se na něj hráči třeba budou muset delší dobu připravovat <text:span text:style-name="T156">(shánět si tier power)</text:span> – a je to rozhodně dobře a žádoucí.</text:p>
      <text:p text:style-name="P2"/>
      <text:h text:style-name="P131" text:outline-level="2">Tier power není nutně stat na equipu</text:h>
      <text:p text:style-name="P2">– <text:span text:style-name="T156">a dokonce bude lepší, když nebude, protože to pak předejde nutnosti přehazovat equip podle situace (to taky víc rozepisuju jinde). Obecně to podporuje myšlenku, že na equipu by neměly být vůbec žádné staty (respektive equip může určovat roli – oblečením full plate se ze mě stane tank, atd.), ale neměl by dávat staty.</text:span></text:p>
      <text:p text:style-name="P2">– <text:span text:style-name="T156">výhoda equipového přístupu ale je, že se celková tier power skládala z mnoha různých „slotů“, takže to vlastně nebyl jeden stat ke sbírání, ale mnoho. To by možná chtělo nějakým způsobem zachovat – i když, je to opravdu potřeba? Možná ani ne.</text:span></text:p>
      <text:p text:style-name="P2"/>
      <text:h text:style-name="P131" text:outline-level="2">Tiery a růst expů</text:h>
      <text:p text:style-name="P74">/*</text:p>
      <text:p text:style-name="P74">– <text:span text:style-name="T157">měli by mobové s vyšším tier powerem dávat víc expů?</text:span></text:p>
      <text:p text:style-name="P74">– <text:span text:style-name="T157">a co když je hráči „outgernou“ tier powerem?</text:span></text:p>
      <text:p text:style-name="P57"/>
      <text:p text:style-name="P58">Prů účely této úvahy není moc důležité, že obecné expy v brutusím smyslu nebudou existovat <text:s/>– pořád budou existovat nějaké grinditelné bodíky, byť třeba s různými zdroji a s různým uplatněním.</text:p>
      <text:p text:style-name="P58">Jde o to, že dávat větší expy za „těžší“ moby je žádoucí, protože to vede k samovyvažování obtížnosti hry (hráči si podle momentální sestavy, equipu a tak vyberou „tak akorát“ obtížná moby – ale samozřejmě musí být za těžší moby víc expů <text:span text:style-name="T25">[</text:span>v přepočtu na jednotku času stráveného expením<text:span text:style-name="T25">]</text:span> aby hráči měli motivaci na těžší moby jít).</text:p>
      <text:p text:style-name="P58">– <text:span text:style-name="T158">z tohohle pohledu jsou mobové s vyšším tier powerem jednoznačně těžší, takže by za ně mělo být víc expů. A za moby z dalšího tieru ještě víc, jinak se bude chodit expit pořád na tyhle. Hmm (to je možná problém, opět to zavání exponenciálním růstem).<text:line-break/><text:tab/>Možné řešení: S každým novým tierem dát nový druh expů. Díky tomu se pak bude moci začínat opět od malých čísel.<text:line-break/><text:tab/>Stejně ale vidím problém s rychlostí růstu – když po zvýšení tier poweru z 0 na 10 budu zabíjet čtyřikrát rychleji (spíš ještě víc, protože to budu moci zabíjet plošně a tak), tak by za těžší moby mělo být víc než čtyřikrát víc expů. Nebo ne?<text:line-break/><text:tab/>Možná ne. Nemělo by totiž platit, že všichni mobové v novém tieru mají tier power 10 – mělo by to jít postupně od 0 až do 10. Takže na začátku budu zabíjet moby s tier power 0 úplně standardní rychlostí. V ten moment se mi nevyplatí jít na moby s powerem 10, protože bych je zabíjel strašně dlouho, pokud bych je vůbec dal. Když zvednu power na 1, tak můžu normální rychlostí zabíjet moby s powerem 1 standardní rychlostí – takže bude stačit, když za ně bude o něco víc expů. Moby s powerem 0 nebudu zabíjet 4x rychleji, protože vyšší tier power než má mob nedává žádný boost (nebo hodně malý).</text:span></text:p>
      <text:p text:style-name="P58">– <text:span text:style-name="T159">pozitivní ale je, že v podstatě asi není nutné, aby rostly expy s obyčejným levlem – protože s ním roste síla charu příliš pomalu. Ale asi to vlastně ničemu nevadí.</text:span></text:p>
      <text:p text:style-name="P58">*/</text:p>
      <text:p text:style-name="P118"/>
      <text:p text:style-name="P126"><text:span text:style-name="T125">// </text:span><text:span text:style-name="T126">N</text:span><text:span text:style-name="T125">ebudou jedny obecné expy, ale expy na různé věci – třeba expy získané zabíjením arcane kouzly půjdou čistě do skillu arcane magic. Různé tiery by taky měly mít různé expy.</text:span></text:p>
      <text:p text:style-name="P123"><text:soft-page-break/>Když jeden tier stat sahá přes více stupňů (1-10, 11-20, atd.), tak by i tak měly z každého stupně být jiné expy.</text:p>
      <text:p text:style-name="P123">– zaprvé proto, aby měly jiný asymptotický cap (takže se pak beztak musí ukládat samostatně) a za druhé proto, aby expy za rostoucí tier power nerostly do nekonečn<text:span text:style-name="T160">a (a navíc exponenciálně)</text:span>. S každým tierovým stupněm (tedy tím bracketem typu 1-10) tedy expy začínají na základní hodnotě a končí (nejspíš) na dvojnásobku.</text:p>
      <text:p text:style-name="P118"/>
      <text:h text:style-name="P128" text:outline-level="3">Víc o expech</text:h>
      <text:p text:style-name="P102">Když to shrnu:</text:p>
      <text:p text:style-name="P102">– každý tierový bracket má vlastní expy (vlastní cap na expy, <text:span text:style-name="T161">přesněji cap na boostování statů za tyto expy</text:span>)</text:p>
      <text:p text:style-name="P75">Příklad:</text:p>
      <text:p text:style-name="P75">Za expy z tieru 1 se dají trénovat hpčka, ale aplikuje se na to cap 120.</text:p>
      <text:p text:style-name="P76">Na trénování hpček za expy získané v tieru 2 se aplikuje cap 140 <text:span text:style-name="T162">(viz Mergování různých asymptotických capů u stejného statu)</text:span>.</text:p>
      <text:p text:style-name="P76">- <text:span text:style-name="T163">nakonec to bude spíš komutativní, než že by se capy překrývaly. Ale smysl zůstává stejný.</text:span></text:p>
      <text:p text:style-name="P102"/>
      <text:p text:style-name="P102"/>
      <text:h text:style-name="Heading_20_1" text:outline-level="1">Zone specific (mostly auto)skills</text:h>
      <text:p text:style-name="P148">[11:02] Rahman <text:s text:c="6"/>: Tak jsem tak dumal nad problemem prebijeni prilis silnych specu...</text:p>
      <text:p text:style-name="P148">[11:02] Rahman <text:s text:c="6"/>: a asi by bylo reseni delat misto nich zone-specific skilly</text:p>
      <text:p text:style-name="P148">[11:03] Rahman <text:s text:c="6"/>: asi z drtive vetsiny pasivni, ktere budou nejak procovat podobne jako spec</text:p>
      <text:p text:style-name="P148">[11:03] Rahman <text:s text:c="6"/>: ale muze to byt treba i moznost naucit se v USku vysvetit mistnost a na chvili tak z ni zrusit !REGEN</text:p>
      <text:p text:style-name="P148">[11:04] Rahman <text:s text:c="6"/>: nebo jine skilly, ktere umozni vic primo interagovat se zonou</text:p>
      <text:p text:style-name="P148">[11:04] Rahman <text:s text:c="6"/>: treba se naucit nejaky triky od lovcu vlkodlaku v dane z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152cm" style:contextual-spacing="false" fo:text-align="justify" style:justify-single-word="false" fo:background-color="transparent">
        <style:background-image/>
      </style:paragraph-properties>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margin-top="0.4cm" fo:margin-bottom="0.101cm" style:contextual-spacing="false" fo:text-indent="0cm" style:auto-text-indent="false" fo:keep-with-next="always"/>
      <style:text-properties fo:font-size="20pt"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3cm" fo:margin-bottom="0.101cm" style:contextual-spacing="false" fo:text-indent="0cm" style:auto-text-indent="false" fo:keep-with-next="always"/>
      <style:text-properties fo:font-size="18pt"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199cm" fo:margin-bottom="0.101cm" style:contextual-spacing="false" fo:text-indent="0cm" style:auto-text-indent="false" fo:background-color="transparent" fo:keep-with-next="always">
        <style:background-image/>
      </style:paragraph-properties>
      <style:text-properties fo:font-size="16pt" fo:language="cs" fo:country="CZ"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199cm" fo:margin-bottom="0.101cm" style:contextual-spacing="false" fo:text-indent="0cm" style:auto-text-indent="false" fo:background-color="transparent" fo:keep-with-next="auto">
        <style:background-image/>
      </style:paragraph-properties>
      <style:text-properties style:font-name="Times New Roman" fo:font-family="'Times New Roman'" style:font-family-generic="roman" style:font-pitch="variable" fo:font-size="14pt"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2pt"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1pt"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5pt" fo:language="cs" fo:country="CZ"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pt" fo:language="cs" fo:country="CZ"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Times New Roman" fo:font-family="'Times New Roman'"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5-04-12T11:08:01.256000000</dc:date>
    <meta:print-date>2113-01-01T00:00:00</meta:print-date>
    <meta:editing-cycles>4352</meta:editing-cycles>
    <meta:editing-duration>P12DT21H32M24S</meta:editing-duration>
    <meta:generator>LibreOffice/4.2.4.2$Windows_x86 LibreOffice_project/63150712c6d317d27ce2db16eb94c2f3d7b699f8</meta:generator>
    <meta:document-statistic meta:table-count="0" meta:image-count="0" meta:object-count="0" meta:page-count="31" meta:paragraph-count="534" meta:word-count="14152" meta:character-count="84493" meta:non-whitespace-character-count="70624"/>
  </office:meta>
</office:document-meta>
</file>